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27"/>
    <style:style style:name="ce3" style:family="table-cell" style:parent-style-name="Default" style:data-style-name="N61"/>
    <style:style style:name="ce4" style:family="table-cell" style:parent-style-name="Default" style:data-style-name="N61">
      <style:text-properties style:font-name="Liberation Sans" style:font-name-asian="Droid Sans Fallback" style:font-name-complex="FreeSans"/>
    </style:style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number-columns-repeated="25" table:default-cell-style-name="Default"/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1" calcext:value-type="float">
            <text:p>1</text:p>
          </table:table-cell>
          <table:table-cell table:style-name="ce1"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2192794257" calcext:value-type="float">
            <text:p>0.9121927943</text:p>
          </table:table-cell>
          <table:table-cell office:value-type="float" office:value="1" calcext:value-type="float">
            <text:p>1</text:p>
          </table:table-cell>
          <table:table-cell table:style-name="ce2" table:formula="of:=OFFSET([.$H$2]; (ROW()-ROW([.$H$2]))+25*(COLUMN()-COLUMN([.$J$2]));0)" office:value-type="float" office:value="0.912192794257" calcext:value-type="float">
            <text:p>0.9122</text:p>
          </table:table-cell>
          <table:table-cell table:style-name="ce2" table:formula="of:=OFFSET([.$H$2]; (ROW()-ROW([.$H$2]))+25*(COLUMN()-COLUMN([.$J$2]));0)" office:value-type="float" office:value="0.912372149984" calcext:value-type="float">
            <text:p>0.9124</text:p>
          </table:table-cell>
          <table:table-cell table:style-name="ce2" table:formula="of:=OFFSET([.$H$2]; (ROW()-ROW([.$H$2]))+25*(COLUMN()-COLUMN([.$J$2]));0)" office:value-type="float" office:value="0.913403028628" calcext:value-type="float">
            <text:p>0.9134</text:p>
          </table:table-cell>
          <table:table-cell table:style-name="ce2" table:formula="of:=OFFSET([.$H$2]; (ROW()-ROW([.$H$2]))+25*(COLUMN()-COLUMN([.$J$2]));0)" office:value-type="float" office:value="0.913324134863" calcext:value-type="float">
            <text:p>0.9133</text:p>
          </table:table-cell>
          <table:table-cell table:style-name="ce2" table:formula="of:=OFFSET([.$H$2]; (ROW()-ROW([.$H$2]))+25*(COLUMN()-COLUMN([.$J$2]));0)" office:value-type="float" office:value="0.913218012735" calcext:value-type="float">
            <text:p>0.9132</text:p>
          </table:table-cell>
          <table:table-cell table:style-name="ce2" table:formula="of:=OFFSET([.$H$2]; (ROW()-ROW([.$H$2]))+25*(COLUMN()-COLUMN([.$J$2]));0)" office:value-type="float" office:value="0.913868705007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4010782787" calcext:value-type="float">
            <text:p>0.9140</text:p>
          </table:table-cell>
          <table:table-cell table:style-name="ce2" table:formula="of:=OFFSET([.$H$2]; (ROW()-ROW([.$H$2]))+25*(COLUMN()-COLUMN([.$J$2]));0)" office:value-type="float" office:value="0.91544617001" calcext:value-type="float">
            <text:p>0.9154</text:p>
          </table:table-cell>
          <table:table-cell table:style-name="ce2" table:formula="of:=OFFSET([.$H$2]; (ROW()-ROW([.$H$2]))+25*(COLUMN()-COLUMN([.$J$2]));0)" office:value-type="float" office:value="0.914906688233" calcext:value-type="float">
            <text:p>0.9149</text:p>
          </table:table-cell>
          <table:table-cell table:style-name="ce2" table:formula="of:=OFFSET([.$H$2]; (ROW()-ROW([.$H$2]))+25*(COLUMN()-COLUMN([.$J$2]));0)" office:value-type="float" office:value="0.915192588954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298836361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876446548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5374883113" calcext:value-type="float">
            <text:p>0.9154</text:p>
          </table:table-cell>
          <table:table-cell table:style-name="ce2" table:formula="of:=OFFSET([.$H$2]; (ROW()-ROW([.$H$2]))+25*(COLUMN()-COLUMN([.$J$2]));0)" office:value-type="float" office:value="0.915749741551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707865521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7267868365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330766111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855948199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6719772384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644466598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7651776904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7159083742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6478536638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6640765298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588803181" calcext:value-type="float">
            <text:p>0.916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09555326027" calcext:value-type="float">
            <text:p>0.909555326</text:p>
          </table:table-cell>
          <table:table-cell office:value-type="float" office:value="1.2" calcext:value-type="float">
            <text:p>1.2</text:p>
          </table:table-cell>
          <table:table-cell table:style-name="ce2" table:formula="of:=OFFSET([.$H$2]; (ROW()-ROW([.$H$2]))+25*(COLUMN()-COLUMN([.$J$2]));0)" office:value-type="float" office:value="0.909555326027" calcext:value-type="float">
            <text:p>0.9096</text:p>
          </table:table-cell>
          <table:table-cell table:style-name="ce2" table:formula="of:=OFFSET([.$H$2]; (ROW()-ROW([.$H$2]))+25*(COLUMN()-COLUMN([.$J$2]));0)" office:value-type="float" office:value="0.910538600382" calcext:value-type="float">
            <text:p>0.9105</text:p>
          </table:table-cell>
          <table:table-cell table:style-name="ce2" table:formula="of:=OFFSET([.$H$2]; (ROW()-ROW([.$H$2]))+25*(COLUMN()-COLUMN([.$J$2]));0)" office:value-type="float" office:value="0.91182512381" calcext:value-type="float">
            <text:p>0.9118</text:p>
          </table:table-cell>
          <table:table-cell table:style-name="ce2" table:formula="of:=OFFSET([.$H$2]; (ROW()-ROW([.$H$2]))+25*(COLUMN()-COLUMN([.$J$2]));0)" office:value-type="float" office:value="0.911146789226" calcext:value-type="float">
            <text:p>0.9111</text:p>
          </table:table-cell>
          <table:table-cell table:style-name="ce2" table:formula="of:=OFFSET([.$H$2]; (ROW()-ROW([.$H$2]))+25*(COLUMN()-COLUMN([.$J$2]));0)" office:value-type="float" office:value="0.911701861074" calcext:value-type="float">
            <text:p>0.9117</text:p>
          </table:table-cell>
          <table:table-cell table:style-name="ce2" table:formula="of:=OFFSET([.$H$2]; (ROW()-ROW([.$H$2]))+25*(COLUMN()-COLUMN([.$J$2]));0)" office:value-type="float" office:value="0.912283425011" calcext:value-type="float">
            <text:p>0.9123</text:p>
          </table:table-cell>
          <table:table-cell table:style-name="ce2" table:formula="of:=OFFSET([.$H$2]; (ROW()-ROW([.$H$2]))+25*(COLUMN()-COLUMN([.$J$2]));0)" office:value-type="float" office:value="0.912163726357" calcext:value-type="float">
            <text:p>0.9122</text:p>
          </table:table-cell>
          <table:table-cell table:style-name="ce2" table:formula="of:=OFFSET([.$H$2]; (ROW()-ROW([.$H$2]))+25*(COLUMN()-COLUMN([.$J$2]));0)" office:value-type="float" office:value="0.912621523841" calcext:value-type="float">
            <text:p>0.9126</text:p>
          </table:table-cell>
          <table:table-cell table:style-name="ce2" table:formula="of:=OFFSET([.$H$2]; (ROW()-ROW([.$H$2]))+25*(COLUMN()-COLUMN([.$J$2]));0)" office:value-type="float" office:value="0.913800879969" calcext:value-type="float">
            <text:p>0.9138</text:p>
          </table:table-cell>
          <table:table-cell table:style-name="ce2" table:formula="of:=OFFSET([.$H$2]; (ROW()-ROW([.$H$2]))+25*(COLUMN()-COLUMN([.$J$2]));0)" office:value-type="float" office:value="0.913632618514" calcext:value-type="float">
            <text:p>0.9136</text:p>
          </table:table-cell>
          <table:table-cell table:style-name="ce2" table:formula="of:=OFFSET([.$H$2]; (ROW()-ROW([.$H$2]))+25*(COLUMN()-COLUMN([.$J$2]));0)" office:value-type="float" office:value="0.913476544112" calcext:value-type="float">
            <text:p>0.9135</text:p>
          </table:table-cell>
          <table:table-cell table:style-name="ce2" table:formula="of:=OFFSET([.$H$2]; (ROW()-ROW([.$H$2]))+25*(COLUMN()-COLUMN([.$J$2]));0)" office:value-type="float" office:value="0.913447144854" calcext:value-type="float">
            <text:p>0.9134</text:p>
          </table:table-cell>
          <table:table-cell table:style-name="ce2" table:formula="of:=OFFSET([.$H$2]; (ROW()-ROW([.$H$2]))+25*(COLUMN()-COLUMN([.$J$2]));0)" office:value-type="float" office:value="0.914061611382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5030970522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4698768302" calcext:value-type="float">
            <text:p>0.9147</text:p>
          </table:table-cell>
          <table:table-cell table:style-name="ce2" table:formula="of:=OFFSET([.$H$2]; (ROW()-ROW([.$H$2]))+25*(COLUMN()-COLUMN([.$J$2]));0)" office:value-type="float" office:value="0.914628152721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4822991327" calcext:value-type="float">
            <text:p>0.9148</text:p>
          </table:table-cell>
          <table:table-cell table:style-name="ce2" table:formula="of:=OFFSET([.$H$2]; (ROW()-ROW([.$H$2]))+25*(COLUMN()-COLUMN([.$J$2]));0)" office:value-type="float" office:value="0.915217473376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487010592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22370184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665766467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5355769075" calcext:value-type="float">
            <text:p>0.9154</text:p>
          </table:table-cell>
          <table:table-cell table:style-name="ce2" table:formula="of:=OFFSET([.$H$2]; (ROW()-ROW([.$H$2]))+25*(COLUMN()-COLUMN([.$J$2]));0)" office:value-type="float" office:value="0.914783873389" calcext:value-type="float">
            <text:p>0.9148</text:p>
          </table:table-cell>
          <table:table-cell table:style-name="ce2" table:formula="of:=OFFSET([.$H$2]; (ROW()-ROW([.$H$2]))+25*(COLUMN()-COLUMN([.$J$2]));0)" office:value-type="float" office:value="0.915099682219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4631264798" calcext:value-type="float">
            <text:p>0.914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139896534" calcext:value-type="float">
            <text:p>0.9113989653</text:p>
          </table:table-cell>
          <table:table-cell office:value-type="float" office:value="1.4" calcext:value-type="float">
            <text:p>1.4</text:p>
          </table:table-cell>
          <table:table-cell table:style-name="ce2" table:formula="of:=OFFSET([.$H$2]; (ROW()-ROW([.$H$2]))+25*(COLUMN()-COLUMN([.$J$2]));0)" office:value-type="float" office:value="0.91139896534" calcext:value-type="float">
            <text:p>0.9114</text:p>
          </table:table-cell>
          <table:table-cell table:style-name="ce2" table:formula="of:=OFFSET([.$H$2]; (ROW()-ROW([.$H$2]))+25*(COLUMN()-COLUMN([.$J$2]));0)" office:value-type="float" office:value="0.913158265518" calcext:value-type="float">
            <text:p>0.9132</text:p>
          </table:table-cell>
          <table:table-cell table:style-name="ce2" table:formula="of:=OFFSET([.$H$2]; (ROW()-ROW([.$H$2]))+25*(COLUMN()-COLUMN([.$J$2]));0)" office:value-type="float" office:value="0.913210106695" calcext:value-type="float">
            <text:p>0.9132</text:p>
          </table:table-cell>
          <table:table-cell table:style-name="ce2" table:formula="of:=OFFSET([.$H$2]; (ROW()-ROW([.$H$2]))+25*(COLUMN()-COLUMN([.$J$2]));0)" office:value-type="float" office:value="0.913574052535" calcext:value-type="float">
            <text:p>0.9136</text:p>
          </table:table-cell>
          <table:table-cell table:style-name="ce2" table:formula="of:=OFFSET([.$H$2]; (ROW()-ROW([.$H$2]))+25*(COLUMN()-COLUMN([.$J$2]));0)" office:value-type="float" office:value="0.914344564322" calcext:value-type="float">
            <text:p>0.9143</text:p>
          </table:table-cell>
          <table:table-cell table:style-name="ce2" table:formula="of:=OFFSET([.$H$2]; (ROW()-ROW([.$H$2]))+25*(COLUMN()-COLUMN([.$J$2]));0)" office:value-type="float" office:value="0.914279477018" calcext:value-type="float">
            <text:p>0.9143</text:p>
          </table:table-cell>
          <table:table-cell table:style-name="ce2" table:formula="of:=OFFSET([.$H$2]; (ROW()-ROW([.$H$2]))+25*(COLUMN()-COLUMN([.$J$2]));0)" office:value-type="float" office:value="0.915195870861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4119078817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5356595993" calcext:value-type="float">
            <text:p>0.9154</text:p>
          </table:table-cell>
          <table:table-cell table:style-name="ce2" table:formula="of:=OFFSET([.$H$2]; (ROW()-ROW([.$H$2]))+25*(COLUMN()-COLUMN([.$J$2]));0)" office:value-type="float" office:value="0.916073162299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225214872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377541696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961232275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6657415653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30894075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223158399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643042026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855237695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7270372742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356248331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942017128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340003932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897394549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822757005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8496826806" calcext:value-type="float">
            <text:p>0.9185</text:p>
          </table:table-cell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250523112" calcext:value-type="float">
            <text:p>0.9125052311</text:p>
          </table:table-cell>
          <table:table-cell office:value-type="float" office:value="1.6" calcext:value-type="float">
            <text:p>1.6</text:p>
          </table:table-cell>
          <table:table-cell table:style-name="ce2" table:formula="of:=OFFSET([.$H$2]; (ROW()-ROW([.$H$2]))+25*(COLUMN()-COLUMN([.$J$2]));0)" office:value-type="float" office:value="0.91250523112" calcext:value-type="float">
            <text:p>0.9125</text:p>
          </table:table-cell>
          <table:table-cell table:style-name="ce2" table:formula="of:=OFFSET([.$H$2]; (ROW()-ROW([.$H$2]))+25*(COLUMN()-COLUMN([.$J$2]));0)" office:value-type="float" office:value="0.913050177886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2336182157" calcext:value-type="float">
            <text:p>0.9123</text:p>
          </table:table-cell>
          <table:table-cell table:style-name="ce2" table:formula="of:=OFFSET([.$H$2]; (ROW()-ROW([.$H$2]))+25*(COLUMN()-COLUMN([.$J$2]));0)" office:value-type="float" office:value="0.913312101123" calcext:value-type="float">
            <text:p>0.9133</text:p>
          </table:table-cell>
          <table:table-cell table:style-name="ce2" table:formula="of:=OFFSET([.$H$2]; (ROW()-ROW([.$H$2]))+25*(COLUMN()-COLUMN([.$J$2]));0)" office:value-type="float" office:value="0.913782484075" calcext:value-type="float">
            <text:p>0.9138</text:p>
          </table:table-cell>
          <table:table-cell table:style-name="ce2" table:formula="of:=OFFSET([.$H$2]; (ROW()-ROW([.$H$2]))+25*(COLUMN()-COLUMN([.$J$2]));0)" office:value-type="float" office:value="0.914968974638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4649229454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5300736048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562372255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4951760205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5152152534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6238224638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5738693005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6857350642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007169308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178449898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7533364622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679384474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6626272827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688588284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342716601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661913505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7605974165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8056405516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7432567647" calcext:value-type="float">
            <text:p>0.917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style-name="ce1"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1439097569" calcext:value-type="float">
            <text:p>0.9114390976</text:p>
          </table:table-cell>
          <table:table-cell office:value-type="float" office:value="1.8" calcext:value-type="float">
            <text:p>1.8</text:p>
          </table:table-cell>
          <table:table-cell table:style-name="ce2" table:formula="of:=OFFSET([.$H$2]; (ROW()-ROW([.$H$2]))+25*(COLUMN()-COLUMN([.$J$2]));0)" office:value-type="float" office:value="0.911439097569" calcext:value-type="float">
            <text:p>0.9114</text:p>
          </table:table-cell>
          <table:table-cell table:style-name="ce2" table:formula="of:=OFFSET([.$H$2]; (ROW()-ROW([.$H$2]))+25*(COLUMN()-COLUMN([.$J$2]));0)" office:value-type="float" office:value="0.911605211968" calcext:value-type="float">
            <text:p>0.9116</text:p>
          </table:table-cell>
          <table:table-cell table:style-name="ce2" table:formula="of:=OFFSET([.$H$2]; (ROW()-ROW([.$H$2]))+25*(COLUMN()-COLUMN([.$J$2]));0)" office:value-type="float" office:value="0.9118865281" calcext:value-type="float">
            <text:p>0.9119</text:p>
          </table:table-cell>
          <table:table-cell table:style-name="ce2" table:formula="of:=OFFSET([.$H$2]; (ROW()-ROW([.$H$2]))+25*(COLUMN()-COLUMN([.$J$2]));0)" office:value-type="float" office:value="0.912297599412" calcext:value-type="float">
            <text:p>0.9123</text:p>
          </table:table-cell>
          <table:table-cell table:style-name="ce2" table:formula="of:=OFFSET([.$H$2]; (ROW()-ROW([.$H$2]))+25*(COLUMN()-COLUMN([.$J$2]));0)" office:value-type="float" office:value="0.912874344205" calcext:value-type="float">
            <text:p>0.9129</text:p>
          </table:table-cell>
          <table:table-cell table:style-name="ce2" table:formula="of:=OFFSET([.$H$2]; (ROW()-ROW([.$H$2]))+25*(COLUMN()-COLUMN([.$J$2]));0)" office:value-type="float" office:value="0.91346137211" calcext:value-type="float">
            <text:p>0.9135</text:p>
          </table:table-cell>
          <table:table-cell table:style-name="ce2" table:formula="of:=OFFSET([.$H$2]; (ROW()-ROW([.$H$2]))+25*(COLUMN()-COLUMN([.$J$2]));0)" office:value-type="float" office:value="0.913853994556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3977104626" calcext:value-type="float">
            <text:p>0.9140</text:p>
          </table:table-cell>
          <table:table-cell table:style-name="ce2" table:formula="of:=OFFSET([.$H$2]; (ROW()-ROW([.$H$2]))+25*(COLUMN()-COLUMN([.$J$2]));0)" office:value-type="float" office:value="0.914502256845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549086454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4742899589" calcext:value-type="float">
            <text:p>0.9147</text:p>
          </table:table-cell>
          <table:table-cell table:style-name="ce2" table:formula="of:=OFFSET([.$H$2]; (ROW()-ROW([.$H$2]))+25*(COLUMN()-COLUMN([.$J$2]));0)" office:value-type="float" office:value="0.91552437367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6039726761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5316129735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6258229359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410832304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5896795289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330685009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565737344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28303179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646114959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16434363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490454296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6700227158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839352706" calcext:value-type="float">
            <text:p>0.9168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01804899" calcext:value-type="float">
            <text:p>0.9092018049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1473738197" calcext:value-type="float">
            <text:p>0.9114737382</text:p>
          </table:table-cell>
          <table:table-cell office:value-type="float" office:value="2" calcext:value-type="float">
            <text:p>2</text:p>
          </table:table-cell>
          <table:table-cell table:style-name="ce2" table:formula="of:=OFFSET([.$H$2]; (ROW()-ROW([.$H$2]))+25*(COLUMN()-COLUMN([.$J$2]));0)" office:value-type="float" office:value="0.911473738197" calcext:value-type="float">
            <text:p>0.9115</text:p>
          </table:table-cell>
          <table:table-cell table:style-name="ce2" table:formula="of:=OFFSET([.$H$2]; (ROW()-ROW([.$H$2]))+25*(COLUMN()-COLUMN([.$J$2]));0)" office:value-type="float" office:value="0.911748720646" calcext:value-type="float">
            <text:p>0.9117</text:p>
          </table:table-cell>
          <table:table-cell table:style-name="ce2" table:formula="of:=OFFSET([.$H$2]; (ROW()-ROW([.$H$2]))+25*(COLUMN()-COLUMN([.$J$2]));0)" office:value-type="float" office:value="0.912504386803" calcext:value-type="float">
            <text:p>0.9125</text:p>
          </table:table-cell>
          <table:table-cell table:style-name="ce2" table:formula="of:=OFFSET([.$H$2]; (ROW()-ROW([.$H$2]))+25*(COLUMN()-COLUMN([.$J$2]));0)" office:value-type="float" office:value="0.913081625125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4086018005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4191135907" calcext:value-type="float">
            <text:p>0.9142</text:p>
          </table:table-cell>
          <table:table-cell table:style-name="ce2" table:formula="of:=OFFSET([.$H$2]; (ROW()-ROW([.$H$2]))+25*(COLUMN()-COLUMN([.$J$2]));0)" office:value-type="float" office:value="0.914490955451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561777539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4389679823" calcext:value-type="float">
            <text:p>0.9144</text:p>
          </table:table-cell>
          <table:table-cell table:style-name="ce2" table:formula="of:=OFFSET([.$H$2]; (ROW()-ROW([.$H$2]))+25*(COLUMN()-COLUMN([.$J$2]));0)" office:value-type="float" office:value="0.915125022894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252079121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498731513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6123471946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04259167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5643991007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636040699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334723704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455543089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7110471964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6695410236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238347156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597769428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6764082927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7628636211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118833293" calcext:value-type="float">
            <text:p>0.9171</text:p>
          </table:table-cell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192794257" calcext:value-type="float">
            <text:p>0.9121927943</text:p>
          </table:table-cell>
          <table:table-cell table:number-columns-repeated="3"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135412069" calcext:value-type="float">
            <text:p>0.9113541207</text:p>
          </table:table-cell>
          <table:table-cell office:value-type="float" office:value="2.2" calcext:value-type="float">
            <text:p>2.2</text:p>
          </table:table-cell>
          <table:table-cell table:style-name="ce2" table:formula="of:=OFFSET([.$H$2]; (ROW()-ROW([.$H$2]))+25*(COLUMN()-COLUMN([.$J$2]));0)" office:value-type="float" office:value="0.91135412069" calcext:value-type="float">
            <text:p>0.9114</text:p>
          </table:table-cell>
          <table:table-cell table:style-name="ce2" table:formula="of:=OFFSET([.$H$2]; (ROW()-ROW([.$H$2]))+25*(COLUMN()-COLUMN([.$J$2]));0)" office:value-type="float" office:value="0.912397209774" calcext:value-type="float">
            <text:p>0.9124</text:p>
          </table:table-cell>
          <table:table-cell table:style-name="ce2" table:formula="of:=OFFSET([.$H$2]; (ROW()-ROW([.$H$2]))+25*(COLUMN()-COLUMN([.$J$2]));0)" office:value-type="float" office:value="0.913283491412" calcext:value-type="float">
            <text:p>0.9133</text:p>
          </table:table-cell>
          <table:table-cell table:style-name="ce2" table:formula="of:=OFFSET([.$H$2]; (ROW()-ROW([.$H$2]))+25*(COLUMN()-COLUMN([.$J$2]));0)" office:value-type="float" office:value="0.913574599204" calcext:value-type="float">
            <text:p>0.9136</text:p>
          </table:table-cell>
          <table:table-cell table:style-name="ce2" table:formula="of:=OFFSET([.$H$2]; (ROW()-ROW([.$H$2]))+25*(COLUMN()-COLUMN([.$J$2]));0)" office:value-type="float" office:value="0.914059049422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4621782346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5126117212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237076796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088742106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817245143" calcext:value-type="float">
            <text:p>0.9158</text:p>
          </table:table-cell>
          <table:table-cell table:style-name="ce2" table:formula="of:=OFFSET([.$H$2]; (ROW()-ROW([.$H$2]))+25*(COLUMN()-COLUMN([.$J$2]));0)" office:value-type="float" office:value="0.915774452179" calcext:value-type="float">
            <text:p>0.9158</text:p>
          </table:table-cell>
          <table:table-cell table:style-name="ce2" table:formula="of:=OFFSET([.$H$2]; (ROW()-ROW([.$H$2]))+25*(COLUMN()-COLUMN([.$J$2]));0)" office:value-type="float" office:value="0.91572966065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5864672759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588693001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461809561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6564420082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7228108507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6995502184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6782774354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7029800677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380921064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867686198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498581496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8058765377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7919059016" calcext:value-type="float">
            <text:p>0.9179</text:p>
          </table:table-cell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1523566793" calcext:value-type="float">
            <text:p>0.9115235668</text:p>
          </table:table-cell>
          <table:table-cell office:value-type="float" office:value="2.4" calcext:value-type="float">
            <text:p>2.4</text:p>
          </table:table-cell>
          <table:table-cell table:style-name="ce2" table:formula="of:=OFFSET([.$H$2]; (ROW()-ROW([.$H$2]))+25*(COLUMN()-COLUMN([.$J$2]));0)" office:value-type="float" office:value="0.911523566793" calcext:value-type="float">
            <text:p>0.9115</text:p>
          </table:table-cell>
          <table:table-cell table:style-name="ce2" table:formula="of:=OFFSET([.$H$2]; (ROW()-ROW([.$H$2]))+25*(COLUMN()-COLUMN([.$J$2]));0)" office:value-type="float" office:value="0.912213079964" calcext:value-type="float">
            <text:p>0.9122</text:p>
          </table:table-cell>
          <table:table-cell table:style-name="ce2" table:formula="of:=OFFSET([.$H$2]; (ROW()-ROW([.$H$2]))+25*(COLUMN()-COLUMN([.$J$2]));0)" office:value-type="float" office:value="0.91225080301" calcext:value-type="float">
            <text:p>0.9123</text:p>
          </table:table-cell>
          <table:table-cell table:style-name="ce2" table:formula="of:=OFFSET([.$H$2]; (ROW()-ROW([.$H$2]))+25*(COLUMN()-COLUMN([.$J$2]));0)" office:value-type="float" office:value="0.913595232131" calcext:value-type="float">
            <text:p>0.9136</text:p>
          </table:table-cell>
          <table:table-cell table:style-name="ce2" table:formula="of:=OFFSET([.$H$2]; (ROW()-ROW([.$H$2]))+25*(COLUMN()-COLUMN([.$J$2]));0)" office:value-type="float" office:value="0.913813884877" calcext:value-type="float">
            <text:p>0.9138</text:p>
          </table:table-cell>
          <table:table-cell table:style-name="ce2" table:formula="of:=OFFSET([.$H$2]; (ROW()-ROW([.$H$2]))+25*(COLUMN()-COLUMN([.$J$2]));0)" office:value-type="float" office:value="0.914054612159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4482748441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232346467" calcext:value-type="float">
            <text:p>0.9142</text:p>
          </table:table-cell>
          <table:table-cell table:style-name="ce2" table:formula="of:=OFFSET([.$H$2]; (ROW()-ROW([.$H$2]))+25*(COLUMN()-COLUMN([.$J$2]));0)" office:value-type="float" office:value="0.914843496533" calcext:value-type="float">
            <text:p>0.9148</text:p>
          </table:table-cell>
          <table:table-cell table:style-name="ce2" table:formula="of:=OFFSET([.$H$2]; (ROW()-ROW([.$H$2]))+25*(COLUMN()-COLUMN([.$J$2]));0)" office:value-type="float" office:value="0.914867852954" calcext:value-type="float">
            <text:p>0.9149</text:p>
          </table:table-cell>
          <table:table-cell table:style-name="ce2" table:formula="of:=OFFSET([.$H$2]; (ROW()-ROW([.$H$2]))+25*(COLUMN()-COLUMN([.$J$2]));0)" office:value-type="float" office:value="0.915483774268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627310483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5830326067" calcext:value-type="float">
            <text:p>0.9158</text:p>
          </table:table-cell>
          <table:table-cell table:style-name="ce2" table:formula="of:=OFFSET([.$H$2]; (ROW()-ROW([.$H$2]))+25*(COLUMN()-COLUMN([.$J$2]));0)" office:value-type="float" office:value="0.915858793049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29688034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5923458606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920891473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741775472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867959208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745549283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942078186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989210621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351124382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6961764217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364372998" calcext:value-type="float">
            <text:p>0.917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1524624208" calcext:value-type="float">
            <text:p>0.9115246242</text:p>
          </table:table-cell>
          <table:table-cell office:value-type="float" office:value="2.6" calcext:value-type="float">
            <text:p>2.6</text:p>
          </table:table-cell>
          <table:table-cell table:style-name="ce2" table:formula="of:=OFFSET([.$H$2]; (ROW()-ROW([.$H$2]))+25*(COLUMN()-COLUMN([.$J$2]));0)" office:value-type="float" office:value="0.911524624208" calcext:value-type="float">
            <text:p>0.9115</text:p>
          </table:table-cell>
          <table:table-cell table:style-name="ce2" table:formula="of:=OFFSET([.$H$2]; (ROW()-ROW([.$H$2]))+25*(COLUMN()-COLUMN([.$J$2]));0)" office:value-type="float" office:value="0.911880291815" calcext:value-type="float">
            <text:p>0.9119</text:p>
          </table:table-cell>
          <table:table-cell table:style-name="ce2" table:formula="of:=OFFSET([.$H$2]; (ROW()-ROW([.$H$2]))+25*(COLUMN()-COLUMN([.$J$2]));0)" office:value-type="float" office:value="0.912809848925" calcext:value-type="float">
            <text:p>0.9128</text:p>
          </table:table-cell>
          <table:table-cell table:style-name="ce2" table:formula="of:=OFFSET([.$H$2]; (ROW()-ROW([.$H$2]))+25*(COLUMN()-COLUMN([.$J$2]));0)" office:value-type="float" office:value="0.91297819416" calcext:value-type="float">
            <text:p>0.9130</text:p>
          </table:table-cell>
          <table:table-cell table:style-name="ce2" table:formula="of:=OFFSET([.$H$2]; (ROW()-ROW([.$H$2]))+25*(COLUMN()-COLUMN([.$J$2]));0)" office:value-type="float" office:value="0.914112394553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4042086093" calcext:value-type="float">
            <text:p>0.9140</text:p>
          </table:table-cell>
          <table:table-cell table:style-name="ce2" table:formula="of:=OFFSET([.$H$2]; (ROW()-ROW([.$H$2]))+25*(COLUMN()-COLUMN([.$J$2]));0)" office:value-type="float" office:value="0.914494783251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478561894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96787732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5070286274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347678965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804482777" calcext:value-type="float">
            <text:p>0.9158</text:p>
          </table:table-cell>
          <table:table-cell table:style-name="ce2" table:formula="of:=OFFSET([.$H$2]; (ROW()-ROW([.$H$2]))+25*(COLUMN()-COLUMN([.$J$2]));0)" office:value-type="float" office:value="0.91614355908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494678696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5822629639" calcext:value-type="float">
            <text:p>0.9158</text:p>
          </table:table-cell>
          <table:table-cell table:style-name="ce2" table:formula="of:=OFFSET([.$H$2]; (ROW()-ROW([.$H$2]))+25*(COLUMN()-COLUMN([.$J$2]));0)" office:value-type="float" office:value="0.916394019887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393328492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633052375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74072664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187058099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237750172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6830101381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6960606921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6764071798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7640692116" calcext:value-type="float">
            <text:p>0.917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2067324768" calcext:value-type="float">
            <text:p>0.9120673248</text:p>
          </table:table-cell>
          <table:table-cell office:value-type="float" office:value="2.8" calcext:value-type="float">
            <text:p>2.8</text:p>
          </table:table-cell>
          <table:table-cell table:style-name="ce2" table:formula="of:=OFFSET([.$H$2]; (ROW()-ROW([.$H$2]))+25*(COLUMN()-COLUMN([.$J$2]));0)" office:value-type="float" office:value="0.912067324768" calcext:value-type="float">
            <text:p>0.9121</text:p>
          </table:table-cell>
          <table:table-cell table:style-name="ce2" table:formula="of:=OFFSET([.$H$2]; (ROW()-ROW([.$H$2]))+25*(COLUMN()-COLUMN([.$J$2]));0)" office:value-type="float" office:value="0.912877181037" calcext:value-type="float">
            <text:p>0.9129</text:p>
          </table:table-cell>
          <table:table-cell table:style-name="ce2" table:formula="of:=OFFSET([.$H$2]; (ROW()-ROW([.$H$2]))+25*(COLUMN()-COLUMN([.$J$2]));0)" office:value-type="float" office:value="0.91327701341" calcext:value-type="float">
            <text:p>0.9133</text:p>
          </table:table-cell>
          <table:table-cell table:style-name="ce2" table:formula="of:=OFFSET([.$H$2]; (ROW()-ROW([.$H$2]))+25*(COLUMN()-COLUMN([.$J$2]));0)" office:value-type="float" office:value="0.913763351152" calcext:value-type="float">
            <text:p>0.9138</text:p>
          </table:table-cell>
          <table:table-cell table:style-name="ce2" table:formula="of:=OFFSET([.$H$2]; (ROW()-ROW([.$H$2]))+25*(COLUMN()-COLUMN([.$J$2]));0)" office:value-type="float" office:value="0.914309438686" calcext:value-type="float">
            <text:p>0.9143</text:p>
          </table:table-cell>
          <table:table-cell table:style-name="ce2" table:formula="of:=OFFSET([.$H$2]; (ROW()-ROW([.$H$2]))+25*(COLUMN()-COLUMN([.$J$2]));0)" office:value-type="float" office:value="0.914496035903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935164601" calcext:value-type="float">
            <text:p>0.9149</text:p>
          </table:table-cell>
          <table:table-cell table:style-name="ce2" table:formula="of:=OFFSET([.$H$2]; (ROW()-ROW([.$H$2]))+25*(COLUMN()-COLUMN([.$J$2]));0)" office:value-type="float" office:value="0.915205942553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161433007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859213037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5924230794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5536990981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6241146449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540428431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6255541115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478395967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6871804679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7017905419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67939006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7079237436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7910946597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245761043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803839107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799820932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695404242" calcext:value-type="float">
            <text:p>0.9170</text:p>
          </table:table-cell>
        </table:table-row>
        <table:table-row table:style-name="ro1">
          <table:table-cell table:number-columns-repeated="5"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1881320343" calcext:value-type="float">
            <text:p>0.9118813203</text:p>
          </table:table-cell>
          <table:table-cell office:value-type="float" office:value="3" calcext:value-type="float">
            <text:p>3</text:p>
          </table:table-cell>
          <table:table-cell table:style-name="ce2" table:formula="of:=OFFSET([.$H$2]; (ROW()-ROW([.$H$2]))+25*(COLUMN()-COLUMN([.$J$2]));0)" office:value-type="float" office:value="0.911881320343" calcext:value-type="float">
            <text:p>0.9119</text:p>
          </table:table-cell>
          <table:table-cell table:style-name="ce2" table:formula="of:=OFFSET([.$H$2]; (ROW()-ROW([.$H$2]))+25*(COLUMN()-COLUMN([.$J$2]));0)" office:value-type="float" office:value="0.912579347779" calcext:value-type="float">
            <text:p>0.9126</text:p>
          </table:table-cell>
          <table:table-cell table:style-name="ce2" table:formula="of:=OFFSET([.$H$2]; (ROW()-ROW([.$H$2]))+25*(COLUMN()-COLUMN([.$J$2]));0)" office:value-type="float" office:value="0.913116378365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3962117274" calcext:value-type="float">
            <text:p>0.9140</text:p>
          </table:table-cell>
          <table:table-cell table:style-name="ce2" table:formula="of:=OFFSET([.$H$2]; (ROW()-ROW([.$H$2]))+25*(COLUMN()-COLUMN([.$J$2]));0)" office:value-type="float" office:value="0.914897432413" calcext:value-type="float">
            <text:p>0.9149</text:p>
          </table:table-cell>
          <table:table-cell table:style-name="ce2" table:formula="of:=OFFSET([.$H$2]; (ROW()-ROW([.$H$2]))+25*(COLUMN()-COLUMN([.$J$2]));0)" office:value-type="float" office:value="0.915059023759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470460167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337387258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6066196376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5702490595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6078348491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590230487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7077839068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6663555319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496415753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7256149253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237200035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6993044551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604282438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325515528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425558738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808645276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7594074025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869128691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8374425421" calcext:value-type="float">
            <text:p>0.918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2547868209" calcext:value-type="float">
            <text:p>0.9125478682</text:p>
          </table:table-cell>
          <table:table-cell office:value-type="float" office:value="3.2" calcext:value-type="float">
            <text:p>3.2</text:p>
          </table:table-cell>
          <table:table-cell table:style-name="ce2" table:formula="of:=OFFSET([.$H$2]; (ROW()-ROW([.$H$2]))+25*(COLUMN()-COLUMN([.$J$2]));0)" office:value-type="float" office:value="0.912547868209" calcext:value-type="float">
            <text:p>0.9125</text:p>
          </table:table-cell>
          <table:table-cell table:style-name="ce2" table:formula="of:=OFFSET([.$H$2]; (ROW()-ROW([.$H$2]))+25*(COLUMN()-COLUMN([.$J$2]));0)" office:value-type="float" office:value="0.912843135641" calcext:value-type="float">
            <text:p>0.9128</text:p>
          </table:table-cell>
          <table:table-cell table:style-name="ce2" table:formula="of:=OFFSET([.$H$2]; (ROW()-ROW([.$H$2]))+25*(COLUMN()-COLUMN([.$J$2]));0)" office:value-type="float" office:value="0.913841232327" calcext:value-type="float">
            <text:p>0.9138</text:p>
          </table:table-cell>
          <table:table-cell table:style-name="ce2" table:formula="of:=OFFSET([.$H$2]; (ROW()-ROW([.$H$2]))+25*(COLUMN()-COLUMN([.$J$2]));0)" office:value-type="float" office:value="0.914411787516" calcext:value-type="float">
            <text:p>0.9144</text:p>
          </table:table-cell>
          <table:table-cell table:style-name="ce2" table:formula="of:=OFFSET([.$H$2]; (ROW()-ROW([.$H$2]))+25*(COLUMN()-COLUMN([.$J$2]));0)" office:value-type="float" office:value="0.914839311296" calcext:value-type="float">
            <text:p>0.9148</text:p>
          </table:table-cell>
          <table:table-cell table:style-name="ce2" table:formula="of:=OFFSET([.$H$2]; (ROW()-ROW([.$H$2]))+25*(COLUMN()-COLUMN([.$J$2]));0)" office:value-type="float" office:value="0.915131459494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447418275" calcext:value-type="float">
            <text:p>0.9154</text:p>
          </table:table-cell>
          <table:table-cell table:style-name="ce2" table:formula="of:=OFFSET([.$H$2]; (ROW()-ROW([.$H$2]))+25*(COLUMN()-COLUMN([.$J$2]));0)" office:value-type="float" office:value="0.915549721434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956701484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029786156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433244533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929670919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936723479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7261060707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325408111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438735912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181777284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501945738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7798017105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905918819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8343941655" calcext:value-type="float">
            <text:p>0.9183</text:p>
          </table:table-cell>
          <table:table-cell table:style-name="ce2" table:formula="of:=OFFSET([.$H$2]; (ROW()-ROW([.$H$2]))+25*(COLUMN()-COLUMN([.$J$2]));0)" office:value-type="float" office:value="0.918114051543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7667966098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8276014556" calcext:value-type="float">
            <text:p>0.9183</text:p>
          </table:table-cell>
          <table:table-cell table:style-name="ce2" table:formula="of:=OFFSET([.$H$2]; (ROW()-ROW([.$H$2]))+25*(COLUMN()-COLUMN([.$J$2]));0)" office:value-type="float" office:value="0.918282382503" calcext:value-type="float">
            <text:p>0.9183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92686844" calcext:value-type="float">
            <text:p>0.9039268684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1804997763" calcext:value-type="float">
            <text:p>0.9118049978</text:p>
          </table:table-cell>
          <table:table-cell office:value-type="float" office:value="3.4" calcext:value-type="float">
            <text:p>3.4</text:p>
          </table:table-cell>
          <table:table-cell table:style-name="ce2" table:formula="of:=OFFSET([.$H$2]; (ROW()-ROW([.$H$2]))+25*(COLUMN()-COLUMN([.$J$2]));0)" office:value-type="float" office:value="0.911804997763" calcext:value-type="float">
            <text:p>0.9118</text:p>
          </table:table-cell>
          <table:table-cell table:style-name="ce2" table:formula="of:=OFFSET([.$H$2]; (ROW()-ROW([.$H$2]))+25*(COLUMN()-COLUMN([.$J$2]));0)" office:value-type="float" office:value="0.912915137435" calcext:value-type="float">
            <text:p>0.9129</text:p>
          </table:table-cell>
          <table:table-cell table:style-name="ce2" table:formula="of:=OFFSET([.$H$2]; (ROW()-ROW([.$H$2]))+25*(COLUMN()-COLUMN([.$J$2]));0)" office:value-type="float" office:value="0.913020100501" calcext:value-type="float">
            <text:p>0.9130</text:p>
          </table:table-cell>
          <table:table-cell table:style-name="ce2" table:formula="of:=OFFSET([.$H$2]; (ROW()-ROW([.$H$2]))+25*(COLUMN()-COLUMN([.$J$2]));0)" office:value-type="float" office:value="0.913655046826" calcext:value-type="float">
            <text:p>0.9137</text:p>
          </table:table-cell>
          <table:table-cell table:style-name="ce2" table:formula="of:=OFFSET([.$H$2]; (ROW()-ROW([.$H$2]))+25*(COLUMN()-COLUMN([.$J$2]));0)" office:value-type="float" office:value="0.913874039741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4230635047" calcext:value-type="float">
            <text:p>0.9142</text:p>
          </table:table-cell>
          <table:table-cell table:style-name="ce2" table:formula="of:=OFFSET([.$H$2]; (ROW()-ROW([.$H$2]))+25*(COLUMN()-COLUMN([.$J$2]));0)" office:value-type="float" office:value="0.914709336402" calcext:value-type="float">
            <text:p>0.9147</text:p>
          </table:table-cell>
          <table:table-cell table:style-name="ce2" table:formula="of:=OFFSET([.$H$2]; (ROW()-ROW([.$H$2]))+25*(COLUMN()-COLUMN([.$J$2]));0)" office:value-type="float" office:value="0.915290457597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472968016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934961603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5570271484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6653966816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345440313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249207834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767789062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6691686401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700738572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551334555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399781863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805343807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641903621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602946779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778303554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956820161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7760581919" calcext:value-type="float">
            <text:p>0.9178</text:p>
          </table:table-cell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09555326027" calcext:value-type="float">
            <text:p>0.909555326</text:p>
          </table:table-cell>
          <table:table-cell table:number-columns-repeated="3"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2195554453" calcext:value-type="float">
            <text:p>0.9121955545</text:p>
          </table:table-cell>
          <table:table-cell office:value-type="float" office:value="3.6" calcext:value-type="float">
            <text:p>3.6</text:p>
          </table:table-cell>
          <table:table-cell table:style-name="ce2" table:formula="of:=OFFSET([.$H$2]; (ROW()-ROW([.$H$2]))+25*(COLUMN()-COLUMN([.$J$2]));0)" office:value-type="float" office:value="0.912195554453" calcext:value-type="float">
            <text:p>0.9122</text:p>
          </table:table-cell>
          <table:table-cell table:style-name="ce2" table:formula="of:=OFFSET([.$H$2]; (ROW()-ROW([.$H$2]))+25*(COLUMN()-COLUMN([.$J$2]));0)" office:value-type="float" office:value="0.912877183494" calcext:value-type="float">
            <text:p>0.9129</text:p>
          </table:table-cell>
          <table:table-cell table:style-name="ce2" table:formula="of:=OFFSET([.$H$2]; (ROW()-ROW([.$H$2]))+25*(COLUMN()-COLUMN([.$J$2]));0)" office:value-type="float" office:value="0.913003405861" calcext:value-type="float">
            <text:p>0.9130</text:p>
          </table:table-cell>
          <table:table-cell table:style-name="ce2" table:formula="of:=OFFSET([.$H$2]; (ROW()-ROW([.$H$2]))+25*(COLUMN()-COLUMN([.$J$2]));0)" office:value-type="float" office:value="0.913515151587" calcext:value-type="float">
            <text:p>0.9135</text:p>
          </table:table-cell>
          <table:table-cell table:style-name="ce2" table:formula="of:=OFFSET([.$H$2]; (ROW()-ROW([.$H$2]))+25*(COLUMN()-COLUMN([.$J$2]));0)" office:value-type="float" office:value="0.914491513671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564836303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5139891276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2763441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542700485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28800208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701306588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6020939199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208943333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320265864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943466381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859358834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640128804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7205517666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251415582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154698679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624490478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492916379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771614273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7890414586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674478464" calcext:value-type="float">
            <text:p>0.9177</text:p>
          </table:table-cell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230590744" calcext:value-type="float">
            <text:p>0.9123059074</text:p>
          </table:table-cell>
          <table:table-cell office:value-type="float" office:value="3.8" calcext:value-type="float">
            <text:p>3.8</text:p>
          </table:table-cell>
          <table:table-cell table:style-name="ce2" table:formula="of:=OFFSET([.$H$2]; (ROW()-ROW([.$H$2]))+25*(COLUMN()-COLUMN([.$J$2]));0)" office:value-type="float" office:value="0.91230590744" calcext:value-type="float">
            <text:p>0.9123</text:p>
          </table:table-cell>
          <table:table-cell table:style-name="ce2" table:formula="of:=OFFSET([.$H$2]; (ROW()-ROW([.$H$2]))+25*(COLUMN()-COLUMN([.$J$2]));0)" office:value-type="float" office:value="0.912996580392" calcext:value-type="float">
            <text:p>0.9130</text:p>
          </table:table-cell>
          <table:table-cell table:style-name="ce2" table:formula="of:=OFFSET([.$H$2]; (ROW()-ROW([.$H$2]))+25*(COLUMN()-COLUMN([.$J$2]));0)" office:value-type="float" office:value="0.913131234785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3801823237" calcext:value-type="float">
            <text:p>0.9138</text:p>
          </table:table-cell>
          <table:table-cell table:style-name="ce2" table:formula="of:=OFFSET([.$H$2]; (ROW()-ROW([.$H$2]))+25*(COLUMN()-COLUMN([.$J$2]));0)" office:value-type="float" office:value="0.914528336956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59964497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4632129125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5182233937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93632771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5739261338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5979228431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501302136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6062513134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779487203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6839468812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6692598517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427416208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262873097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303773478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794775215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501373285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7542823538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7995593665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071420905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77961248" calcext:value-type="float">
            <text:p>0.917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2209465644" calcext:value-type="float">
            <text:p>0.9122094656</text:p>
          </table:table-cell>
          <table:table-cell office:value-type="float" office:value="4" calcext:value-type="float">
            <text:p>4</text:p>
          </table:table-cell>
          <table:table-cell table:style-name="ce2" table:formula="of:=OFFSET([.$H$2]; (ROW()-ROW([.$H$2]))+25*(COLUMN()-COLUMN([.$J$2]));0)" office:value-type="float" office:value="0.912209465644" calcext:value-type="float">
            <text:p>0.9122</text:p>
          </table:table-cell>
          <table:table-cell table:style-name="ce2" table:formula="of:=OFFSET([.$H$2]; (ROW()-ROW([.$H$2]))+25*(COLUMN()-COLUMN([.$J$2]));0)" office:value-type="float" office:value="0.912956018836" calcext:value-type="float">
            <text:p>0.9130</text:p>
          </table:table-cell>
          <table:table-cell table:style-name="ce2" table:formula="of:=OFFSET([.$H$2]; (ROW()-ROW([.$H$2]))+25*(COLUMN()-COLUMN([.$J$2]));0)" office:value-type="float" office:value="0.913634066488" calcext:value-type="float">
            <text:p>0.9136</text:p>
          </table:table-cell>
          <table:table-cell table:style-name="ce2" table:formula="of:=OFFSET([.$H$2]; (ROW()-ROW([.$H$2]))+25*(COLUMN()-COLUMN([.$J$2]));0)" office:value-type="float" office:value="0.913353771953" calcext:value-type="float">
            <text:p>0.9134</text:p>
          </table:table-cell>
          <table:table-cell table:style-name="ce2" table:formula="of:=OFFSET([.$H$2]; (ROW()-ROW([.$H$2]))+25*(COLUMN()-COLUMN([.$J$2]));0)" office:value-type="float" office:value="0.914132674803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4637794023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4966723177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5293451393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170436794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657997141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5662413585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6552422948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356198291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659669122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658303472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038779294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251512913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366638664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289068284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8212602173" calcext:value-type="float">
            <text:p>0.9182</text:p>
          </table:table-cell>
          <table:table-cell table:style-name="ce2" table:formula="of:=OFFSET([.$H$2]; (ROW()-ROW([.$H$2]))+25*(COLUMN()-COLUMN([.$J$2]));0)" office:value-type="float" office:value="0.917931525697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987675957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7934618359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8038853604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114681837" calcext:value-type="float">
            <text:p>0.918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2555543419" calcext:value-type="float">
            <text:p>0.9125555434</text:p>
          </table:table-cell>
          <table:table-cell office:value-type="float" office:value="4.2" calcext:value-type="float">
            <text:p>4.2</text:p>
          </table:table-cell>
          <table:table-cell table:style-name="ce2" table:formula="of:=OFFSET([.$H$2]; (ROW()-ROW([.$H$2]))+25*(COLUMN()-COLUMN([.$J$2]));0)" office:value-type="float" office:value="0.912555543419" calcext:value-type="float">
            <text:p>0.9126</text:p>
          </table:table-cell>
          <table:table-cell table:style-name="ce2" table:formula="of:=OFFSET([.$H$2]; (ROW()-ROW([.$H$2]))+25*(COLUMN()-COLUMN([.$J$2]));0)" office:value-type="float" office:value="0.913061706196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3609116218" calcext:value-type="float">
            <text:p>0.9136</text:p>
          </table:table-cell>
          <table:table-cell table:style-name="ce2" table:formula="of:=OFFSET([.$H$2]; (ROW()-ROW([.$H$2]))+25*(COLUMN()-COLUMN([.$J$2]));0)" office:value-type="float" office:value="0.914276688373" calcext:value-type="float">
            <text:p>0.9143</text:p>
          </table:table-cell>
          <table:table-cell table:style-name="ce2" table:formula="of:=OFFSET([.$H$2]; (ROW()-ROW([.$H$2]))+25*(COLUMN()-COLUMN([.$J$2]));0)" office:value-type="float" office:value="0.914545524955" calcext:value-type="float">
            <text:p>0.9145</text:p>
          </table:table-cell>
          <table:table-cell table:style-name="ce2" table:formula="of:=OFFSET([.$H$2]; (ROW()-ROW([.$H$2]))+25*(COLUMN()-COLUMN([.$J$2]));0)" office:value-type="float" office:value="0.914658289484" calcext:value-type="float">
            <text:p>0.9147</text:p>
          </table:table-cell>
          <table:table-cell table:style-name="ce2" table:formula="of:=OFFSET([.$H$2]; (ROW()-ROW([.$H$2]))+25*(COLUMN()-COLUMN([.$J$2]));0)" office:value-type="float" office:value="0.915424111967" calcext:value-type="float">
            <text:p>0.9154</text:p>
          </table:table-cell>
          <table:table-cell table:style-name="ce2" table:formula="of:=OFFSET([.$H$2]; (ROW()-ROW([.$H$2]))+25*(COLUMN()-COLUMN([.$J$2]));0)" office:value-type="float" office:value="0.915587877372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6124792782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11062636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172890509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75699019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6362997529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7178254476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6855693559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7216422955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592836383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614258297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650350092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8088602668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7633654422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8269723253" calcext:value-type="float">
            <text:p>0.9183</text:p>
          </table:table-cell>
          <table:table-cell table:style-name="ce2" table:formula="of:=OFFSET([.$H$2]; (ROW()-ROW([.$H$2]))+25*(COLUMN()-COLUMN([.$J$2]));0)" office:value-type="float" office:value="0.918123516982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8432483592" calcext:value-type="float">
            <text:p>0.9184</text:p>
          </table:table-cell>
          <table:table-cell table:style-name="ce2" table:formula="of:=OFFSET([.$H$2]; (ROW()-ROW([.$H$2]))+25*(COLUMN()-COLUMN([.$J$2]));0)" office:value-type="float" office:value="0.918045801474" calcext:value-type="float">
            <text:p>0.9180</text:p>
          </table:table-cell>
        </table:table-row>
        <table:table-row table:style-name="ro1">
          <table:table-cell table:number-columns-repeated="5"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2511044268" calcext:value-type="float">
            <text:p>0.9125110443</text:p>
          </table:table-cell>
          <table:table-cell office:value-type="float" office:value="4.4" calcext:value-type="float">
            <text:p>4.4</text:p>
          </table:table-cell>
          <table:table-cell table:style-name="ce2" table:formula="of:=OFFSET([.$H$2]; (ROW()-ROW([.$H$2]))+25*(COLUMN()-COLUMN([.$J$2]));0)" office:value-type="float" office:value="0.912511044268" calcext:value-type="float">
            <text:p>0.9125</text:p>
          </table:table-cell>
          <table:table-cell table:style-name="ce2" table:formula="of:=OFFSET([.$H$2]; (ROW()-ROW([.$H$2]))+25*(COLUMN()-COLUMN([.$J$2]));0)" office:value-type="float" office:value="0.91318957373" calcext:value-type="float">
            <text:p>0.9132</text:p>
          </table:table-cell>
          <table:table-cell table:style-name="ce2" table:formula="of:=OFFSET([.$H$2]; (ROW()-ROW([.$H$2]))+25*(COLUMN()-COLUMN([.$J$2]));0)" office:value-type="float" office:value="0.913725551574" calcext:value-type="float">
            <text:p>0.9137</text:p>
          </table:table-cell>
          <table:table-cell table:style-name="ce2" table:formula="of:=OFFSET([.$H$2]; (ROW()-ROW([.$H$2]))+25*(COLUMN()-COLUMN([.$J$2]));0)" office:value-type="float" office:value="0.913915458124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4334118114" calcext:value-type="float">
            <text:p>0.9143</text:p>
          </table:table-cell>
          <table:table-cell table:style-name="ce2" table:formula="of:=OFFSET([.$H$2]; (ROW()-ROW([.$H$2]))+25*(COLUMN()-COLUMN([.$J$2]));0)" office:value-type="float" office:value="0.915181288199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178150228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723207274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5985461888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405340628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667870098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040623117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6273714288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7551453081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301509601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098736457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7752661424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443031539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690936367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8059775605" calcext:value-type="float">
            <text:p>0.9181</text:p>
          </table:table-cell>
          <table:table-cell table:style-name="ce2" table:formula="of:=OFFSET([.$H$2]; (ROW()-ROW([.$H$2]))+25*(COLUMN()-COLUMN([.$J$2]));0)" office:value-type="float" office:value="0.917921840878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799856178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8368531237" calcext:value-type="float">
            <text:p>0.9184</text:p>
          </table:table-cell>
          <table:table-cell table:style-name="ce2" table:formula="of:=OFFSET([.$H$2]; (ROW()-ROW([.$H$2]))+25*(COLUMN()-COLUMN([.$J$2]));0)" office:value-type="float" office:value="0.917837685193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924745578" calcext:value-type="float">
            <text:p>0.9179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189758069" calcext:value-type="float">
            <text:p>0.9118975807</text:p>
          </table:table-cell>
          <table:table-cell office:value-type="float" office:value="4.6" calcext:value-type="float">
            <text:p>4.6</text:p>
          </table:table-cell>
          <table:table-cell table:style-name="ce2" table:formula="of:=OFFSET([.$H$2]; (ROW()-ROW([.$H$2]))+25*(COLUMN()-COLUMN([.$J$2]));0)" office:value-type="float" office:value="0.91189758069" calcext:value-type="float">
            <text:p>0.9119</text:p>
          </table:table-cell>
          <table:table-cell table:style-name="ce2" table:formula="of:=OFFSET([.$H$2]; (ROW()-ROW([.$H$2]))+25*(COLUMN()-COLUMN([.$J$2]));0)" office:value-type="float" office:value="0.913119216517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3911895721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4412419205" calcext:value-type="float">
            <text:p>0.9144</text:p>
          </table:table-cell>
          <table:table-cell table:style-name="ce2" table:formula="of:=OFFSET([.$H$2]; (ROW()-ROW([.$H$2]))+25*(COLUMN()-COLUMN([.$J$2]));0)" office:value-type="float" office:value="0.914247290989" calcext:value-type="float">
            <text:p>0.9142</text:p>
          </table:table-cell>
          <table:table-cell table:style-name="ce2" table:formula="of:=OFFSET([.$H$2]; (ROW()-ROW([.$H$2]))+25*(COLUMN()-COLUMN([.$J$2]));0)" office:value-type="float" office:value="0.915011749081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46325663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5592205393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5226118041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6088715868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6293029045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639430842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350749481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821073953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7119296764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7035890465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6853011754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7222927735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63962507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96079182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7954337233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7931282184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999081832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7679772108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750423729" calcext:value-type="float">
            <text:p>0.917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14147066" calcext:value-type="float">
            <text:p>0.9076141471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2559611622" calcext:value-type="float">
            <text:p>0.9125596116</text:p>
          </table:table-cell>
          <table:table-cell office:value-type="float" office:value="4.8" calcext:value-type="float">
            <text:p>4.8</text:p>
          </table:table-cell>
          <table:table-cell table:style-name="ce2" table:formula="of:=OFFSET([.$H$2]; (ROW()-ROW([.$H$2]))+25*(COLUMN()-COLUMN([.$J$2]));0)" office:value-type="float" office:value="0.912559611622" calcext:value-type="float">
            <text:p>0.9126</text:p>
          </table:table-cell>
          <table:table-cell table:style-name="ce2" table:formula="of:=OFFSET([.$H$2]; (ROW()-ROW([.$H$2]))+25*(COLUMN()-COLUMN([.$J$2]));0)" office:value-type="float" office:value="0.912793760869" calcext:value-type="float">
            <text:p>0.9128</text:p>
          </table:table-cell>
          <table:table-cell table:style-name="ce2" table:formula="of:=OFFSET([.$H$2]; (ROW()-ROW([.$H$2]))+25*(COLUMN()-COLUMN([.$J$2]));0)" office:value-type="float" office:value="0.913535323274" calcext:value-type="float">
            <text:p>0.9135</text:p>
          </table:table-cell>
          <table:table-cell table:style-name="ce2" table:formula="of:=OFFSET([.$H$2]; (ROW()-ROW([.$H$2]))+25*(COLUMN()-COLUMN([.$J$2]));0)" office:value-type="float" office:value="0.914097000326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4557649677" calcext:value-type="float">
            <text:p>0.9146</text:p>
          </table:table-cell>
          <table:table-cell table:style-name="ce2" table:formula="of:=OFFSET([.$H$2]; (ROW()-ROW([.$H$2]))+25*(COLUMN()-COLUMN([.$J$2]));0)" office:value-type="float" office:value="0.914757047578" calcext:value-type="float">
            <text:p>0.9148</text:p>
          </table:table-cell>
          <table:table-cell table:style-name="ce2" table:formula="of:=OFFSET([.$H$2]; (ROW()-ROW([.$H$2]))+25*(COLUMN()-COLUMN([.$J$2]));0)" office:value-type="float" office:value="0.915105292878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851967653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547356442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90432308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195679172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6693548489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673806594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370721756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407673191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6668382965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513798346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7304201702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539900336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7993694376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7604439078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958609887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30868385" calcext:value-type="float">
            <text:p>0.9183</text:p>
          </table:table-cell>
          <table:table-cell table:style-name="ce2" table:formula="of:=OFFSET([.$H$2]; (ROW()-ROW([.$H$2]))+25*(COLUMN()-COLUMN([.$J$2]));0)" office:value-type="float" office:value="0.918256073275" calcext:value-type="float">
            <text:p>0.9183</text:p>
          </table:table-cell>
          <table:table-cell table:style-name="ce2" table:formula="of:=OFFSET([.$H$2]; (ROW()-ROW([.$H$2]))+25*(COLUMN()-COLUMN([.$J$2]));0)" office:value-type="float" office:value="0.918051354202" calcext:value-type="float">
            <text:p>0.9181</text:p>
          </table:table-cell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39896534" calcext:value-type="float">
            <text:p>0.9113989653</text:p>
          </table:table-cell>
          <table:table-cell table:number-columns-repeated="3"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2551587347" calcext:value-type="float">
            <text:p>0.9125515873</text:p>
          </table:table-cell>
          <table:table-cell office:value-type="float" office:value="5" calcext:value-type="float">
            <text:p>5</text:p>
          </table:table-cell>
          <table:table-cell table:style-name="ce2" table:formula="of:=OFFSET([.$H$2]; (ROW()-ROW([.$H$2]))+25*(COLUMN()-COLUMN([.$J$2]));0)" office:value-type="float" office:value="0.912551587347" calcext:value-type="float">
            <text:p>0.9126</text:p>
          </table:table-cell>
          <table:table-cell table:style-name="ce2" table:formula="of:=OFFSET([.$H$2]; (ROW()-ROW([.$H$2]))+25*(COLUMN()-COLUMN([.$J$2]));0)" office:value-type="float" office:value="0.913215475208" calcext:value-type="float">
            <text:p>0.9132</text:p>
          </table:table-cell>
          <table:table-cell table:style-name="ce2" table:formula="of:=OFFSET([.$H$2]; (ROW()-ROW([.$H$2]))+25*(COLUMN()-COLUMN([.$J$2]));0)" office:value-type="float" office:value="0.913527481936" calcext:value-type="float">
            <text:p>0.9135</text:p>
          </table:table-cell>
          <table:table-cell table:style-name="ce2" table:formula="of:=OFFSET([.$H$2]; (ROW()-ROW([.$H$2]))+25*(COLUMN()-COLUMN([.$J$2]));0)" office:value-type="float" office:value="0.914430513358" calcext:value-type="float">
            <text:p>0.9144</text:p>
          </table:table-cell>
          <table:table-cell table:style-name="ce2" table:formula="of:=OFFSET([.$H$2]; (ROW()-ROW([.$H$2]))+25*(COLUMN()-COLUMN([.$J$2]));0)" office:value-type="float" office:value="0.914681672201" calcext:value-type="float">
            <text:p>0.9147</text:p>
          </table:table-cell>
          <table:table-cell table:style-name="ce2" table:formula="of:=OFFSET([.$H$2]; (ROW()-ROW([.$H$2]))+25*(COLUMN()-COLUMN([.$J$2]));0)" office:value-type="float" office:value="0.915125222277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289591652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6082285908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5428505639" calcext:value-type="float">
            <text:p>0.9154</text:p>
          </table:table-cell>
          <table:table-cell table:style-name="ce2" table:formula="of:=OFFSET([.$H$2]; (ROW()-ROW([.$H$2]))+25*(COLUMN()-COLUMN([.$J$2]));0)" office:value-type="float" office:value="0.915862423474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416735597" calcext:value-type="float">
            <text:p>0.9164</text:p>
          </table:table-cell>
          <table:table-cell table:style-name="ce2" table:formula="of:=OFFSET([.$H$2]; (ROW()-ROW([.$H$2]))+25*(COLUMN()-COLUMN([.$J$2]));0)" office:value-type="float" office:value="0.916057656245" calcext:value-type="float">
            <text:p>0.9161</text:p>
          </table:table-cell>
          <table:table-cell table:style-name="ce2" table:formula="of:=OFFSET([.$H$2]; (ROW()-ROW([.$H$2]))+25*(COLUMN()-COLUMN([.$J$2]));0)" office:value-type="float" office:value="0.917074790575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6972471194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6990137915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57553926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620084826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326381978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792314223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800989527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85995946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715613091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8449278888" calcext:value-type="float">
            <text:p>0.9184</text:p>
          </table:table-cell>
          <table:table-cell table:style-name="ce2" table:formula="of:=OFFSET([.$H$2]; (ROW()-ROW([.$H$2]))+25*(COLUMN()-COLUMN([.$J$2]));0)" office:value-type="float" office:value="0.918018472621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486089916" calcext:value-type="float">
            <text:p>0.9185</text:p>
          </table:table-cell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2126257915" calcext:value-type="float">
            <text:p>0.9121262579</text:p>
          </table:table-cell>
          <table:table-cell office:value-type="float" office:value="5.2" calcext:value-type="float">
            <text:p>5.2</text:p>
          </table:table-cell>
          <table:table-cell table:style-name="ce2" table:formula="of:=OFFSET([.$H$2]; (ROW()-ROW([.$H$2]))+25*(COLUMN()-COLUMN([.$J$2]));0)" office:value-type="float" office:value="0.912126257915" calcext:value-type="float">
            <text:p>0.9121</text:p>
          </table:table-cell>
          <table:table-cell table:style-name="ce2" table:formula="of:=OFFSET([.$H$2]; (ROW()-ROW([.$H$2]))+25*(COLUMN()-COLUMN([.$J$2]));0)" office:value-type="float" office:value="0.912881433722" calcext:value-type="float">
            <text:p>0.9129</text:p>
          </table:table-cell>
          <table:table-cell table:style-name="ce2" table:formula="of:=OFFSET([.$H$2]; (ROW()-ROW([.$H$2]))+25*(COLUMN()-COLUMN([.$J$2]));0)" office:value-type="float" office:value="0.913428139741" calcext:value-type="float">
            <text:p>0.9134</text:p>
          </table:table-cell>
          <table:table-cell table:style-name="ce2" table:formula="of:=OFFSET([.$H$2]; (ROW()-ROW([.$H$2]))+25*(COLUMN()-COLUMN([.$J$2]));0)" office:value-type="float" office:value="0.914032145195" calcext:value-type="float">
            <text:p>0.9140</text:p>
          </table:table-cell>
          <table:table-cell table:style-name="ce2" table:formula="of:=OFFSET([.$H$2]; (ROW()-ROW([.$H$2]))+25*(COLUMN()-COLUMN([.$J$2]));0)" office:value-type="float" office:value="0.914956043682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4084710964" calcext:value-type="float">
            <text:p>0.9141</text:p>
          </table:table-cell>
          <table:table-cell table:style-name="ce2" table:formula="of:=OFFSET([.$H$2]; (ROW()-ROW([.$H$2]))+25*(COLUMN()-COLUMN([.$J$2]));0)" office:value-type="float" office:value="0.915092810901" calcext:value-type="float">
            <text:p>0.9151</text:p>
          </table:table-cell>
          <table:table-cell table:style-name="ce2" table:formula="of:=OFFSET([.$H$2]; (ROW()-ROW([.$H$2]))+25*(COLUMN()-COLUMN([.$J$2]));0)" office:value-type="float" office:value="0.915701785213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5889410557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501657445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5882501663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5985293455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675622898" calcext:value-type="float">
            <text:p>0.9167</text:p>
          </table:table-cell>
          <table:table-cell table:style-name="ce2" table:formula="of:=OFFSET([.$H$2]; (ROW()-ROW([.$H$2]))+25*(COLUMN()-COLUMN([.$J$2]));0)" office:value-type="float" office:value="0.917033600365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055290243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6939973942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7001574829" calcext:value-type="float">
            <text:p>0.9170</text:p>
          </table:table-cell>
          <table:table-cell table:style-name="ce2" table:formula="of:=OFFSET([.$H$2]; (ROW()-ROW([.$H$2]))+25*(COLUMN()-COLUMN([.$J$2]));0)" office:value-type="float" office:value="0.917347956558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351524532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79104935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612429434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554141835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8010565472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249960731" calcext:value-type="float">
            <text:p>0.9182</text:p>
          </table:table-cell>
          <table:table-cell table:style-name="ce2" table:formula="of:=OFFSET([.$H$2]; (ROW()-ROW([.$H$2]))+25*(COLUMN()-COLUMN([.$J$2]));0)" office:value-type="float" office:value="0.918474461202" calcext:value-type="float">
            <text:p>0.918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2071492689" calcext:value-type="float">
            <text:p>0.9120714927</text:p>
          </table:table-cell>
          <table:table-cell office:value-type="float" office:value="5.4" calcext:value-type="float">
            <text:p>5.4</text:p>
          </table:table-cell>
          <table:table-cell table:style-name="ce2" table:formula="of:=OFFSET([.$H$2]; (ROW()-ROW([.$H$2]))+25*(COLUMN()-COLUMN([.$J$2]));0)" office:value-type="float" office:value="0.912071492689" calcext:value-type="float">
            <text:p>0.9121</text:p>
          </table:table-cell>
          <table:table-cell table:style-name="ce2" table:formula="of:=OFFSET([.$H$2]; (ROW()-ROW([.$H$2]))+25*(COLUMN()-COLUMN([.$J$2]));0)" office:value-type="float" office:value="0.913173398272" calcext:value-type="float">
            <text:p>0.9132</text:p>
          </table:table-cell>
          <table:table-cell table:style-name="ce2" table:formula="of:=OFFSET([.$H$2]; (ROW()-ROW([.$H$2]))+25*(COLUMN()-COLUMN([.$J$2]));0)" office:value-type="float" office:value="0.913395172595" calcext:value-type="float">
            <text:p>0.9134</text:p>
          </table:table-cell>
          <table:table-cell table:style-name="ce2" table:formula="of:=OFFSET([.$H$2]; (ROW()-ROW([.$H$2]))+25*(COLUMN()-COLUMN([.$J$2]));0)" office:value-type="float" office:value="0.914384776011" calcext:value-type="float">
            <text:p>0.9144</text:p>
          </table:table-cell>
          <table:table-cell table:style-name="ce2" table:formula="of:=OFFSET([.$H$2]; (ROW()-ROW([.$H$2]))+25*(COLUMN()-COLUMN([.$J$2]));0)" office:value-type="float" office:value="0.913851614232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5036776609" calcext:value-type="float">
            <text:p>0.9150</text:p>
          </table:table-cell>
          <table:table-cell table:style-name="ce2" table:formula="of:=OFFSET([.$H$2]; (ROW()-ROW([.$H$2]))+25*(COLUMN()-COLUMN([.$J$2]));0)" office:value-type="float" office:value="0.915332364681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676442382" calcext:value-type="float">
            <text:p>0.9157</text:p>
          </table:table-cell>
          <table:table-cell table:style-name="ce2" table:formula="of:=OFFSET([.$H$2]; (ROW()-ROW([.$H$2]))+25*(COLUMN()-COLUMN([.$J$2]));0)" office:value-type="float" office:value="0.91559405414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5760206444" calcext:value-type="float">
            <text:p>0.9158</text:p>
          </table:table-cell>
          <table:table-cell table:style-name="ce2" table:formula="of:=OFFSET([.$H$2]; (ROW()-ROW([.$H$2]))+25*(COLUMN()-COLUMN([.$J$2]));0)" office:value-type="float" office:value="0.915815418866" calcext:value-type="float">
            <text:p>0.9158</text:p>
          </table:table-cell>
          <table:table-cell table:style-name="ce2" table:formula="of:=OFFSET([.$H$2]; (ROW()-ROW([.$H$2]))+25*(COLUMN()-COLUMN([.$J$2]));0)" office:value-type="float" office:value="0.915967128968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5276105" calcext:value-type="float">
            <text:p>0.9165</text:p>
          </table:table-cell>
          <table:table-cell table:style-name="ce2" table:formula="of:=OFFSET([.$H$2]; (ROW()-ROW([.$H$2]))+25*(COLUMN()-COLUMN([.$J$2]));0)" office:value-type="float" office:value="0.917276993808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233027964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393376252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670958931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726810505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400740832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308137814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833842833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901086572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490250182" calcext:value-type="float">
            <text:p>0.9175</text:p>
          </table:table-cell>
          <table:table-cell table:style-name="ce2" table:formula="of:=OFFSET([.$H$2]; (ROW()-ROW([.$H$2]))+25*(COLUMN()-COLUMN([.$J$2]));0)" office:value-type="float" office:value="0.917950921173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245117456" calcext:value-type="float">
            <text:p>0.918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243862178" calcext:value-type="float">
            <text:p>0.9124386218</text:p>
          </table:table-cell>
          <table:table-cell office:value-type="float" office:value="5.6" calcext:value-type="float">
            <text:p>5.6</text:p>
          </table:table-cell>
          <table:table-cell table:style-name="ce2" table:formula="of:=OFFSET([.$H$2]; (ROW()-ROW([.$H$2]))+25*(COLUMN()-COLUMN([.$J$2]));0)" office:value-type="float" office:value="0.91243862178" calcext:value-type="float">
            <text:p>0.9124</text:p>
          </table:table-cell>
          <table:table-cell table:style-name="ce2" table:formula="of:=OFFSET([.$H$2]; (ROW()-ROW([.$H$2]))+25*(COLUMN()-COLUMN([.$J$2]));0)" office:value-type="float" office:value="0.913138909366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3733653654" calcext:value-type="float">
            <text:p>0.9137</text:p>
          </table:table-cell>
          <table:table-cell table:style-name="ce2" table:formula="of:=OFFSET([.$H$2]; (ROW()-ROW([.$H$2]))+25*(COLUMN()-COLUMN([.$J$2]));0)" office:value-type="float" office:value="0.913907655582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4743038335" calcext:value-type="float">
            <text:p>0.9147</text:p>
          </table:table-cell>
          <table:table-cell table:style-name="ce2" table:formula="of:=OFFSET([.$H$2]; (ROW()-ROW([.$H$2]))+25*(COLUMN()-COLUMN([.$J$2]));0)" office:value-type="float" office:value="0.915156308235" calcext:value-type="float">
            <text:p>0.9152</text:p>
          </table:table-cell>
          <table:table-cell table:style-name="ce2" table:formula="of:=OFFSET([.$H$2]; (ROW()-ROW([.$H$2]))+25*(COLUMN()-COLUMN([.$J$2]));0)" office:value-type="float" office:value="0.915637071848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5309604977" calcext:value-type="float">
            <text:p>0.9153</text:p>
          </table:table-cell>
          <table:table-cell table:style-name="ce2" table:formula="of:=OFFSET([.$H$2]; (ROW()-ROW([.$H$2]))+25*(COLUMN()-COLUMN([.$J$2]));0)" office:value-type="float" office:value="0.915454119142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6169438911" calcext:value-type="float">
            <text:p>0.9162</text:p>
          </table:table-cell>
          <table:table-cell table:style-name="ce2" table:formula="of:=OFFSET([.$H$2]; (ROW()-ROW([.$H$2]))+25*(COLUMN()-COLUMN([.$J$2]));0)" office:value-type="float" office:value="0.91589543016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320900931" calcext:value-type="float">
            <text:p>0.9163</text:p>
          </table:table-cell>
          <table:table-cell table:style-name="ce2" table:formula="of:=OFFSET([.$H$2]; (ROW()-ROW([.$H$2]))+25*(COLUMN()-COLUMN([.$J$2]));0)" office:value-type="float" office:value="0.91690607632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892472733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7224813116" calcext:value-type="float">
            <text:p>0.9172</text:p>
          </table:table-cell>
          <table:table-cell table:style-name="ce2" table:formula="of:=OFFSET([.$H$2]; (ROW()-ROW([.$H$2]))+25*(COLUMN()-COLUMN([.$J$2]));0)" office:value-type="float" office:value="0.91730535034" calcext:value-type="float">
            <text:p>0.9173</text:p>
          </table:table-cell>
          <table:table-cell table:style-name="ce2" table:formula="of:=OFFSET([.$H$2]; (ROW()-ROW([.$H$2]))+25*(COLUMN()-COLUMN([.$J$2]));0)" office:value-type="float" office:value="0.9173786631" calcext:value-type="float">
            <text:p>0.9174</text:p>
          </table:table-cell>
          <table:table-cell table:style-name="ce2" table:formula="of:=OFFSET([.$H$2]; (ROW()-ROW([.$H$2]))+25*(COLUMN()-COLUMN([.$J$2]));0)" office:value-type="float" office:value="0.917578608369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888577956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7596262601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8190257785" calcext:value-type="float">
            <text:p>0.9182</text:p>
          </table:table-cell>
          <table:table-cell table:style-name="ce2" table:formula="of:=OFFSET([.$H$2]; (ROW()-ROW([.$H$2]))+25*(COLUMN()-COLUMN([.$J$2]));0)" office:value-type="float" office:value="0.918257764723" calcext:value-type="float">
            <text:p>0.9183</text:p>
          </table:table-cell>
          <table:table-cell table:style-name="ce2" table:formula="of:=OFFSET([.$H$2]; (ROW()-ROW([.$H$2]))+25*(COLUMN()-COLUMN([.$J$2]));0)" office:value-type="float" office:value="0.918012864589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794545429" calcext:value-type="float">
            <text:p>0.9179</text:p>
          </table:table-cell>
          <table:table-cell table:style-name="ce2" table:formula="of:=OFFSET([.$H$2]; (ROW()-ROW([.$H$2]))+25*(COLUMN()-COLUMN([.$J$2]));0)" office:value-type="float" office:value="0.918249657982" calcext:value-type="float">
            <text:p>0.9182</text:p>
          </table:table-cell>
        </table:table-row>
        <table:table-row table:style-name="ro1">
          <table:table-cell table:number-columns-repeated="5"/>
          <table:table-cell table:formula="of:=OFFSET([.$D$3]; 7*(ROW()-ROW([.$F$2]));0)" office:value-type="float" office:value="1" calcext:value-type="float">
            <text:p>1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2624998063" calcext:value-type="float">
            <text:p>0.9126249981</text:p>
          </table:table-cell>
          <table:table-cell office:value-type="float" office:value="5.8" calcext:value-type="float">
            <text:p>5.8</text:p>
          </table:table-cell>
          <table:table-cell table:style-name="ce2" table:formula="of:=OFFSET([.$H$2]; (ROW()-ROW([.$H$2]))+25*(COLUMN()-COLUMN([.$J$2]));0)" office:value-type="float" office:value="0.912624998063" calcext:value-type="float">
            <text:p>0.9126</text:p>
          </table:table-cell>
          <table:table-cell table:style-name="ce2" table:formula="of:=OFFSET([.$H$2]; (ROW()-ROW([.$H$2]))+25*(COLUMN()-COLUMN([.$J$2]));0)" office:value-type="float" office:value="0.913059531564" calcext:value-type="float">
            <text:p>0.9131</text:p>
          </table:table-cell>
          <table:table-cell table:style-name="ce2" table:formula="of:=OFFSET([.$H$2]; (ROW()-ROW([.$H$2]))+25*(COLUMN()-COLUMN([.$J$2]));0)" office:value-type="float" office:value="0.913865065604" calcext:value-type="float">
            <text:p>0.9139</text:p>
          </table:table-cell>
          <table:table-cell table:style-name="ce2" table:formula="of:=OFFSET([.$H$2]; (ROW()-ROW([.$H$2]))+25*(COLUMN()-COLUMN([.$J$2]));0)" office:value-type="float" office:value="0.914025100219" calcext:value-type="float">
            <text:p>0.9140</text:p>
          </table:table-cell>
          <table:table-cell table:style-name="ce2" table:formula="of:=OFFSET([.$H$2]; (ROW()-ROW([.$H$2]))+25*(COLUMN()-COLUMN([.$J$2]));0)" office:value-type="float" office:value="0.91482701893" calcext:value-type="float">
            <text:p>0.9148</text:p>
          </table:table-cell>
          <table:table-cell table:style-name="ce2" table:formula="of:=OFFSET([.$H$2]; (ROW()-ROW([.$H$2]))+25*(COLUMN()-COLUMN([.$J$2]));0)" office:value-type="float" office:value="0.915492122944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513671058" calcext:value-type="float">
            <text:p>0.9155</text:p>
          </table:table-cell>
          <table:table-cell table:style-name="ce2" table:formula="of:=OFFSET([.$H$2]; (ROW()-ROW([.$H$2]))+25*(COLUMN()-COLUMN([.$J$2]));0)" office:value-type="float" office:value="0.915569118833" calcext:value-type="float">
            <text:p>0.9156</text:p>
          </table:table-cell>
          <table:table-cell table:style-name="ce2" table:formula="of:=OFFSET([.$H$2]; (ROW()-ROW([.$H$2]))+25*(COLUMN()-COLUMN([.$J$2]));0)" office:value-type="float" office:value="0.915923077319" calcext:value-type="float">
            <text:p>0.9159</text:p>
          </table:table-cell>
          <table:table-cell table:style-name="ce2" table:formula="of:=OFFSET([.$H$2]; (ROW()-ROW([.$H$2]))+25*(COLUMN()-COLUMN([.$J$2]));0)" office:value-type="float" office:value="0.916029752914" calcext:value-type="float">
            <text:p>0.9160</text:p>
          </table:table-cell>
          <table:table-cell table:style-name="ce2" table:formula="of:=OFFSET([.$H$2]; (ROW()-ROW([.$H$2]))+25*(COLUMN()-COLUMN([.$J$2]));0)" office:value-type="float" office:value="0.91659324226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620282761" calcext:value-type="float">
            <text:p>0.9166</text:p>
          </table:table-cell>
          <table:table-cell table:style-name="ce2" table:formula="of:=OFFSET([.$H$2]; (ROW()-ROW([.$H$2]))+25*(COLUMN()-COLUMN([.$J$2]));0)" office:value-type="float" office:value="0.91691006056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917317051" calcext:value-type="float">
            <text:p>0.9169</text:p>
          </table:table-cell>
          <table:table-cell table:style-name="ce2" table:formula="of:=OFFSET([.$H$2]; (ROW()-ROW([.$H$2]))+25*(COLUMN()-COLUMN([.$J$2]));0)" office:value-type="float" office:value="0.916784874511" calcext:value-type="float">
            <text:p>0.9168</text:p>
          </table:table-cell>
          <table:table-cell table:style-name="ce2" table:formula="of:=OFFSET([.$H$2]; (ROW()-ROW([.$H$2]))+25*(COLUMN()-COLUMN([.$J$2]));0)" office:value-type="float" office:value="0.917147647554" calcext:value-type="float">
            <text:p>0.9171</text:p>
          </table:table-cell>
          <table:table-cell table:style-name="ce2" table:formula="of:=OFFSET([.$H$2]; (ROW()-ROW([.$H$2]))+25*(COLUMN()-COLUMN([.$J$2]));0)" office:value-type="float" office:value="0.917557869966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689543978" calcext:value-type="float">
            <text:p>0.9177</text:p>
          </table:table-cell>
          <table:table-cell table:style-name="ce2" table:formula="of:=OFFSET([.$H$2]; (ROW()-ROW([.$H$2]))+25*(COLUMN()-COLUMN([.$J$2]));0)" office:value-type="float" office:value="0.917751725029" calcext:value-type="float">
            <text:p>0.9178</text:p>
          </table:table-cell>
          <table:table-cell table:style-name="ce2" table:formula="of:=OFFSET([.$H$2]; (ROW()-ROW([.$H$2]))+25*(COLUMN()-COLUMN([.$J$2]));0)" office:value-type="float" office:value="0.917636114503" calcext:value-type="float">
            <text:p>0.9176</text:p>
          </table:table-cell>
          <table:table-cell table:style-name="ce2" table:formula="of:=OFFSET([.$H$2]; (ROW()-ROW([.$H$2]))+25*(COLUMN()-COLUMN([.$J$2]));0)" office:value-type="float" office:value="0.917991817267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26435818" calcext:value-type="float">
            <text:p>0.9183</text:p>
          </table:table-cell>
          <table:table-cell table:style-name="ce2" table:formula="of:=OFFSET([.$H$2]; (ROW()-ROW([.$H$2]))+25*(COLUMN()-COLUMN([.$J$2]));0)" office:value-type="float" office:value="0.918023441027" calcext:value-type="float">
            <text:p>0.9180</text:p>
          </table:table-cell>
          <table:table-cell table:style-name="ce2" table:formula="of:=OFFSET([.$H$2]; (ROW()-ROW([.$H$2]))+25*(COLUMN()-COLUMN([.$J$2]));0)" office:value-type="float" office:value="0.918392078108" calcext:value-type="float">
            <text:p>0.9184</text:p>
          </table:table-cell>
          <table:table-cell table:style-name="ce2" table:formula="of:=OFFSET([.$H$2]; (ROW()-ROW([.$H$2]))+25*(COLUMN()-COLUMN([.$J$2]));0)" office:value-type="float" office:value="0.918492073998" calcext:value-type="float">
            <text:p>0.918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2372149984" calcext:value-type="float">
            <text:p>0.912372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26678626" calcext:value-type="float">
            <text:p>0.9098266786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0538600382" calcext:value-type="float">
            <text:p>0.910538600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0523112" calcext:value-type="float">
            <text:p>0.9125052311</text:p>
          </table:table-cell>
          <table:table-cell table:number-columns-repeated="3"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3158265518" calcext:value-type="float">
            <text:p>0.91315826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3050177886" calcext:value-type="float">
            <text:p>0.91305017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1605211968" calcext:value-type="float">
            <text:p>0.9116052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1748720646" calcext:value-type="float">
            <text:p>0.911748720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2397209774" calcext:value-type="float">
            <text:p>0.91239720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2213079964" calcext:value-type="float">
            <text:p>0.9122130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94411523" calcext:value-type="float">
            <text:p>0.9076944115</text:p>
          </table:table-cell>
          <table:table-cell/>
          <table:table-cell table:style-name="ce1" table:formula="of:=OFFSET([.$D$3]; 7*(ROW()-ROW([.$F$2]));0)" office:value-type="float" office:value="1.2" calcext:value-type="float">
            <text:p>1.2</text:p>
          </table:table-cell>
          <table:table-cell table:style-name="ce1"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1880291815" calcext:value-type="float">
            <text:p>0.91188029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439097569" calcext:value-type="float">
            <text:p>0.9114390976</text:p>
          </table:table-cell>
          <table:table-cell table:number-columns-repeated="3"/>
          <table:table-cell table:style-name="ce1"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2877181037" calcext:value-type="float">
            <text:p>0.9128771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2579347779" calcext:value-type="float">
            <text:p>0.912579347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2843135641" calcext:value-type="float">
            <text:p>0.91284313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"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2915137435" calcext:value-type="float">
            <text:p>0.9129151374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2877183494" calcext:value-type="float">
            <text:p>0.91287718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2996580392" calcext:value-type="float">
            <text:p>0.912996580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63692779" calcext:value-type="float">
            <text:p>0.9077636928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2956018836" calcext:value-type="float">
            <text:p>0.91295601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473738197" calcext:value-type="float">
            <text:p>0.9114737382</text:p>
          </table:table-cell>
          <table:table-cell table:number-columns-repeated="3"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3061706196" calcext:value-type="float">
            <text:p>0.91306170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318957373" calcext:value-type="float">
            <text:p>0.91318957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3119216517" calcext:value-type="float">
            <text:p>0.91311921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2793760869" calcext:value-type="float">
            <text:p>0.912793760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3215475208" calcext:value-type="float">
            <text:p>0.91321547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2881433722" calcext:value-type="float">
            <text:p>0.91288143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524457765" calcext:value-type="float">
            <text:p>0.9075244578</text:p>
          </table:table-cell>
          <table:table-cell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3173398272" calcext:value-type="float">
            <text:p>0.9131733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35412069" calcext:value-type="float">
            <text:p>0.9113541207</text:p>
          </table:table-cell>
          <table:table-cell table:number-columns-repeated="3"/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3138909366" calcext:value-type="float">
            <text:p>0.91313890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2" calcext:value-type="float">
            <text:p>1.2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3059531564" calcext:value-type="float">
            <text:p>0.91305953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3403028628" calcext:value-type="float">
            <text:p>0.91340302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182512381" calcext:value-type="float">
            <text:p>0.9118251238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3210106695" calcext:value-type="float">
            <text:p>0.91321010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2336182157" calcext:value-type="float">
            <text:p>0.91233618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63349971" calcext:value-type="float">
            <text:p>0.90786335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18865281" calcext:value-type="float">
            <text:p>0.91188652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523566793" calcext:value-type="float">
            <text:p>0.9115235668</text:p>
          </table:table-cell>
          <table:table-cell table:number-columns-repeated="3"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2504386803" calcext:value-type="float">
            <text:p>0.91250438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3283491412" calcext:value-type="float">
            <text:p>0.91328349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225080301" calcext:value-type="float">
            <text:p>0.9122508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2809848925" calcext:value-type="float">
            <text:p>0.912809848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327701341" calcext:value-type="float">
            <text:p>0.91327701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3116378365" calcext:value-type="float">
            <text:p>0.91311637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65464802" calcext:value-type="float">
            <text:p>0.9078654648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3841232327" calcext:value-type="float">
            <text:p>0.91384123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524624208" calcext:value-type="float">
            <text:p>0.9115246242</text:p>
          </table:table-cell>
          <table:table-cell table:number-columns-repeated="3"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3020100501" calcext:value-type="float">
            <text:p>0.91302010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3003405861" calcext:value-type="float">
            <text:p>0.91300340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3131234785" calcext:value-type="float">
            <text:p>0.91313123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3634066488" calcext:value-type="float">
            <text:p>0.913634066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3609116218" calcext:value-type="float">
            <text:p>0.91360911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3725551574" calcext:value-type="float">
            <text:p>0.91372555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50865921" calcext:value-type="float">
            <text:p>0.9089508659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3911895721" calcext:value-type="float">
            <text:p>0.91391189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067324768" calcext:value-type="float">
            <text:p>0.9120673248</text:p>
          </table:table-cell>
          <table:table-cell table:number-columns-repeated="3"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3535323274" calcext:value-type="float">
            <text:p>0.91353532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3527481936" calcext:value-type="float">
            <text:p>0.91352748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3428139741" calcext:value-type="float">
            <text:p>0.91342813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3395172595" calcext:value-type="float">
            <text:p>0.913395172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3733653654" calcext:value-type="float">
            <text:p>0.91373365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4" calcext:value-type="float">
            <text:p>1.4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3865065604" calcext:value-type="float">
            <text:p>0.91386506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78857071" calcext:value-type="float">
            <text:p>0.9085788571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3324134863" calcext:value-type="float">
            <text:p>0.91332413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881320343" calcext:value-type="float">
            <text:p>0.9118813203</text:p>
          </table:table-cell>
          <table:table-cell table:number-columns-repeated="3"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1146789226" calcext:value-type="float">
            <text:p>0.91114678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3574052535" calcext:value-type="float">
            <text:p>0.91357405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3312101123" calcext:value-type="float">
            <text:p>0.91331210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2297599412" calcext:value-type="float">
            <text:p>0.9122975994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3081625125" calcext:value-type="float">
            <text:p>0.913081625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3574599204" calcext:value-type="float">
            <text:p>0.91357459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11952804" calcext:value-type="float">
            <text:p>0.9099119528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3595232131" calcext:value-type="float">
            <text:p>0.91359523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47868209" calcext:value-type="float">
            <text:p>0.9125478682</text:p>
          </table:table-cell>
          <table:table-cell table:number-columns-repeated="3"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297819416" calcext:value-type="float">
            <text:p>0.91297819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3763351152" calcext:value-type="float">
            <text:p>0.91376335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3962117274" calcext:value-type="float">
            <text:p>0.91396211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4411787516" calcext:value-type="float">
            <text:p>0.914411787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3655046826" calcext:value-type="float">
            <text:p>0.91365504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3515151587" calcext:value-type="float">
            <text:p>0.91351515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26211911" calcext:value-type="float">
            <text:p>0.9084262119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3801823237" calcext:value-type="float">
            <text:p>0.91380182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804997763" calcext:value-type="float">
            <text:p>0.9118049978</text:p>
          </table:table-cell>
          <table:table-cell table:number-columns-repeated="3"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3353771953" calcext:value-type="float">
            <text:p>0.9133537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4276688373" calcext:value-type="float">
            <text:p>0.91427668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3915458124" calcext:value-type="float">
            <text:p>0.91391545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4412419205" calcext:value-type="float">
            <text:p>0.9144124192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4097000326" calcext:value-type="float">
            <text:p>0.91409700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4430513358" calcext:value-type="float">
            <text:p>0.91443051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07325291" calcext:value-type="float">
            <text:p>0.9092073253</text:p>
          </table:table-cell>
          <table:table-cell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4032145195" calcext:value-type="float">
            <text:p>0.91403214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195554453" calcext:value-type="float">
            <text:p>0.9121955545</text:p>
          </table:table-cell>
          <table:table-cell table:number-columns-repeated="3"/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4384776011" calcext:value-type="float">
            <text:p>0.9143847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6" calcext:value-type="float">
            <text:p>1.6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3907655582" calcext:value-type="float">
            <text:p>0.91390765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OFFSET([.$D$3]; 7*(ROW()-ROW([.$F$2]));0)" office:value-type="float" office:value="1.6" calcext:value-type="float">
            <text:p>1.6</text:p>
          </table:table-cell>
          <table:table-cell table:style-name="ce1"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4025100219" calcext:value-type="float">
            <text:p>0.91402510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table:style-name="ce1"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3218012735" calcext:value-type="float">
            <text:p>0.913218012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1701861074" calcext:value-type="float">
            <text:p>0.91170186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style-name="ce1"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4344564322" calcext:value-type="float">
            <text:p>0.91434456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28031266" calcext:value-type="float">
            <text:p>0.9094280313</text:p>
          </table:table-cell>
          <table:table-cell/>
          <table:table-cell table:style-name="ce1"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3782484075" calcext:value-type="float">
            <text:p>0.91378248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30590744" calcext:value-type="float">
            <text:p>0.9123059074</text:p>
          </table:table-cell>
          <table:table-cell table:number-columns-repeated="3"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2874344205" calcext:value-type="float">
            <text:p>0.91287434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4086018005" calcext:value-type="float">
            <text:p>0.9140860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4059049422" calcext:value-type="float">
            <text:p>0.91405904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3813884877" calcext:value-type="float">
            <text:p>0.913813884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4112394553" calcext:value-type="float">
            <text:p>0.91411239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4309438686" calcext:value-type="float">
            <text:p>0.91430943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35147673" calcext:value-type="float">
            <text:p>0.9092351477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4897432413" calcext:value-type="float">
            <text:p>0.91489743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209465644" calcext:value-type="float">
            <text:p>0.9122094656</text:p>
          </table:table-cell>
          <table:table-cell table:number-columns-repeated="3"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4839311296" calcext:value-type="float">
            <text:p>0.91483931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3874039741" calcext:value-type="float">
            <text:p>0.91387403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4491513671" calcext:value-type="float">
            <text:p>0.91449151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4528336956" calcext:value-type="float">
            <text:p>0.91452833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4132674803" calcext:value-type="float">
            <text:p>0.91413267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4545524955" calcext:value-type="float">
            <text:p>0.9145455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27303223" calcext:value-type="float">
            <text:p>0.9099273032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4334118114" calcext:value-type="float">
            <text:p>0.91433411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55543419" calcext:value-type="float">
            <text:p>0.9125555434</text:p>
          </table:table-cell>
          <table:table-cell table:number-columns-repeated="3"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4247290989" calcext:value-type="float">
            <text:p>0.9142472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4557649677" calcext:value-type="float">
            <text:p>0.91455764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4681672201" calcext:value-type="float">
            <text:p>0.91468167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4956043682" calcext:value-type="float">
            <text:p>0.914956043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3851614232" calcext:value-type="float">
            <text:p>0.91385161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4743038335" calcext:value-type="float">
            <text:p>0.91474303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3830492" calcext:value-type="float">
            <text:p>0.9098383049</text:p>
          </table:table-cell>
          <table:table-cell/>
          <table:table-cell table:formula="of:=OFFSET([.$D$3]; 7*(ROW()-ROW([.$F$2]));0)" office:value-type="float" office:value="1.8" calcext:value-type="float">
            <text:p>1.8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482701893" calcext:value-type="float">
            <text:p>0.91482701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11044268" calcext:value-type="float">
            <text:p>0.9125110443</text:p>
          </table:table-cell>
          <table:table-cell table:number-columns-repeated="3"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3868705007" calcext:value-type="float">
            <text:p>0.9138687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2283425011" calcext:value-type="float">
            <text:p>0.9122834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4279477018" calcext:value-type="float">
            <text:p>0.9142794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4968974638" calcext:value-type="float">
            <text:p>0.914968974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346137211" calcext:value-type="float">
            <text:p>0.91346137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4191135907" calcext:value-type="float">
            <text:p>0.91419113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11377765" calcext:value-type="float">
            <text:p>0.9086113778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4621782346" calcext:value-type="float">
            <text:p>0.91462178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89758069" calcext:value-type="float">
            <text:p>0.9118975807</text:p>
          </table:table-cell>
          <table:table-cell table:number-columns-repeated="3"/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style-name="ce1"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4054612159" calcext:value-type="float">
            <text:p>0.91405461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4042086093" calcext:value-type="float">
            <text:p>0.91404208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4496035903" calcext:value-type="float">
            <text:p>0.91449603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style-name="ce1"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5059023759" calcext:value-type="float">
            <text:p>0.9150590238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5131459494" calcext:value-type="float">
            <text:p>0.915131459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4230635047" calcext:value-type="float">
            <text:p>0.9142306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3543963" calcext:value-type="float">
            <text:p>0.9099354396</text:p>
          </table:table-cell>
          <table:table-cell/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4564836303" calcext:value-type="float">
            <text:p>0.91456483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59611622" calcext:value-type="float">
            <text:p>0.9125596116</text:p>
          </table:table-cell>
          <table:table-cell table:number-columns-repeated="3"/>
          <table:table-cell table:style-name="ce1"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459964497" calcext:value-type="float">
            <text:p>0.9145996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4637794023" calcext:value-type="float">
            <text:p>0.9146377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4658289484" calcext:value-type="float">
            <text:p>0.914658289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5181288199" calcext:value-type="float">
            <text:p>0.9151812882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5011749081" calcext:value-type="float">
            <text:p>0.91501174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4757047578" calcext:value-type="float">
            <text:p>0.91475704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19391079" calcext:value-type="float">
            <text:p>0.9099193911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5125222277" calcext:value-type="float">
            <text:p>0.91512522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51587347" calcext:value-type="float">
            <text:p>0.9125515873</text:p>
          </table:table-cell>
          <table:table-cell table:number-columns-repeated="3"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4084710964" calcext:value-type="float">
            <text:p>0.9140847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5036776609" calcext:value-type="float">
            <text:p>0.91503677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5156308235" calcext:value-type="float">
            <text:p>0.91515630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table:formula="of:=OFFSET([.$D$3]; 7*(ROW()-ROW([.$F$2]));0)" office:value-type="float" office:value="2" calcext:value-type="float">
            <text:p>2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5492122944" calcext:value-type="float">
            <text:p>0.915492122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4010782787" calcext:value-type="float">
            <text:p>0.91401078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2163726357" calcext:value-type="float">
            <text:p>0.91216372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68732216" calcext:value-type="float">
            <text:p>0.9090687322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5195870861" calcext:value-type="float">
            <text:p>0.91519587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126257915" calcext:value-type="float">
            <text:p>0.9121262579</text:p>
          </table:table-cell>
          <table:table-cell table:number-columns-repeated="3"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4649229454" calcext:value-type="float">
            <text:p>0.914649229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3853994556" calcext:value-type="float">
            <text:p>0.91385399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4490955451" calcext:value-type="float">
            <text:p>0.91449095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5126117212" calcext:value-type="float">
            <text:p>0.9151261172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4482748441" calcext:value-type="float">
            <text:p>0.91448274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4494783251" calcext:value-type="float">
            <text:p>0.91449478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59201764" calcext:value-type="float">
            <text:p>0.9089592018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4935164601" calcext:value-type="float">
            <text:p>0.91493516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071492689" calcext:value-type="float">
            <text:p>0.9120714927</text:p>
          </table:table-cell>
          <table:table-cell table:number-columns-repeated="3"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5470460167" calcext:value-type="float">
            <text:p>0.91547046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5447418275" calcext:value-type="float">
            <text:p>0.91544741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4709336402" calcext:value-type="float">
            <text:p>0.91470933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5139891276" calcext:value-type="float">
            <text:p>0.915139891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4632129125" calcext:value-type="float">
            <text:p>0.91463212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4966723177" calcext:value-type="float">
            <text:p>0.91496672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93459946" calcext:value-type="float">
            <text:p>0.9096934599</text:p>
          </table:table-cell>
          <table:table-cell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5424111967" calcext:value-type="float">
            <text:p>0.9154241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43862178" calcext:value-type="float">
            <text:p>0.9124386218</text:p>
          </table:table-cell>
          <table:table-cell table:number-columns-repeated="3"/>
          <table:table-cell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5178150228" calcext:value-type="float">
            <text:p>0.91517815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2.2" calcext:value-type="float">
            <text:p>2.2</text:p>
          </table:table-cell>
          <table:table-cell table:style-name="ce1"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46325663" calcext:value-type="float">
            <text:p>0.91463256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5105292878" calcext:value-type="float">
            <text:p>0.91510529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table:style-name="ce1"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5289591652" calcext:value-type="float">
            <text:p>0.915289591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2.2" calcext:value-type="float">
            <text:p>2.2</text:p>
          </table:table-cell>
          <table:table-cell table:style-name="ce1"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5092810901" calcext:value-type="float">
            <text:p>0.91509281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5183783615" calcext:value-type="float">
            <text:p>0.9151837836</text:p>
          </table:table-cell>
          <table:table-cell/>
          <table:table-cell table:style-name="ce1"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5332364681" calcext:value-type="float">
            <text:p>0.91533236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66212511" calcext:value-type="float">
            <text:p>0.9100662125</text:p>
          </table:table-cell>
          <table:table-cell/>
          <table:table-cell table:style-name="ce1"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5637071848" calcext:value-type="float">
            <text:p>0.91563707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624998063" calcext:value-type="float">
            <text:p>0.9126249981</text:p>
          </table:table-cell>
          <table:table-cell table:number-columns-repeated="3"/>
          <table:table-cell table:style-name="ce1" table:formula="of:=OFFSET([.$D$3]; 7*(ROW()-ROW([.$F$2]));0)" office:value-type="float" office:value="2.2" calcext:value-type="float">
            <text:p>2.2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5513671058" calcext:value-type="float">
            <text:p>0.91551367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544617001" calcext:value-type="float">
            <text:p>0.915446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2621523841" calcext:value-type="float">
            <text:p>0.91262152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4119078817" calcext:value-type="float">
            <text:p>0.9141190788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5300736048" calcext:value-type="float">
            <text:p>0.9153007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3977104626" calcext:value-type="float">
            <text:p>0.91397710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61601752" calcext:value-type="float">
            <text:p>0.9081616018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4561777539" calcext:value-type="float">
            <text:p>0.91456177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372149984" calcext:value-type="float">
            <text:p>0.91237215</text:p>
          </table:table-cell>
          <table:table-cell table:number-columns-repeated="3"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5237076796" calcext:value-type="float">
            <text:p>0.91523707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4232346467" calcext:value-type="float">
            <text:p>0.91423234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4478561894" calcext:value-type="float">
            <text:p>0.91447856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5205942553" calcext:value-type="float">
            <text:p>0.915205942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5337387258" calcext:value-type="float">
            <text:p>0.91533738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5549721434" calcext:value-type="float">
            <text:p>0.91554972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494502547" calcext:value-type="float">
            <text:p>0.9044945025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5290457597" calcext:value-type="float">
            <text:p>0.91529045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0538600382" calcext:value-type="float">
            <text:p>0.9105386004</text:p>
          </table:table-cell>
          <table:table-cell table:number-columns-repeated="3"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52763441" calcext:value-type="float">
            <text:p>0.91527634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5182233937" calcext:value-type="float">
            <text:p>0.91518223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5293451393" calcext:value-type="float">
            <text:p>0.91529345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5587877372" calcext:value-type="float">
            <text:p>0.9155878774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5723207274" calcext:value-type="float">
            <text:p>0.91572320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5592205393" calcext:value-type="float">
            <text:p>0.91559220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33832819" calcext:value-type="float">
            <text:p>0.9097338328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5851967653" calcext:value-type="float">
            <text:p>0.91585196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58265518" calcext:value-type="float">
            <text:p>0.9131582655</text:p>
          </table:table-cell>
          <table:table-cell table:number-columns-repeated="3"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6082285908" calcext:value-type="float">
            <text:p>0.91608228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5701785213" calcext:value-type="float">
            <text:p>0.91570178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5676442382" calcext:value-type="float">
            <text:p>0.91567644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5309604977" calcext:value-type="float">
            <text:p>0.91530960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4" calcext:value-type="float">
            <text:p>2.4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5569118833" calcext:value-type="float">
            <text:p>0.91556911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4906688233" calcext:value-type="float">
            <text:p>0.91490668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17657556" calcext:value-type="float">
            <text:p>0.9095176576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3800879969" calcext:value-type="float">
            <text:p>0.913800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050177886" calcext:value-type="float">
            <text:p>0.9130501779</text:p>
          </table:table-cell>
          <table:table-cell table:number-columns-repeated="3"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5356595993" calcext:value-type="float">
            <text:p>0.9153565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5562372255" calcext:value-type="float">
            <text:p>0.91556237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style-name="ce1"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4502256845" calcext:value-type="float">
            <text:p>0.91450225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4389679823" calcext:value-type="float">
            <text:p>0.9143896798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5088742106" calcext:value-type="float">
            <text:p>0.91508874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style-name="ce1"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4843496533" calcext:value-type="float">
            <text:p>0.91484349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627725719" calcext:value-type="float">
            <text:p>0.9066277257</text:p>
          </table:table-cell>
          <table:table-cell/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496787732" calcext:value-type="float">
            <text:p>0.91496787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605211968" calcext:value-type="float">
            <text:p>0.911605212</text:p>
          </table:table-cell>
          <table:table-cell table:number-columns-repeated="3"/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5161433007" calcext:value-type="float">
            <text:p>0.9151614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6066196376" calcext:value-type="float">
            <text:p>0.91606619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style-name="ce1"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5956701484" calcext:value-type="float">
            <text:p>0.91595670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5472968016" calcext:value-type="float">
            <text:p>0.915472968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5542700485" calcext:value-type="float">
            <text:p>0.91554270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593632771" calcext:value-type="float">
            <text:p>0.91593632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914743075" calcext:value-type="float">
            <text:p>0.9069147431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5170436794" calcext:value-type="float">
            <text:p>0.91517043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748720646" calcext:value-type="float">
            <text:p>0.9117487206</text:p>
          </table:table-cell>
          <table:table-cell table:number-columns-repeated="3"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6124792782" calcext:value-type="float">
            <text:p>0.91612479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5985461888" calcext:value-type="float">
            <text:p>0.91598546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5226118041" calcext:value-type="float">
            <text:p>0.9152261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547356442" calcext:value-type="float">
            <text:p>0.9154735644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5428505639" calcext:value-type="float">
            <text:p>0.91542850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5889410557" calcext:value-type="float">
            <text:p>0.91588941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1172133" calcext:value-type="float">
            <text:p>0.9082117213</text:p>
          </table:table-cell>
          <table:table-cell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559405414" calcext:value-type="float">
            <text:p>0.91559405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397209774" calcext:value-type="float">
            <text:p>0.9123972098</text:p>
          </table:table-cell>
          <table:table-cell table:number-columns-repeated="3"/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5454119142" calcext:value-type="float">
            <text:p>0.91545411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6" calcext:value-type="float">
            <text:p>2.6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5923077319" calcext:value-type="float">
            <text:p>0.91592307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5192588954" calcext:value-type="float">
            <text:p>0.9151925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3632618514" calcext:value-type="float">
            <text:p>0.913632618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073162299" calcext:value-type="float">
            <text:p>0.91607316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4951760205" calcext:value-type="float">
            <text:p>0.91495176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43461712" calcext:value-type="float">
            <text:p>0.9078434617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549086454" calcext:value-type="float">
            <text:p>0.91549086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213079964" calcext:value-type="float">
            <text:p>0.91221308</text:p>
          </table:table-cell>
          <table:table-cell table:number-columns-repeated="3"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5125022894" calcext:value-type="float">
            <text:p>0.91512502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5817245143" calcext:value-type="float">
            <text:p>0.915817245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4867852954" calcext:value-type="float">
            <text:p>0.91486785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5070286274" calcext:value-type="float">
            <text:p>0.915070286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5859213037" calcext:value-type="float">
            <text:p>0.9158592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5702490595" calcext:value-type="float">
            <text:p>0.91570249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177885412" calcext:value-type="float">
            <text:p>0.9071778854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6029786156" calcext:value-type="float">
            <text:p>0.91602978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880291815" calcext:value-type="float">
            <text:p>0.9118802918</text:p>
          </table:table-cell>
          <table:table-cell table:number-columns-repeated="3"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5934961603" calcext:value-type="float">
            <text:p>0.91593496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528800208" calcext:value-type="float">
            <text:p>0.91528800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5739261338" calcext:value-type="float">
            <text:p>0.91573926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style-name="ce1"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5657997141" calcext:value-type="float">
            <text:p>0.9156579971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611062636" calcext:value-type="float">
            <text:p>0.91611062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6405340628" calcext:value-type="float">
            <text:p>0.91640534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71663857" calcext:value-type="float">
            <text:p>0.9091716639</text:p>
          </table:table-cell>
          <table:table-cell/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style-name="ce1"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6088715868" calcext:value-type="float">
            <text:p>0.91608871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877181037" calcext:value-type="float">
            <text:p>0.912877181</text:p>
          </table:table-cell>
          <table:table-cell table:number-columns-repeated="3"/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590432308" calcext:value-type="float">
            <text:p>0.91590432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5862423474" calcext:value-type="float">
            <text:p>0.91586242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6501657445" calcext:value-type="float">
            <text:p>0.91650165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"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5760206444" calcext:value-type="float">
            <text:p>0.9157602064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6169438911" calcext:value-type="float">
            <text:p>0.91616943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2.8" calcext:value-type="float">
            <text:p>2.8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6029752914" calcext:value-type="float">
            <text:p>0.91602975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75997341" calcext:value-type="float">
            <text:p>0.9085759973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5298836361" calcext:value-type="float">
            <text:p>0.91529883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79347779" calcext:value-type="float">
            <text:p>0.9125793478</text:p>
          </table:table-cell>
          <table:table-cell table:number-columns-repeated="3"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3476544112" calcext:value-type="float">
            <text:p>0.91347654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225214872" calcext:value-type="float">
            <text:p>0.91622521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5152152534" calcext:value-type="float">
            <text:p>0.91515215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4742899589" calcext:value-type="float">
            <text:p>0.914742899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5252079121" calcext:value-type="float">
            <text:p>0.91525207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5774452179" calcext:value-type="float">
            <text:p>0.91577445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03573064" calcext:value-type="float">
            <text:p>0.9091035731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5483774268" calcext:value-type="float">
            <text:p>0.91548377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843135641" calcext:value-type="float">
            <text:p>0.9128431356</text:p>
          </table:table-cell>
          <table:table-cell table:number-columns-repeated="3"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5347678965" calcext:value-type="float">
            <text:p>0.9153476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5924230794" calcext:value-type="float">
            <text:p>0.915924230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6078348491" calcext:value-type="float">
            <text:p>0.91607834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6433244533" calcext:value-type="float">
            <text:p>0.916433244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5570271484" calcext:value-type="float">
            <text:p>0.91557027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5701306588" calcext:value-type="float">
            <text:p>0.91570130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47576653" calcext:value-type="float">
            <text:p>0.9092475767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5979228431" calcext:value-type="float">
            <text:p>0.91597922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915137435" calcext:value-type="float">
            <text:p>0.9129151374</text:p>
          </table:table-cell>
          <table:table-cell table:number-columns-repeated="3"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5662413585" calcext:value-type="float">
            <text:p>0.91566241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6172890509" calcext:value-type="float">
            <text:p>0.91617289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6667870098" calcext:value-type="float">
            <text:p>0.91666787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6293029045" calcext:value-type="float">
            <text:p>0.91629302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6195679172" calcext:value-type="float">
            <text:p>0.91619567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6416735597" calcext:value-type="float">
            <text:p>0.91641673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71668771" calcext:value-type="float">
            <text:p>0.9091716688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5882501663" calcext:value-type="float">
            <text:p>0.91588250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877183494" calcext:value-type="float">
            <text:p>0.9128771835</text:p>
          </table:table-cell>
          <table:table-cell table:number-columns-repeated="3"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5815418866" calcext:value-type="float">
            <text:p>0.91581541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589543016" calcext:value-type="float">
            <text:p>0.91589543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" calcext:value-type="float">
            <text:p>3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659324226" calcext:value-type="float">
            <text:p>0.91659324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5876446548" calcext:value-type="float">
            <text:p>0.915876446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style-name="ce1"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3447144854" calcext:value-type="float">
            <text:p>0.91344714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377541696" calcext:value-type="float">
            <text:p>0.91637754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10462568" calcext:value-type="float">
            <text:p>0.9094104626</text:p>
          </table:table-cell>
          <table:table-cell/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6238224638" calcext:value-type="float">
            <text:p>0.91623822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996580392" calcext:value-type="float">
            <text:p>0.9129965804</text:p>
          </table:table-cell>
          <table:table-cell table:number-columns-repeated="3"/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style-name="ce1"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552437367" calcext:value-type="float">
            <text:p>0.91552437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5498731513" calcext:value-type="float">
            <text:p>0.91549873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572966065" calcext:value-type="float">
            <text:p>0.915729660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5627310483" calcext:value-type="float">
            <text:p>0.915627310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5804482777" calcext:value-type="float">
            <text:p>0.91580448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5536990981" calcext:value-type="float">
            <text:p>0.9155369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29339454" calcext:value-type="float">
            <text:p>0.9093293395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6590230487" calcext:value-type="float">
            <text:p>0.91659023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956018836" calcext:value-type="float">
            <text:p>0.9129560188</text:p>
          </table:table-cell>
          <table:table-cell table:number-columns-repeated="3"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6929670919" calcext:value-type="float">
            <text:p>0.91692967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6653966816" calcext:value-type="float">
            <text:p>0.91665396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6020939199" calcext:value-type="float">
            <text:p>0.91602093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6501302136" calcext:value-type="float">
            <text:p>0.9165013021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6552422948" calcext:value-type="float">
            <text:p>0.91655242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675699019" calcext:value-type="float">
            <text:p>0.91675699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40714175" calcext:value-type="float">
            <text:p>0.909540714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040623117" calcext:value-type="float">
            <text:p>0.91704062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061706196" calcext:value-type="float">
            <text:p>0.9130617062</text:p>
          </table:table-cell>
          <table:table-cell table:number-columns-repeated="3"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6639430842" calcext:value-type="float">
            <text:p>0.916639430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6693548489" calcext:value-type="float">
            <text:p>0.91669354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6057656245" calcext:value-type="float">
            <text:p>0.91605765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5985293455" calcext:value-type="float">
            <text:p>0.915985293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5967128968" calcext:value-type="float">
            <text:p>0.9159671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6320900931" calcext:value-type="float">
            <text:p>0.91632090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96449242" calcext:value-type="float">
            <text:p>0.9097964492</text:p>
          </table:table-cell>
          <table:table-cell/>
          <table:table-cell table:formula="of:=OFFSET([.$D$3]; 7*(ROW()-ROW([.$F$2]));0)" office:value-type="float" office:value="3.2" calcext:value-type="float">
            <text:p>3.2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6620282761" calcext:value-type="float">
            <text:p>0.91662028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8957373" calcext:value-type="float">
            <text:p>0.9131895737</text:p>
          </table:table-cell>
          <table:table-cell table:number-columns-repeated="3"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5374883113" calcext:value-type="float">
            <text:p>0.91537488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4061611382" calcext:value-type="float">
            <text:p>0.91406161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961232275" calcext:value-type="float">
            <text:p>0.91696123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5738693005" calcext:value-type="float">
            <text:p>0.91573869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039726761" calcext:value-type="float">
            <text:p>0.91603972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6123471946" calcext:value-type="float">
            <text:p>0.91612347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55734817" calcext:value-type="float">
            <text:p>0.9096557348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5864672759" calcext:value-type="float">
            <text:p>0.91586467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19216517" calcext:value-type="float">
            <text:p>0.9131192165</text:p>
          </table:table-cell>
          <table:table-cell table:number-columns-repeated="3"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5830326067" calcext:value-type="float">
            <text:p>0.91583032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14355908" calcext:value-type="float">
            <text:p>0.91614355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6241146449" calcext:value-type="float">
            <text:p>0.91624114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077839068" calcext:value-type="float">
            <text:p>0.9170778391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6936723479" calcext:value-type="float">
            <text:p>0.91693672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style-name="ce1"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6345440313" calcext:value-type="float">
            <text:p>0.91634544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0482352" calcext:value-type="float">
            <text:p>0.9090048235</text:p>
          </table:table-cell>
          <table:table-cell/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6208943333" calcext:value-type="float">
            <text:p>0.91620894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793760869" calcext:value-type="float">
            <text:p>0.9127937609</text:p>
          </table:table-cell>
          <table:table-cell table:number-columns-repeated="3"/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6062513134" calcext:value-type="float">
            <text:p>0.91606251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style-name="ce1"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6356198291" calcext:value-type="float">
            <text:p>0.9163561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6362997529" calcext:value-type="float">
            <text:p>0.91636299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6273714288" calcext:value-type="float">
            <text:p>0.916273714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6350749481" calcext:value-type="float">
            <text:p>0.916350749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style-name="ce1"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673806594" calcext:value-type="float">
            <text:p>0.91673806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48252199" calcext:value-type="float">
            <text:p>0.9098482522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074790575" calcext:value-type="float">
            <text:p>0.91707479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215475208" calcext:value-type="float">
            <text:p>0.9132154752</text:p>
          </table:table-cell>
          <table:table-cell table:number-columns-repeated="3"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6675622898" calcext:value-type="float">
            <text:p>0.91667562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65276105" calcext:value-type="float">
            <text:p>0.91652761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690607632" calcext:value-type="float">
            <text:p>0.91690607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table:formula="of:=OFFSET([.$D$3]; 7*(ROW()-ROW([.$F$2]));0)" office:value-type="float" office:value="3.4" calcext:value-type="float">
            <text:p>3.4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691006056" calcext:value-type="float">
            <text:p>0.916910060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5749741551" calcext:value-type="float">
            <text:p>0.91574974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5030970522" calcext:value-type="float">
            <text:p>0.91503097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80169227" calcext:value-type="float">
            <text:p>0.909180169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657415653" calcext:value-type="float">
            <text:p>0.91665741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881433722" calcext:value-type="float">
            <text:p>0.9128814337</text:p>
          </table:table-cell>
          <table:table-cell table:number-columns-repeated="3"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6857350642" calcext:value-type="float">
            <text:p>0.91685735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5316129735" calcext:value-type="float">
            <text:p>0.915316129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604259167" calcext:value-type="float">
            <text:p>0.91604259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6588693001" calcext:value-type="float">
            <text:p>0.91658869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5858793049" calcext:value-type="float">
            <text:p>0.9158587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494678696" calcext:value-type="float">
            <text:p>0.91649467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64098328" calcext:value-type="float">
            <text:p>0.9097640983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6540428431" calcext:value-type="float">
            <text:p>0.91654042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73398272" calcext:value-type="float">
            <text:p>0.9131733983</text:p>
          </table:table-cell>
          <table:table-cell table:number-columns-repeated="3"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6663555319" calcext:value-type="float">
            <text:p>0.916663555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261060707" calcext:value-type="float">
            <text:p>0.917261060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6249207834" calcext:value-type="float">
            <text:p>0.916249207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6320265864" calcext:value-type="float">
            <text:p>0.916320265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6779487203" calcext:value-type="float">
            <text:p>0.91677948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6659669122" calcext:value-type="float">
            <text:p>0.91665966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95120515" calcext:value-type="float">
            <text:p>0.9096951205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7178254476" calcext:value-type="float">
            <text:p>0.91717825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38909366" calcext:value-type="float">
            <text:p>0.9131389094</text:p>
          </table:table-cell>
          <table:table-cell table:number-columns-repeated="3"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551453081" calcext:value-type="float">
            <text:p>0.91755145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6821073953" calcext:value-type="float">
            <text:p>0.9168210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370721756" calcext:value-type="float">
            <text:p>0.91737072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6972471194" calcext:value-type="float">
            <text:p>0.9169724712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033600365" calcext:value-type="float">
            <text:p>0.917033600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6582698217" calcext:value-type="float">
            <text:p>0.9165826982</text:p>
          </table:table-cell>
          <table:table-cell/>
          <table:table-cell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276993808" calcext:value-type="float">
            <text:p>0.91727699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36364911" calcext:value-type="float">
            <text:p>0.9095363649</text:p>
          </table:table-cell>
          <table:table-cell/>
          <table:table-cell table:style-name="ce1" table:formula="of:=OFFSET([.$D$3]; 7*(ROW()-ROW([.$F$2]));0)" office:value-type="float" office:value="3.6" calcext:value-type="float">
            <text:p>3.6</text:p>
          </table:table-cell>
          <table:table-cell table:style-name="ce1"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6892472733" calcext:value-type="float">
            <text:p>0.91689247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059531564" calcext:value-type="float">
            <text:p>0.9130595316</text:p>
          </table:table-cell>
          <table:table-cell table:number-columns-repeated="3"/>
          <table:table-cell table:style-name="ce1" table:formula="of:=OFFSET([.$D$3]; 7*(ROW()-ROW([.$F$2]));0)" office:value-type="float" office:value="3.6" calcext:value-type="float">
            <text:p>3.6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6917317051" calcext:value-type="float">
            <text:p>0.91691731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707865521" calcext:value-type="float">
            <text:p>0.91707865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4698768302" calcext:value-type="float">
            <text:p>0.91469876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30894075" calcext:value-type="float">
            <text:p>0.9163089408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6007169308" calcext:value-type="float">
            <text:p>0.91600716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258229359" calcext:value-type="float">
            <text:p>0.91625822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53629373" calcext:value-type="float">
            <text:p>0.9090536294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5643991007" calcext:value-type="float">
            <text:p>0.9156439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403028628" calcext:value-type="float">
            <text:p>0.9134030286</text:p>
          </table:table-cell>
          <table:table-cell table:number-columns-repeated="3"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6461809561" calcext:value-type="float">
            <text:p>0.91646180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29688034" calcext:value-type="float">
            <text:p>0.91629688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5822629639" calcext:value-type="float">
            <text:p>0.91582262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6255541115" calcext:value-type="float">
            <text:p>0.9162555411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6496415753" calcext:value-type="float">
            <text:p>0.91649641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325408111" calcext:value-type="float">
            <text:p>0.91732540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5897819736" calcext:value-type="float">
            <text:p>0.9058978197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6767789062" calcext:value-type="float">
            <text:p>0.91676778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82512381" calcext:value-type="float">
            <text:p>0.9118251238</text:p>
          </table:table-cell>
          <table:table-cell table:number-columns-repeated="3"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6943466381" calcext:value-type="float">
            <text:p>0.91694346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6839468812" calcext:value-type="float">
            <text:p>0.91683946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6658303472" calcext:value-type="float">
            <text:p>0.91665830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6855693559" calcext:value-type="float">
            <text:p>0.916855693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301509601" calcext:value-type="float">
            <text:p>0.91730150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119296764" calcext:value-type="float">
            <text:p>0.91711929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67785507" calcext:value-type="float">
            <text:p>0.9086677855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407673191" calcext:value-type="float">
            <text:p>0.91740767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210106695" calcext:value-type="float">
            <text:p>0.9132101067</text:p>
          </table:table-cell>
          <table:table-cell table:number-columns-repeated="3"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6990137915" calcext:value-type="float">
            <text:p>0.91699013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055290243" calcext:value-type="float">
            <text:p>0.91705529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233027964" calcext:value-type="float">
            <text:p>0.9172330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7224813116" calcext:value-type="float">
            <text:p>0.9172248131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3.8" calcext:value-type="float">
            <text:p>3.8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6784874511" calcext:value-type="float">
            <text:p>0.91678487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7267868365" calcext:value-type="float">
            <text:p>0.91726786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91993643" calcext:value-type="float">
            <text:p>0.9069199364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4628152721" calcext:value-type="float">
            <text:p>0.91462815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336182157" calcext:value-type="float">
            <text:p>0.9123361822</text:p>
          </table:table-cell>
          <table:table-cell table:number-columns-repeated="3"/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style-name="ce1"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223158399" calcext:value-type="float">
            <text:p>0.91622315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6178449898" calcext:value-type="float">
            <text:p>0.91617844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410832304" calcext:value-type="float">
            <text:p>0.91641083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style-name="ce1"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636040699" calcext:value-type="float">
            <text:p>0.91636040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6564420082" calcext:value-type="float">
            <text:p>0.91656442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5923458606" calcext:value-type="float">
            <text:p>0.91592345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020628317" calcext:value-type="float">
            <text:p>0.9060206283</text:p>
          </table:table-cell>
          <table:table-cell/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394019887" calcext:value-type="float">
            <text:p>0.91639401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8865281" calcext:value-type="float">
            <text:p>0.9118865281</text:p>
          </table:table-cell>
          <table:table-cell table:number-columns-repeated="3"/>
          <table:table-cell table:style-name="ce1"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6478395967" calcext:value-type="float">
            <text:p>0.9164783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256149253" calcext:value-type="float">
            <text:p>0.91725614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438735912" calcext:value-type="float">
            <text:p>0.91743873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6691686401" calcext:value-type="float">
            <text:p>0.9166916864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6859358834" calcext:value-type="float">
            <text:p>0.91685935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6692598517" calcext:value-type="float">
            <text:p>0.91669259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256345723" calcext:value-type="float">
            <text:p>0.9072563457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7038779294" calcext:value-type="float">
            <text:p>0.91703877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04386803" calcext:value-type="float">
            <text:p>0.9125043868</text:p>
          </table:table-cell>
          <table:table-cell table:number-columns-repeated="3"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7216422955" calcext:value-type="float">
            <text:p>0.9172164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098736457" calcext:value-type="float">
            <text:p>0.91709873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035890465" calcext:value-type="float">
            <text:p>0.91703589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6668382965" calcext:value-type="float">
            <text:p>0.91666838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57553926" calcext:value-type="float">
            <text:p>0.91757553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6939973942" calcext:value-type="float">
            <text:p>0.91693997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14554941" calcext:value-type="float">
            <text:p>0.9088145549</text:p>
          </table:table-cell>
          <table:table-cell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393376252" calcext:value-type="float">
            <text:p>0.91739337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283491412" calcext:value-type="float">
            <text:p>0.9132834914</text:p>
          </table:table-cell>
          <table:table-cell table:number-columns-repeated="3"/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730535034" calcext:value-type="float">
            <text:p>0.91730535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" calcext:value-type="float">
            <text:p>4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7147647554" calcext:value-type="float">
            <text:p>0.91714764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7330766111" calcext:value-type="float">
            <text:p>0.91733076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4822991327" calcext:value-type="float">
            <text:p>0.914822991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643042026" calcext:value-type="float">
            <text:p>0.9166430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7533364622" calcext:value-type="float">
            <text:p>0.91753336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749178138" calcext:value-type="float">
            <text:p>0.9067491781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5896795289" calcext:value-type="float">
            <text:p>0.915896795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25080301" calcext:value-type="float">
            <text:p>0.912250803</text:p>
          </table:table-cell>
          <table:table-cell table:number-columns-repeated="3"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6334723704" calcext:value-type="float">
            <text:p>0.91633472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7228108507" calcext:value-type="float">
            <text:p>0.91722810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920891473" calcext:value-type="float">
            <text:p>0.91692089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393328492" calcext:value-type="float">
            <text:p>0.916393328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6871804679" calcext:value-type="float">
            <text:p>0.91687180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237200035" calcext:value-type="float">
            <text:p>0.91723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67269968" calcext:value-type="float">
            <text:p>0.90786727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181777284" calcext:value-type="float">
            <text:p>0.91718177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809848925" calcext:value-type="float">
            <text:p>0.9128098489</text:p>
          </table:table-cell>
          <table:table-cell table:number-columns-repeated="3"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6700738572" calcext:value-type="float">
            <text:p>0.91670073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style-name="ce1"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6640128804" calcext:value-type="float">
            <text:p>0.91664012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427416208" calcext:value-type="float">
            <text:p>0.91742741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7251512913" calcext:value-type="float">
            <text:p>0.917251512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style-name="ce1"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7592836383" calcext:value-type="float">
            <text:p>0.91759283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752661424" calcext:value-type="float">
            <text:p>0.91775266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01598937" calcext:value-type="float">
            <text:p>0.9088015989</text:p>
          </table:table-cell>
          <table:table-cell/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6853011754" calcext:value-type="float">
            <text:p>0.91685301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27701341" calcext:value-type="float">
            <text:p>0.9132770134</text:p>
          </table:table-cell>
          <table:table-cell table:number-columns-repeated="3"/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513798346" calcext:value-type="float">
            <text:p>0.91751379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620084826" calcext:value-type="float">
            <text:p>0.91762008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001574829" calcext:value-type="float">
            <text:p>0.91700157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670958931" calcext:value-type="float">
            <text:p>0.917670958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73786631" calcext:value-type="float">
            <text:p>0.91737866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2" calcext:value-type="float">
            <text:p>4.2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7557869966" calcext:value-type="float">
            <text:p>0.917557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80328847" calcext:value-type="float">
            <text:p>0.9084803288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7855948199" calcext:value-type="float">
            <text:p>0.91785594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16378365" calcext:value-type="float">
            <text:p>0.9131163784</text:p>
          </table:table-cell>
          <table:table-cell table:number-columns-repeated="3"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5217473376" calcext:value-type="float">
            <text:p>0.91521747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6855237695" calcext:value-type="float">
            <text:p>0.91685523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679384474" calcext:value-type="float">
            <text:p>0.91679384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330685009" calcext:value-type="float">
            <text:p>0.91633068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6455543089" calcext:value-type="float">
            <text:p>0.91645554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6995502184" calcext:value-type="float">
            <text:p>0.91699550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30036771" calcext:value-type="float">
            <text:p>0.9099300368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741775472" calcext:value-type="float">
            <text:p>0.91674177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41232327" calcext:value-type="float">
            <text:p>0.9138412323</text:p>
          </table:table-cell>
          <table:table-cell table:number-columns-repeated="3"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633052375" calcext:value-type="float">
            <text:p>0.91663305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7017905419" calcext:value-type="float">
            <text:p>0.91701790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6993044551" calcext:value-type="float">
            <text:p>0.91699304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501945738" calcext:value-type="float">
            <text:p>0.917501945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551334555" calcext:value-type="float">
            <text:p>0.91755133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205517666" calcext:value-type="float">
            <text:p>0.91720551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8777312" calcext:value-type="float">
            <text:p>0.9082877731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262873097" calcext:value-type="float">
            <text:p>0.91726287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020100501" calcext:value-type="float">
            <text:p>0.9130201005</text:p>
          </table:table-cell>
          <table:table-cell table:number-columns-repeated="3"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7366638664" calcext:value-type="float">
            <text:p>0.91736663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7614258297" calcext:value-type="float">
            <text:p>0.91761425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443031539" calcext:value-type="float">
            <text:p>0.91744303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222927735" calcext:value-type="float">
            <text:p>0.917222927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304201702" calcext:value-type="float">
            <text:p>0.91730420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326381978" calcext:value-type="float">
            <text:p>0.9173263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5438384" calcext:value-type="float">
            <text:p>0.9082543838</text:p>
          </table:table-cell>
          <table:table-cell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347956558" calcext:value-type="float">
            <text:p>0.91734795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003405861" calcext:value-type="float">
            <text:p>0.9130034059</text:p>
          </table:table-cell>
          <table:table-cell table:number-columns-repeated="3"/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26810505" calcext:value-type="float">
            <text:p>0.917268105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4" calcext:value-type="float">
            <text:p>4.4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7578608369" calcext:value-type="float">
            <text:p>0.91757860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style-name="ce1" table:formula="of:=OFFSET([.$D$3]; 7*(ROW()-ROW([.$F$2]));0)" office:value-type="float" office:value="4.4" calcext:value-type="float">
            <text:p>4.4</text:p>
          </table:table-cell>
          <table:table-cell table:style-name="ce1"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7689543978" calcext:value-type="float">
            <text:p>0.9176895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table:style-name="ce1"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6719772384" calcext:value-type="float">
            <text:p>0.9167197724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5487010592" calcext:value-type="float">
            <text:p>0.91548701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7270372742" calcext:value-type="float">
            <text:p>0.91727037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10041687" calcext:value-type="float">
            <text:p>0.9085100417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6626272827" calcext:value-type="float">
            <text:p>0.91662627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31234785" calcext:value-type="float">
            <text:p>0.9131312348</text:p>
          </table:table-cell>
          <table:table-cell table:number-columns-repeated="3"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565737344" calcext:value-type="float">
            <text:p>0.91656573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7110471964" calcext:value-type="float">
            <text:p>0.9171104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6782774354" calcext:value-type="float">
            <text:p>0.91678277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867959208" calcext:value-type="float">
            <text:p>0.9168679592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74072664" calcext:value-type="float">
            <text:p>0.91674072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67939006" calcext:value-type="float">
            <text:p>0.91679390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15705093" calcext:value-type="float">
            <text:p>0.9095157051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604282438" calcext:value-type="float">
            <text:p>0.91760428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634066488" calcext:value-type="float">
            <text:p>0.9136340665</text:p>
          </table:table-cell>
          <table:table-cell table:number-columns-repeated="3"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798017105" calcext:value-type="float">
            <text:p>0.91779801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399781863" calcext:value-type="float">
            <text:p>0.91739978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251415582" calcext:value-type="float">
            <text:p>0.91725141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303773478" calcext:value-type="float">
            <text:p>0.917303773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7289068284" calcext:value-type="float">
            <text:p>0.91728906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7650350092" calcext:value-type="float">
            <text:p>0.91765035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65804554" calcext:value-type="float">
            <text:p>0.9094658046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690936367" calcext:value-type="float">
            <text:p>0.91769093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609116218" calcext:value-type="float">
            <text:p>0.9136091162</text:p>
          </table:table-cell>
          <table:table-cell table:number-columns-repeated="3"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63962507" calcext:value-type="float">
            <text:p>0.917639625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539900336" calcext:value-type="float">
            <text:p>0.91753990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792314223" calcext:value-type="float">
            <text:p>0.91779231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351524532" calcext:value-type="float">
            <text:p>0.917351524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400740832" calcext:value-type="float">
            <text:p>0.917400740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7888577956" calcext:value-type="float">
            <text:p>0.91788857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98675265" calcext:value-type="float">
            <text:p>0.9096986753</text:p>
          </table:table-cell>
          <table:table-cell/>
          <table:table-cell table:formula="of:=OFFSET([.$D$3]; 7*(ROW()-ROW([.$F$2]));0)" office:value-type="float" office:value="4.6" calcext:value-type="float">
            <text:p>4.6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7751725029" calcext:value-type="float">
            <text:p>0.9177517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725551574" calcext:value-type="float">
            <text:p>0.9137255516</text:p>
          </table:table-cell>
          <table:table-cell table:number-columns-repeated="3"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6644466598" calcext:value-type="float">
            <text:p>0.91664446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522370184" calcext:value-type="float">
            <text:p>0.91522370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7356248331" calcext:value-type="float">
            <text:p>0.91735624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style-name="ce1"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6688588284" calcext:value-type="float">
            <text:p>0.916688588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28303179" calcext:value-type="float">
            <text:p>0.91628303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6695410236" calcext:value-type="float">
            <text:p>0.91669541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71363559" calcext:value-type="float">
            <text:p>0.9100713636</text:p>
          </table:table-cell>
          <table:table-cell/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style-name="ce1"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7029800677" calcext:value-type="float">
            <text:p>0.917029800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911895721" calcext:value-type="float">
            <text:p>0.9139118957</text:p>
          </table:table-cell>
          <table:table-cell table:number-columns-repeated="3"/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745549283" calcext:value-type="float">
            <text:p>0.91674554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7187058099" calcext:value-type="float">
            <text:p>0.91718705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7079237436" calcext:value-type="float">
            <text:p>0.91707923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table:style-name="ce1"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325515528" calcext:value-type="float">
            <text:p>0.917325515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905918819" calcext:value-type="float">
            <text:p>0.917905918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805343807" calcext:value-type="float">
            <text:p>0.91780534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18218664" calcext:value-type="float">
            <text:p>0.9093182187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154698679" calcext:value-type="float">
            <text:p>0.91715469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535323274" calcext:value-type="float">
            <text:p>0.9135353233</text:p>
          </table:table-cell>
          <table:table-cell table:number-columns-repeated="3"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794775215" calcext:value-type="float">
            <text:p>0.91779477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8212602173" calcext:value-type="float">
            <text:p>0.91821260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8088602668" calcext:value-type="float">
            <text:p>0.91808860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8059775605" calcext:value-type="float">
            <text:p>0.918059775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96079182" calcext:value-type="float">
            <text:p>0.91796079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993694376" calcext:value-type="float">
            <text:p>0.91799369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0253599" calcext:value-type="float">
            <text:p>0.909302536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800989527" calcext:value-type="float">
            <text:p>0.917800989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527481936" calcext:value-type="float">
            <text:p>0.9135274819</text:p>
          </table:table-cell>
          <table:table-cell table:number-columns-repeated="3"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79104935" calcext:value-type="float">
            <text:p>0.91779104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308137814" calcext:value-type="float">
            <text:p>0.917308137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7596262601" calcext:value-type="float">
            <text:p>0.91759626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table:formula="of:=OFFSET([.$D$3]; 7*(ROW()-ROW([.$F$2]));0)" office:value-type="float" office:value="4.8" calcext:value-type="float">
            <text:p>4.8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7636114503" calcext:value-type="float">
            <text:p>0.917636114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7651776904" calcext:value-type="float">
            <text:p>0.917651776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5665766467" calcext:value-type="float">
            <text:p>0.91566576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03851599" calcext:value-type="float">
            <text:p>0.9091038516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7942017128" calcext:value-type="float">
            <text:p>0.91794201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428139741" calcext:value-type="float">
            <text:p>0.9134281397</text:p>
          </table:table-cell>
          <table:table-cell table:number-columns-repeated="3"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7342716601" calcext:value-type="float">
            <text:p>0.91734271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646114959" calcext:value-type="float">
            <text:p>0.9166461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7238347156" calcext:value-type="float">
            <text:p>0.91723834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7380921064" calcext:value-type="float">
            <text:p>0.9173809211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942078186" calcext:value-type="float">
            <text:p>0.91694207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7237750172" calcext:value-type="float">
            <text:p>0.91723775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37917306" calcext:value-type="float">
            <text:p>0.9090379173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7910946597" calcext:value-type="float">
            <text:p>0.91791094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395172595" calcext:value-type="float">
            <text:p>0.9133951726</text:p>
          </table:table-cell>
          <table:table-cell table:number-columns-repeated="3"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425558738" calcext:value-type="float">
            <text:p>0.91742555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8343941655" calcext:value-type="float">
            <text:p>0.91834394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641903621" calcext:value-type="float">
            <text:p>0.91764190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624490478" calcext:value-type="float">
            <text:p>0.917624490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style-name="ce1"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501373285" calcext:value-type="float">
            <text:p>0.91750137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7931525697" calcext:value-type="float">
            <text:p>0.91793152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14879424" calcext:value-type="float">
            <text:p>0.9097148794</text:p>
          </table:table-cell>
          <table:table-cell/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7633654422" calcext:value-type="float">
            <text:p>0.91763365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733653654" calcext:value-type="float">
            <text:p>0.9137336537</text:p>
          </table:table-cell>
          <table:table-cell table:number-columns-repeated="3"/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style-name="ce1"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921840878" calcext:value-type="float">
            <text:p>0.91792184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954337233" calcext:value-type="float">
            <text:p>0.91795433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604439078" calcext:value-type="float">
            <text:p>0.91760443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85995946" calcext:value-type="float">
            <text:p>0.917859959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612429434" calcext:value-type="float">
            <text:p>0.91761242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7752427883" calcext:value-type="float">
            <text:p>0.9177524279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833842833" calcext:value-type="float">
            <text:p>0.91783384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77703325" calcext:value-type="float">
            <text:p>0.9099777033</text:p>
          </table:table-cell>
          <table:table-cell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8190257785" calcext:value-type="float">
            <text:p>0.918190257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65065604" calcext:value-type="float">
            <text:p>0.9138650656</text:p>
          </table:table-cell>
          <table:table-cell table:number-columns-repeated="3"/>
          <table:table-cell table:formula="of:=OFFSET([.$D$3]; 7*(ROW()-ROW([.$F$2]));0)" office:value-type="float" office:value="5" calcext:value-type="float">
            <text:p>5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7991817267" calcext:value-type="float">
            <text:p>0.91799181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7159083742" calcext:value-type="float">
            <text:p>0.91715908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5355769075" calcext:value-type="float">
            <text:p>0.91535576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7340003932" calcext:value-type="float">
            <text:p>0.917340003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7661913505" calcext:value-type="float">
            <text:p>0.91766191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16434363" calcext:value-type="float">
            <text:p>0.91616434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9368438" calcext:value-type="float">
            <text:p>0.9078936844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7597769428" calcext:value-type="float">
            <text:p>0.917597769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324134863" calcext:value-type="float">
            <text:p>0.9133241349</text:p>
          </table:table-cell>
          <table:table-cell table:number-columns-repeated="3"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7867686198" calcext:value-type="float">
            <text:p>0.91786768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989210621" calcext:value-type="float">
            <text:p>0.91698921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830101381" calcext:value-type="float">
            <text:p>0.91683010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7245761043" calcext:value-type="float">
            <text:p>0.917245761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808645276" calcext:value-type="float">
            <text:p>0.918086452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8114051543" calcext:value-type="float">
            <text:p>0.91811405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538993106" calcext:value-type="float">
            <text:p>0.9035389931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602946779" calcext:value-type="float">
            <text:p>0.91760294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146789226" calcext:value-type="float">
            <text:p>0.9111467892</text:p>
          </table:table-cell>
          <table:table-cell table:number-columns-repeated="3"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492916379" calcext:value-type="float">
            <text:p>0.91749291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542823538" calcext:value-type="float">
            <text:p>0.91754282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7987675957" calcext:value-type="float">
            <text:p>0.9179876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8269723253" calcext:value-type="float">
            <text:p>0.918269723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799856178" calcext:value-type="float">
            <text:p>0.91779985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931282184" calcext:value-type="float">
            <text:p>0.91793128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93519723" calcext:value-type="float">
            <text:p>0.9083935197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7958609887" calcext:value-type="float">
            <text:p>0.91795860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574052535" calcext:value-type="float">
            <text:p>0.9135740525</text:p>
          </table:table-cell>
          <table:table-cell table:number-columns-repeated="3"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7715613091" calcext:value-type="float">
            <text:p>0.91771561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7554141835" calcext:value-type="float">
            <text:p>0.91755414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901086572" calcext:value-type="float">
            <text:p>0.91790108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8257764723" calcext:value-type="float">
            <text:p>0.918257764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2" calcext:value-type="float">
            <text:p>5.2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826435818" calcext:value-type="float">
            <text:p>0.918264358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style-name="ce1" table:formula="of:=OFFSET([.$D$3]; 7*(ROW()-ROW([.$F$2]));0)" office:value-type="float" office:value="5.4" calcext:value-type="float">
            <text:p>5.4</text:p>
          </table:table-cell>
          <table:table-cell table:style-name="ce1"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6478536638" calcext:value-type="float">
            <text:p>0.916478536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69616899" calcext:value-type="float">
            <text:p>0.9078696169</text:p>
          </table:table-cell>
          <table:table-cell/>
          <table:table-cell table:style-name="ce1"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4783873389" calcext:value-type="float">
            <text:p>0.91478387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312101123" calcext:value-type="float">
            <text:p>0.9133121011</text:p>
          </table:table-cell>
          <table:table-cell table:number-columns-repeated="3"/>
          <table:table-cell table:style-name="ce1"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7897394549" calcext:value-type="float">
            <text:p>0.917897394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7605974165" calcext:value-type="float">
            <text:p>0.91760597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490454296" calcext:value-type="float">
            <text:p>0.91649045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6764082927" calcext:value-type="float">
            <text:p>0.916764082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7498581496" calcext:value-type="float">
            <text:p>0.91749858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7351124382" calcext:value-type="float">
            <text:p>0.91735112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5840613477" calcext:value-type="float">
            <text:p>0.9058406135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960606921" calcext:value-type="float">
            <text:p>0.916960606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297599412" calcext:value-type="float">
            <text:p>0.9122975994</text:p>
          </table:table-cell>
          <table:table-cell table:number-columns-repeated="3"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7803839107" calcext:value-type="float">
            <text:p>0.91780383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594074025" calcext:value-type="float">
            <text:p>0.9175940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7667966098" calcext:value-type="float">
            <text:p>0.91766796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778303554" calcext:value-type="float">
            <text:p>0.917778303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71614273" calcext:value-type="float">
            <text:p>0.917716142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995593665" calcext:value-type="float">
            <text:p>0.91799559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08664904" calcext:value-type="float">
            <text:p>0.9074086649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7934618359" calcext:value-type="float">
            <text:p>0.91793461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081625125" calcext:value-type="float">
            <text:p>0.9130816251</text:p>
          </table:table-cell>
          <table:table-cell table:number-columns-repeated="3"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8123516982" calcext:value-type="float">
            <text:p>0.9181235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8368531237" calcext:value-type="float">
            <text:p>0.91836853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999081832" calcext:value-type="float">
            <text:p>0.91799908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830868385" calcext:value-type="float">
            <text:p>0.9183086839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8449278888" calcext:value-type="float">
            <text:p>0.91844927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8010565472" calcext:value-type="float">
            <text:p>0.91801056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94613061" calcext:value-type="float">
            <text:p>0.9083946131</text:p>
          </table:table-cell>
          <table:table-cell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490250182" calcext:value-type="float">
            <text:p>0.91749025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574599204" calcext:value-type="float">
            <text:p>0.9135745992</text:p>
          </table:table-cell>
          <table:table-cell table:number-columns-repeated="3"/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8012864589" calcext:value-type="float">
            <text:p>0.91801286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4" calcext:value-type="float">
            <text:p>5.4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8023441027" calcext:value-type="float">
            <text:p>0.9180234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6640765298" calcext:value-type="float">
            <text:p>0.916640765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5099682219" calcext:value-type="float">
            <text:p>0.9150996822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7822757005" calcext:value-type="float">
            <text:p>0.9178227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8056405516" calcext:value-type="float">
            <text:p>0.91805640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35878916" calcext:value-type="float">
            <text:p>0.9084358789</text:p>
          </table:table-cell>
          <table:table-cell/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style-name="ce1"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700227158" calcext:value-type="float">
            <text:p>0.91670022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595232131" calcext:value-type="float">
            <text:p>0.9135952321</text:p>
          </table:table-cell>
          <table:table-cell table:number-columns-repeated="3"/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7628636211" calcext:value-type="float">
            <text:p>0.91762863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8058765377" calcext:value-type="float">
            <text:p>0.91805876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style-name="ce1"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6961764217" calcext:value-type="float">
            <text:p>0.91696176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6764071798" calcext:value-type="float">
            <text:p>0.9167640718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7799820932" calcext:value-type="float">
            <text:p>0.91779982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7869128691" calcext:value-type="float">
            <text:p>0.91786912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201802973" calcext:value-type="float">
            <text:p>0.907201803</text:p>
          </table:table-cell>
          <table:table-cell/>
          <table:table-cell table:style-name="ce1"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8276014556" calcext:value-type="float">
            <text:p>0.9182760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97819416" calcext:value-type="float">
            <text:p>0.9129781942</text:p>
          </table:table-cell>
          <table:table-cell table:number-columns-repeated="3"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956820161" calcext:value-type="float">
            <text:p>0.91795682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890414586" calcext:value-type="float">
            <text:p>0.91789041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8071420905" calcext:value-type="float">
            <text:p>0.91807142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8038853604" calcext:value-type="float">
            <text:p>0.9180388536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8432483592" calcext:value-type="float">
            <text:p>0.91843248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837685193" calcext:value-type="float">
            <text:p>0.91783768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72116957" calcext:value-type="float">
            <text:p>0.908772117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679772108" calcext:value-type="float">
            <text:p>0.91767977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763351152" calcext:value-type="float">
            <text:p>0.9137633512</text:p>
          </table:table-cell>
          <table:table-cell table:number-columns-repeated="3"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8256073275" calcext:value-type="float">
            <text:p>0.91825607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8018472621" calcext:value-type="float">
            <text:p>0.918018472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8249960731" calcext:value-type="float">
            <text:p>0.918249960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7950921173" calcext:value-type="float">
            <text:p>0.9179509212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794545429" calcext:value-type="float">
            <text:p>0.91794545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6" calcext:value-type="float">
            <text:p>5.6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8392078108" calcext:value-type="float">
            <text:p>0.91839207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696492" calcext:value-type="float">
            <text:p>0.9091696492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1" calcext:value-type="float">
            <text:p>1</text:p>
          </table:table-cell>
          <table:table-cell table:formula="of:=OFFSET([.$B$8]; 7*(ROW()-ROW([.$G$2]));0)" office:value-type="float" office:value="0.916588803181" calcext:value-type="float">
            <text:p>0.91658880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962117274" calcext:value-type="float">
            <text:p>0.9139621173</text:p>
          </table:table-cell>
          <table:table-cell table:number-columns-repeated="3"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1.2" calcext:value-type="float">
            <text:p>1.2</text:p>
          </table:table-cell>
          <table:table-cell table:formula="of:=OFFSET([.$B$8]; 7*(ROW()-ROW([.$G$2]));0)" office:value-type="float" office:value="0.914631264798" calcext:value-type="float">
            <text:p>0.91463126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1.4" calcext:value-type="float">
            <text:p>1.4</text:p>
          </table:table-cell>
          <table:table-cell table:formula="of:=OFFSET([.$B$8]; 7*(ROW()-ROW([.$G$2]));0)" office:value-type="float" office:value="0.918496826806" calcext:value-type="float">
            <text:p>0.91849682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1.6" calcext:value-type="float">
            <text:p>1.6</text:p>
          </table:table-cell>
          <table:table-cell table:formula="of:=OFFSET([.$B$8]; 7*(ROW()-ROW([.$G$2]));0)" office:value-type="float" office:value="0.917432567647" calcext:value-type="float">
            <text:p>0.917432567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1.8" calcext:value-type="float">
            <text:p>1.8</text:p>
          </table:table-cell>
          <table:table-cell table:formula="of:=OFFSET([.$B$8]; 7*(ROW()-ROW([.$G$2]));0)" office:value-type="float" office:value="0.916839352706" calcext:value-type="float">
            <text:p>0.9168393527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2" calcext:value-type="float">
            <text:p>2</text:p>
          </table:table-cell>
          <table:table-cell table:formula="of:=OFFSET([.$B$8]; 7*(ROW()-ROW([.$G$2]));0)" office:value-type="float" office:value="0.917118833293" calcext:value-type="float">
            <text:p>0.91711883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2.2" calcext:value-type="float">
            <text:p>2.2</text:p>
          </table:table-cell>
          <table:table-cell table:formula="of:=OFFSET([.$B$8]; 7*(ROW()-ROW([.$G$2]));0)" office:value-type="float" office:value="0.917919059016" calcext:value-type="float">
            <text:p>0.9179190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68989686" calcext:value-type="float">
            <text:p>0.9100689897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2.4" calcext:value-type="float">
            <text:p>2.4</text:p>
          </table:table-cell>
          <table:table-cell table:formula="of:=OFFSET([.$B$8]; 7*(ROW()-ROW([.$G$2]));0)" office:value-type="float" office:value="0.917364372998" calcext:value-type="float">
            <text:p>0.9173643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11787516" calcext:value-type="float">
            <text:p>0.9144117875</text:p>
          </table:table-cell>
          <table:table-cell table:number-columns-repeated="3"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2.6" calcext:value-type="float">
            <text:p>2.6</text:p>
          </table:table-cell>
          <table:table-cell table:formula="of:=OFFSET([.$B$8]; 7*(ROW()-ROW([.$G$2]));0)" office:value-type="float" office:value="0.917640692116" calcext:value-type="float">
            <text:p>0.917640692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2.8" calcext:value-type="float">
            <text:p>2.8</text:p>
          </table:table-cell>
          <table:table-cell table:formula="of:=OFFSET([.$B$8]; 7*(ROW()-ROW([.$G$2]));0)" office:value-type="float" office:value="0.91695404242" calcext:value-type="float">
            <text:p>0.91695404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3" calcext:value-type="float">
            <text:p>3</text:p>
          </table:table-cell>
          <table:table-cell table:formula="of:=OFFSET([.$B$8]; 7*(ROW()-ROW([.$G$2]));0)" office:value-type="float" office:value="0.918374425421" calcext:value-type="float">
            <text:p>0.91837442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3.2" calcext:value-type="float">
            <text:p>3.2</text:p>
          </table:table-cell>
          <table:table-cell table:formula="of:=OFFSET([.$B$8]; 7*(ROW()-ROW([.$G$2]));0)" office:value-type="float" office:value="0.918282382503" calcext:value-type="float">
            <text:p>0.9182823825</text:p>
          </table:table-cell>
          <table:table-cell table:number-columns-repeated="26"/>
        </table:table-row>
        <table:table-row table:style-name="ro1">
          <table:table-cell table:number-columns-repeated="5"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3.4" calcext:value-type="float">
            <text:p>3.4</text:p>
          </table:table-cell>
          <table:table-cell table:formula="of:=OFFSET([.$B$8]; 7*(ROW()-ROW([.$G$2]));0)" office:value-type="float" office:value="0.917760581919" calcext:value-type="float">
            <text:p>0.91776058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3.6" calcext:value-type="float">
            <text:p>3.6</text:p>
          </table:table-cell>
          <table:table-cell table:formula="of:=OFFSET([.$B$8]; 7*(ROW()-ROW([.$G$2]));0)" office:value-type="float" office:value="0.917674478464" calcext:value-type="float">
            <text:p>0.91767447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55508306" calcext:value-type="float">
            <text:p>0.9085555083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3.8" calcext:value-type="float">
            <text:p>3.8</text:p>
          </table:table-cell>
          <table:table-cell table:formula="of:=OFFSET([.$B$8]; 7*(ROW()-ROW([.$G$2]));0)" office:value-type="float" office:value="0.9177961248" calcext:value-type="float">
            <text:p>0.91779612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655046826" calcext:value-type="float">
            <text:p>0.9136550468</text:p>
          </table:table-cell>
          <table:table-cell table:number-columns-repeated="3"/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style-name="ce1" table:formula="of:=OFFSET([.$D$4]; 7*(ROW()-ROW([.$G$2]));0)" office:value-type="float" office:value="4" calcext:value-type="float">
            <text:p>4</text:p>
          </table:table-cell>
          <table:table-cell table:formula="of:=OFFSET([.$B$8]; 7*(ROW()-ROW([.$G$2]));0)" office:value-type="float" office:value="0.918114681837" calcext:value-type="float">
            <text:p>0.91811468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4.2" calcext:value-type="float">
            <text:p>4.2</text:p>
          </table:table-cell>
          <table:table-cell table:formula="of:=OFFSET([.$B$8]; 7*(ROW()-ROW([.$G$2]));0)" office:value-type="float" office:value="0.918045801474" calcext:value-type="float">
            <text:p>0.91804580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4.4" calcext:value-type="float">
            <text:p>4.4</text:p>
          </table:table-cell>
          <table:table-cell table:formula="of:=OFFSET([.$B$8]; 7*(ROW()-ROW([.$G$2]));0)" office:value-type="float" office:value="0.917924745578" calcext:value-type="float">
            <text:p>0.91792474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style-name="ce1" table:formula="of:=OFFSET([.$D$4]; 7*(ROW()-ROW([.$G$2]));0)" office:value-type="float" office:value="4.6" calcext:value-type="float">
            <text:p>4.6</text:p>
          </table:table-cell>
          <table:table-cell table:formula="of:=OFFSET([.$B$8]; 7*(ROW()-ROW([.$G$2]));0)" office:value-type="float" office:value="0.91750423729" calcext:value-type="float">
            <text:p>0.9175042373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4.8" calcext:value-type="float">
            <text:p>4.8</text:p>
          </table:table-cell>
          <table:table-cell table:formula="of:=OFFSET([.$B$8]; 7*(ROW()-ROW([.$G$2]));0)" office:value-type="float" office:value="0.918051354202" calcext:value-type="float">
            <text:p>0.918051354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/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5" calcext:value-type="float">
            <text:p>5</text:p>
          </table:table-cell>
          <table:table-cell table:formula="of:=OFFSET([.$B$8]; 7*(ROW()-ROW([.$G$2]));0)" office:value-type="float" office:value="0.918486089916" calcext:value-type="float">
            <text:p>0.91848608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75717827" calcext:value-type="float">
            <text:p>0.9082757178</text:p>
          </table:table-cell>
          <table:table-cell/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5.2" calcext:value-type="float">
            <text:p>5.2</text:p>
          </table:table-cell>
          <table:table-cell table:formula="of:=OFFSET([.$B$8]; 7*(ROW()-ROW([.$G$2]));0)" office:value-type="float" office:value="0.918474461202" calcext:value-type="float">
            <text:p>0.91847446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515151587" calcext:value-type="float">
            <text:p>0.9135151516</text:p>
          </table:table-cell>
          <table:table-cell table:number-columns-repeated="3"/>
          <table:table-cell table:style-name="ce1"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5.4" calcext:value-type="float">
            <text:p>5.4</text:p>
          </table:table-cell>
          <table:table-cell table:formula="of:=OFFSET([.$B$8]; 7*(ROW()-ROW([.$G$2]));0)" office:value-type="float" office:value="0.918245117456" calcext:value-type="float">
            <text:p>0.91824511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5.6" calcext:value-type="float">
            <text:p>5.6</text:p>
          </table:table-cell>
          <table:table-cell table:formula="of:=OFFSET([.$B$8]; 7*(ROW()-ROW([.$G$2]));0)" office:value-type="float" office:value="0.918249657982" calcext:value-type="float">
            <text:p>0.9182496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formula="of:=OFFSET([.$D$3]; 7*(ROW()-ROW([.$F$2]));0)" office:value-type="float" office:value="5.8" calcext:value-type="float">
            <text:p>5.8</text:p>
          </table:table-cell>
          <table:table-cell table:formula="of:=OFFSET([.$D$4]; 7*(ROW()-ROW([.$G$2]));0)" office:value-type="float" office:value="5.8" calcext:value-type="float">
            <text:p>5.8</text:p>
          </table:table-cell>
          <table:table-cell table:formula="of:=OFFSET([.$B$8]; 7*(ROW()-ROW([.$G$2]));0)" office:value-type="float" office:value="0.918492073998" calcext:value-type="float">
            <text:p>0.9184920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49061128" calcext:value-type="float">
            <text:p>0.90884906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01823237" calcext:value-type="float">
            <text:p>0.913801823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52958559" calcext:value-type="float">
            <text:p>0.90795295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353771953" calcext:value-type="float">
            <text:p>0.9133537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98791399" calcext:value-type="float">
            <text:p>0.90979879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276688373" calcext:value-type="float">
            <text:p>0.91427668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76330901" calcext:value-type="float">
            <text:p>0.909076330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915458124" calcext:value-type="float">
            <text:p>0.91391545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style-name="ce1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table:style-name="ce1"/>
          <table:table-cell table:number-columns-repeated="2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table:style-name="ce1"/>
          <table:table-cell table:number-columns-repeated="28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70253064" calcext:value-type="float">
            <text:p>0.910070253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12419205" calcext:value-type="float">
            <text:p>0.914412419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39415305" calcext:value-type="float">
            <text:p>0.90943941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97000326" calcext:value-type="float">
            <text:p>0.91409700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0644137" calcext:value-type="float">
            <text:p>0.91010644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30513358" calcext:value-type="float">
            <text:p>0.914430513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09705044" calcext:value-type="float">
            <text:p>0.9093097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32145195" calcext:value-type="float">
            <text:p>0.91403214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14966675" calcext:value-type="float">
            <text:p>0.91001496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384776011" calcext:value-type="float">
            <text:p>0.9143847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60725817" calcext:value-type="float">
            <text:p>0.90906072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907655582" calcext:value-type="float">
            <text:p>0.913907655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8754585347" calcext:value-type="float">
            <text:p>0.9187545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95615091" calcext:value-type="float">
            <text:p>0.90929561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25100219" calcext:value-type="float">
            <text:p>0.91402510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811757863" calcext:value-type="float">
            <text:p>0.9068117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218012735" calcext:value-type="float">
            <text:p>0.91321801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779454541" calcext:value-type="float">
            <text:p>0.903779454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701861074" calcext:value-type="float">
            <text:p>0.911701861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64861036" calcext:value-type="float">
            <text:p>0.9090648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344564322" calcext:value-type="float">
            <text:p>0.91434456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40700542" calcext:value-type="float">
            <text:p>0.90794070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782484075" calcext:value-type="float">
            <text:p>0.913782484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124420802" calcext:value-type="float">
            <text:p>0.90612442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874344205" calcext:value-type="float">
            <text:p>0.91287434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47768403" calcext:value-type="float">
            <text:p>0.90854776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86018005" calcext:value-type="float">
            <text:p>0.9140860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93831237" calcext:value-type="float">
            <text:p>0.9084938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59049422" calcext:value-type="float">
            <text:p>0.91405904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03502146" calcext:value-type="float">
            <text:p>0.908003502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13884877" calcext:value-type="float">
            <text:p>0.913813884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00521498" calcext:value-type="float">
            <text:p>0.90860052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112394553" calcext:value-type="float">
            <text:p>0.91411239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94609764" calcext:value-type="float">
            <text:p>0.90899460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309438686" calcext:value-type="float">
            <text:p>0.91430943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70597218" calcext:value-type="float">
            <text:p>0.91017059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897432413" calcext:value-type="float">
            <text:p>0.91489743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54354985" calcext:value-type="float">
            <text:p>0.9100543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839311296" calcext:value-type="float">
            <text:p>0.914839311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23811875" calcext:value-type="float">
            <text:p>0.908123811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74039741" calcext:value-type="float">
            <text:p>0.913874039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58759735" calcext:value-type="float">
            <text:p>0.90935875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91513671" calcext:value-type="float">
            <text:p>0.914491513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32406304" calcext:value-type="float">
            <text:p>0.90943240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528336956" calcext:value-type="float">
            <text:p>0.91452833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41082" calcext:value-type="float">
            <text:p>0.9086410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132674803" calcext:value-type="float">
            <text:p>0.914132674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66782302" calcext:value-type="float">
            <text:p>0.909466782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545524955" calcext:value-type="float">
            <text:p>0.9145455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43968621" calcext:value-type="float">
            <text:p>0.90904396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334118114" calcext:value-type="float">
            <text:p>0.91433411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70314371" calcext:value-type="float">
            <text:p>0.908870314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247290989" calcext:value-type="float">
            <text:p>0.9142472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91031747" calcext:value-type="float">
            <text:p>0.90949103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557649677" calcext:value-type="float">
            <text:p>0.914557649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39076795" calcext:value-type="float">
            <text:p>0.90973907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81672201" calcext:value-type="float">
            <text:p>0.91468167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287819756" calcext:value-type="float">
            <text:p>0.91028781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956043682" calcext:value-type="float">
            <text:p>0.914956043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78960856" calcext:value-type="float">
            <text:p>0.908078960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51614232" calcext:value-type="float">
            <text:p>0.91385161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61809063" calcext:value-type="float">
            <text:p>0.90986180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743038335" calcext:value-type="float">
            <text:p>0.91474303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19624267607" calcext:value-type="float">
            <text:p>0.9196242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29770253" calcext:value-type="float">
            <text:p>0.91002977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82701893" calcext:value-type="float">
            <text:p>0.914827018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46831048" calcext:value-type="float">
            <text:p>0.90734683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68705007" calcext:value-type="float">
            <text:p>0.9138687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176271057" calcext:value-type="float">
            <text:p>0.90417627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283425011" calcext:value-type="float">
            <text:p>0.9122834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68375071" calcext:value-type="float">
            <text:p>0.90816837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279477018" calcext:value-type="float">
            <text:p>0.91427947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47370311" calcext:value-type="float">
            <text:p>0.90954737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968974638" calcext:value-type="float">
            <text:p>0.91496897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532165255" calcext:value-type="float">
            <text:p>0.90653216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46137211" calcext:value-type="float">
            <text:p>0.913461372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91692849" calcext:value-type="float">
            <text:p>0.90799169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191135907" calcext:value-type="float">
            <text:p>0.91419113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52985726" calcext:value-type="float">
            <text:p>0.90885298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21782346" calcext:value-type="float">
            <text:p>0.91462178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18645353" calcext:value-type="float">
            <text:p>0.90771864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54612159" calcext:value-type="float">
            <text:p>0.91405461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93593221" calcext:value-type="float">
            <text:p>0.907693593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42086093" calcext:value-type="float">
            <text:p>0.914042086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0149284" calcext:value-type="float">
            <text:p>0.90860149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96035903" calcext:value-type="float">
            <text:p>0.91449603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27468553" calcext:value-type="float">
            <text:p>0.90972746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59023759" calcext:value-type="float">
            <text:p>0.915059023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72340022" calcext:value-type="float">
            <text:p>0.9098723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31459494" calcext:value-type="float">
            <text:p>0.91513145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70691128" calcext:value-type="float">
            <text:p>0.90807069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230635047" calcext:value-type="float">
            <text:p>0.9142306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3909364" calcext:value-type="float">
            <text:p>0.908739093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564836303" calcext:value-type="float">
            <text:p>0.914564836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08710975" calcext:value-type="float">
            <text:p>0.9088087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59964497" calcext:value-type="float">
            <text:p>0.9145996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8500908" calcext:value-type="float">
            <text:p>0.90888500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37794023" calcext:value-type="float">
            <text:p>0.9146377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26000004" calcext:value-type="float">
            <text:p>0.90892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58289484" calcext:value-type="float">
            <text:p>0.91465828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71997432" calcext:value-type="float">
            <text:p>0.90997199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81288199" calcext:value-type="float">
            <text:p>0.91518128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32919197" calcext:value-type="float">
            <text:p>0.90963291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11749081" calcext:value-type="float">
            <text:p>0.91501174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23516191" calcext:value-type="float">
            <text:p>0.90912351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757047578" calcext:value-type="float">
            <text:p>0.91475704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59865588" calcext:value-type="float">
            <text:p>0.90985986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25222277" calcext:value-type="float">
            <text:p>0.91512522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78842963" calcext:value-type="float">
            <text:p>0.90777884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84710964" calcext:value-type="float">
            <text:p>0.91408471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82974253" calcext:value-type="float">
            <text:p>0.909682974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36776609" calcext:value-type="float">
            <text:p>0.91503677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22037504" calcext:value-type="float">
            <text:p>0.90992203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56308235" calcext:value-type="float">
            <text:p>0.91515630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0390578965" calcext:value-type="float">
            <text:p>0.9203905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593666923" calcext:value-type="float">
            <text:p>0.91059366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92122944" calcext:value-type="float">
            <text:p>0.91549212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949820491" calcext:value-type="float">
            <text:p>0.90694982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10782787" calcext:value-type="float">
            <text:p>0.91401078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255707632" calcext:value-type="float">
            <text:p>0.90325570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163726357" calcext:value-type="float">
            <text:p>0.91216372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19996639" calcext:value-type="float">
            <text:p>0.90931999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95870861" calcext:value-type="float">
            <text:p>0.91519587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26713826" calcext:value-type="float">
            <text:p>0.90822671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49229454" calcext:value-type="float">
            <text:p>0.91464922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63624403" calcext:value-type="float">
            <text:p>0.90663624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53994556" calcext:value-type="float">
            <text:p>0.91385399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1016582" calcext:value-type="float">
            <text:p>0.90791016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90955451" calcext:value-type="float">
            <text:p>0.914490955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80489342" calcext:value-type="float">
            <text:p>0.909180489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26117212" calcext:value-type="float">
            <text:p>0.91512611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937518" calcext:value-type="float">
            <text:p>0.90789375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82748441" calcext:value-type="float">
            <text:p>0.91448274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17821418" calcext:value-type="float">
            <text:p>0.90791782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94783251" calcext:value-type="float">
            <text:p>0.91449478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98584119" calcext:value-type="float">
            <text:p>0.908798584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935164601" calcext:value-type="float">
            <text:p>0.91493516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69175251" calcext:value-type="float">
            <text:p>0.90986917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70460167" calcext:value-type="float">
            <text:p>0.91547046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23091467" calcext:value-type="float">
            <text:p>0.90982309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47418275" calcext:value-type="float">
            <text:p>0.91544741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46927721" calcext:value-type="float">
            <text:p>0.90834692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709336402" calcext:value-type="float">
            <text:p>0.91470933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08037469" calcext:value-type="float">
            <text:p>0.90920803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39891276" calcext:value-type="float">
            <text:p>0.915139891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92513168" calcext:value-type="float">
            <text:p>0.908192513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32129125" calcext:value-type="float">
            <text:p>0.91463212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61701271" calcext:value-type="float">
            <text:p>0.908861701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966723177" calcext:value-type="float">
            <text:p>0.914966723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76478852" calcext:value-type="float">
            <text:p>0.909776478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24111967" calcext:value-type="float">
            <text:p>0.9154241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84555372" calcext:value-type="float">
            <text:p>0.90928455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78150228" calcext:value-type="float">
            <text:p>0.91517815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93387517" calcext:value-type="float">
            <text:p>0.90819338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325663" calcext:value-type="float">
            <text:p>0.914632566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38840674" calcext:value-type="float">
            <text:p>0.90913884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05292878" calcext:value-type="float">
            <text:p>0.91510529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07438221" calcext:value-type="float">
            <text:p>0.90950743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89591652" calcext:value-type="float">
            <text:p>0.91528959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13876719" calcext:value-type="float">
            <text:p>0.90911387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92810901" calcext:value-type="float">
            <text:p>0.91509281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9298428" calcext:value-type="float">
            <text:p>0.909592984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32364681" calcext:value-type="float">
            <text:p>0.915332364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202398614" calcext:value-type="float">
            <text:p>0.91020239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637071848" calcext:value-type="float">
            <text:p>0.91563707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071745083" calcext:value-type="float">
            <text:p>0.9210717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55597033" calcext:value-type="float">
            <text:p>0.9099555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13671058" calcext:value-type="float">
            <text:p>0.915513671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10084849" calcext:value-type="float">
            <text:p>0.90921008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4617001" calcext:value-type="float">
            <text:p>0.915446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560792511" calcext:value-type="float">
            <text:p>0.90356079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621523841" calcext:value-type="float">
            <text:p>0.912621523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555902464" calcext:value-type="float">
            <text:p>0.90655590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119078817" calcext:value-type="float">
            <text:p>0.91411907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19216925" calcext:value-type="float">
            <text:p>0.90891921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00736048" calcext:value-type="float">
            <text:p>0.9153007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271954082" calcext:value-type="float">
            <text:p>0.906271954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977104626" calcext:value-type="float">
            <text:p>0.91397710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41299908" calcext:value-type="float">
            <text:p>0.90744129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561777539" calcext:value-type="float">
            <text:p>0.914561777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91898422" calcext:value-type="float">
            <text:p>0.90879189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37076796" calcext:value-type="float">
            <text:p>0.91523707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782437764" calcext:value-type="float">
            <text:p>0.90678243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232346467" calcext:value-type="float">
            <text:p>0.914232346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274868618" calcext:value-type="float">
            <text:p>0.90727486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78561894" calcext:value-type="float">
            <text:p>0.914478561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29629936" calcext:value-type="float">
            <text:p>0.90872962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05942553" calcext:value-type="float">
            <text:p>0.915205942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92519346" calcext:value-type="float">
            <text:p>0.908992519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37387258" calcext:value-type="float">
            <text:p>0.91533738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17187698" calcext:value-type="float">
            <text:p>0.90941718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49721434" calcext:value-type="float">
            <text:p>0.915549721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98660023" calcext:value-type="float">
            <text:p>0.908898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90457597" calcext:value-type="float">
            <text:p>0.91529045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7043303" calcext:value-type="float">
            <text:p>0.9088704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763441" calcext:value-type="float">
            <text:p>0.915276344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82212704" calcext:value-type="float">
            <text:p>0.908682212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82233937" calcext:value-type="float">
            <text:p>0.915182233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04647615" calcext:value-type="float">
            <text:p>0.90890464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93451393" calcext:value-type="float">
            <text:p>0.915293451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93499574" calcext:value-type="float">
            <text:p>0.90949349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87877372" calcext:value-type="float">
            <text:p>0.915587877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64159377" calcext:value-type="float">
            <text:p>0.90976415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23207274" calcext:value-type="float">
            <text:p>0.91572320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02155615" calcext:value-type="float">
            <text:p>0.90950215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92205393" calcext:value-type="float">
            <text:p>0.91559220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21680136" calcext:value-type="float">
            <text:p>0.91002168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51967653" calcext:value-type="float">
            <text:p>0.915851967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482316645" calcext:value-type="float">
            <text:p>0.91048231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82285908" calcext:value-type="float">
            <text:p>0.91608228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21315255" calcext:value-type="float">
            <text:p>0.90972131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01785213" calcext:value-type="float">
            <text:p>0.91570178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70629593" calcext:value-type="float">
            <text:p>0.90967062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676442382" calcext:value-type="float">
            <text:p>0.91567644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36954784" calcext:value-type="float">
            <text:p>0.90893695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09604977" calcext:value-type="float">
            <text:p>0.9153096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1682255171" calcext:value-type="float">
            <text:p>0.92168225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55982496" calcext:value-type="float">
            <text:p>0.90945598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69118833" calcext:value-type="float">
            <text:p>0.91556911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579920024" calcext:value-type="float">
            <text:p>0.907579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906688233" calcext:value-type="float">
            <text:p>0.91490668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5368303496" calcext:value-type="float">
            <text:p>0.90536830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800879969" calcext:value-type="float">
            <text:p>0.913800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79735545" calcext:value-type="float">
            <text:p>0.90847973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56595993" calcext:value-type="float">
            <text:p>0.91535659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91288069" calcext:value-type="float">
            <text:p>0.9088912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62372255" calcext:value-type="float">
            <text:p>0.91556237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771057249" calcext:value-type="float">
            <text:p>0.90677105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502256845" calcext:value-type="float">
            <text:p>0.91450225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545903206" calcext:value-type="float">
            <text:p>0.906545903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389679823" calcext:value-type="float">
            <text:p>0.914389679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4402777" calcext:value-type="float">
            <text:p>0.90794402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88742106" calcext:value-type="float">
            <text:p>0.915088742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53536625" calcext:value-type="float">
            <text:p>0.90745353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843496533" calcext:value-type="float">
            <text:p>0.914843496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02298199" calcext:value-type="float">
            <text:p>0.90770229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96787732" calcext:value-type="float">
            <text:p>0.91496787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89409573" calcext:value-type="float">
            <text:p>0.90808940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61433007" calcext:value-type="float">
            <text:p>0.9151614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98936311" calcext:value-type="float">
            <text:p>0.90989893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66196376" calcext:value-type="float">
            <text:p>0.91606619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79946527" calcext:value-type="float">
            <text:p>0.90967994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56701484" calcext:value-type="float">
            <text:p>0.91595670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12479592" calcext:value-type="float">
            <text:p>0.90871247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72968016" calcext:value-type="float">
            <text:p>0.9154729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5194453" calcext:value-type="float">
            <text:p>0.908851944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42700485" calcext:value-type="float">
            <text:p>0.91554270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39198979" calcext:value-type="float">
            <text:p>0.9096391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3632771" calcext:value-type="float">
            <text:p>0.915936327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07417147" calcext:value-type="float">
            <text:p>0.90810741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70436794" calcext:value-type="float">
            <text:p>0.91517043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16129123" calcext:value-type="float">
            <text:p>0.91001612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24792782" calcext:value-type="float">
            <text:p>0.91612479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37467334" calcext:value-type="float">
            <text:p>0.90973746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85461888" calcext:value-type="float">
            <text:p>0.915985461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18779641" calcext:value-type="float">
            <text:p>0.90821877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26118041" calcext:value-type="float">
            <text:p>0.9152261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13672399" calcext:value-type="float">
            <text:p>0.90871367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7356442" calcext:value-type="float">
            <text:p>0.91547356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23554838" calcext:value-type="float">
            <text:p>0.90862355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28505639" calcext:value-type="float">
            <text:p>0.915428505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45364673" calcext:value-type="float">
            <text:p>0.909545364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89410557" calcext:value-type="float">
            <text:p>0.91588941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5465184" calcext:value-type="float">
            <text:p>0.90895465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9405414" calcext:value-type="float">
            <text:p>0.915594054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74781844" calcext:value-type="float">
            <text:p>0.90867478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54119142" calcext:value-type="float">
            <text:p>0.91545411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233456441" calcext:value-type="float">
            <text:p>0.92223345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12698196" calcext:value-type="float">
            <text:p>0.90961269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23077319" calcext:value-type="float">
            <text:p>0.91592307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51711539" calcext:value-type="float">
            <text:p>0.90765171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92588954" calcext:value-type="float">
            <text:p>0.91519258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531770657" calcext:value-type="float">
            <text:p>0.90453177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632618514" calcext:value-type="float">
            <text:p>0.91363261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12858227" calcext:value-type="float">
            <text:p>0.90941285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73162299" calcext:value-type="float">
            <text:p>0.91607316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17005404" calcext:value-type="float">
            <text:p>0.9071700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951760205" calcext:value-type="float">
            <text:p>0.91495176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48262711" calcext:value-type="float">
            <text:p>0.908248262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9086454" calcext:value-type="float">
            <text:p>0.91549086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516579417" calcext:value-type="float">
            <text:p>0.90751657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25022894" calcext:value-type="float">
            <text:p>0.91512502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01023915" calcext:value-type="float">
            <text:p>0.90890102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17245143" calcext:value-type="float">
            <text:p>0.915817245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002239537" calcext:value-type="float">
            <text:p>0.907002239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867852954" calcext:value-type="float">
            <text:p>0.91486785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07106178" calcext:value-type="float">
            <text:p>0.90740710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70286274" calcext:value-type="float">
            <text:p>0.915070286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84959703" calcext:value-type="float">
            <text:p>0.90898495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59213037" calcext:value-type="float">
            <text:p>0.91585921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7151482" calcext:value-type="float">
            <text:p>0.90867151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02490595" calcext:value-type="float">
            <text:p>0.91570249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26105941" calcext:value-type="float">
            <text:p>0.909326105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29786156" calcext:value-type="float">
            <text:p>0.916029786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36456836" calcext:value-type="float">
            <text:p>0.90913645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34961603" calcext:value-type="float">
            <text:p>0.915934961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42537791" calcext:value-type="float">
            <text:p>0.90784253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8800208" calcext:value-type="float">
            <text:p>0.915288002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45056307" calcext:value-type="float">
            <text:p>0.90874505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39261338" calcext:value-type="float">
            <text:p>0.915739261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82527911" calcext:value-type="float">
            <text:p>0.90858252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657997141" calcext:value-type="float">
            <text:p>0.915657997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8778635" calcext:value-type="float">
            <text:p>0.90948778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1062636" calcext:value-type="float">
            <text:p>0.91611062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77214886" calcext:value-type="float">
            <text:p>0.910077214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05340628" calcext:value-type="float">
            <text:p>0.91640534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43965365" calcext:value-type="float">
            <text:p>0.90944396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88715868" calcext:value-type="float">
            <text:p>0.91608871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7517979" calcext:value-type="float">
            <text:p>0.90907517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0432308" calcext:value-type="float">
            <text:p>0.91590432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91380578" calcext:value-type="float">
            <text:p>0.90899138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62423474" calcext:value-type="float">
            <text:p>0.91586242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269848519" calcext:value-type="float">
            <text:p>0.91026984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01657445" calcext:value-type="float">
            <text:p>0.916501657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86946519" calcext:value-type="float">
            <text:p>0.90878694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60206444" calcext:value-type="float">
            <text:p>0.91576020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05411453" calcext:value-type="float">
            <text:p>0.90960541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69438911" calcext:value-type="float">
            <text:p>0.916169438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273346637" calcext:value-type="float">
            <text:p>0.9227334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26039458" calcext:value-type="float">
            <text:p>0.909326039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29752914" calcext:value-type="float">
            <text:p>0.91602975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07502151" calcext:value-type="float">
            <text:p>0.90740750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98836361" calcext:value-type="float">
            <text:p>0.91529883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762917653" calcext:value-type="float">
            <text:p>0.90376291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476544112" calcext:value-type="float">
            <text:p>0.913476544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60259172" calcext:value-type="float">
            <text:p>0.90926025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25214872" calcext:value-type="float">
            <text:p>0.916225214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114134497" calcext:value-type="float">
            <text:p>0.907114134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52152534" calcext:value-type="float">
            <text:p>0.91515215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295628607" calcext:value-type="float">
            <text:p>0.90629562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742899589" calcext:value-type="float">
            <text:p>0.914742899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1398767" calcext:value-type="float">
            <text:p>0.90731398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52079121" calcext:value-type="float">
            <text:p>0.91525207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58733786" calcext:value-type="float">
            <text:p>0.90835873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74452179" calcext:value-type="float">
            <text:p>0.91577445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77377965" calcext:value-type="float">
            <text:p>0.9077773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83774268" calcext:value-type="float">
            <text:p>0.91548377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505187358" calcext:value-type="float">
            <text:p>0.90750518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47678965" calcext:value-type="float">
            <text:p>0.91534767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58291017" calcext:value-type="float">
            <text:p>0.9086582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24230794" calcext:value-type="float">
            <text:p>0.915924230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66526412" calcext:value-type="float">
            <text:p>0.90896652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78348491" calcext:value-type="float">
            <text:p>0.91607834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76318494" calcext:value-type="float">
            <text:p>0.90967631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33244533" calcext:value-type="float">
            <text:p>0.91643324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50372398" calcext:value-type="float">
            <text:p>0.90795037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70271484" calcext:value-type="float">
            <text:p>0.91557027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12442604" calcext:value-type="float">
            <text:p>0.908212442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01306588" calcext:value-type="float">
            <text:p>0.91570130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68286292" calcext:value-type="float">
            <text:p>0.90876828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79228431" calcext:value-type="float">
            <text:p>0.91597922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34656598" calcext:value-type="float">
            <text:p>0.90813465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662413585" calcext:value-type="float">
            <text:p>0.91566241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55610447" calcext:value-type="float">
            <text:p>0.909155610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72890509" calcext:value-type="float">
            <text:p>0.91617289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45569624" calcext:value-type="float">
            <text:p>0.91014556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67870098" calcext:value-type="float">
            <text:p>0.916667870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95887519" calcext:value-type="float">
            <text:p>0.90939588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93029045" calcext:value-type="float">
            <text:p>0.9162930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01187773" calcext:value-type="float">
            <text:p>0.90920118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95679172" calcext:value-type="float">
            <text:p>0.916195679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43300622" calcext:value-type="float">
            <text:p>0.9096433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16735597" calcext:value-type="float">
            <text:p>0.916416735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74832755" calcext:value-type="float">
            <text:p>0.90857483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82501663" calcext:value-type="float">
            <text:p>0.91588250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40667162" calcext:value-type="float">
            <text:p>0.90844066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15418866" calcext:value-type="float">
            <text:p>0.915815418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00689749" calcext:value-type="float">
            <text:p>0.90860068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9543016" calcext:value-type="float">
            <text:p>0.91589543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190170571" calcext:value-type="float">
            <text:p>0.92319017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9631395" calcext:value-type="float">
            <text:p>0.9099963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9324226" calcext:value-type="float">
            <text:p>0.91659324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43535082" calcext:value-type="float">
            <text:p>0.90814353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76446548" calcext:value-type="float">
            <text:p>0.915876446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284931694" calcext:value-type="float">
            <text:p>0.90328493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447144854" calcext:value-type="float">
            <text:p>0.913447144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45725378" calcext:value-type="float">
            <text:p>0.90914572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77541696" calcext:value-type="float">
            <text:p>0.91637754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67091262" calcext:value-type="float">
            <text:p>0.908867091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38224638" calcext:value-type="float">
            <text:p>0.91623822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39389326" calcext:value-type="float">
            <text:p>0.907439389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2437367" calcext:value-type="float">
            <text:p>0.915524373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88105011" calcext:value-type="float">
            <text:p>0.9073881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98731513" calcext:value-type="float">
            <text:p>0.91549873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49963286" calcext:value-type="float">
            <text:p>0.90784996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2966065" calcext:value-type="float">
            <text:p>0.91572966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45262951" calcext:value-type="float">
            <text:p>0.9076452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627310483" calcext:value-type="float">
            <text:p>0.91562731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99607539" calcext:value-type="float">
            <text:p>0.90799960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04482777" calcext:value-type="float">
            <text:p>0.91580448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64623947" calcext:value-type="float">
            <text:p>0.90746462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536990981" calcext:value-type="float">
            <text:p>0.9155369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7110296" calcext:value-type="float">
            <text:p>0.9095711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90230487" calcext:value-type="float">
            <text:p>0.91659023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249983823" calcext:value-type="float">
            <text:p>0.91024998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29670919" calcext:value-type="float">
            <text:p>0.91692967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98575617" calcext:value-type="float">
            <text:p>0.90969857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53966816" calcext:value-type="float">
            <text:p>0.91665396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32520383" calcext:value-type="float">
            <text:p>0.908432520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20939199" calcext:value-type="float">
            <text:p>0.916020939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93246258" calcext:value-type="float">
            <text:p>0.90939324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01302136" calcext:value-type="float">
            <text:p>0.916501302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95487881" calcext:value-type="float">
            <text:p>0.90949548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52422948" calcext:value-type="float">
            <text:p>0.91655242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04622365" calcext:value-type="float">
            <text:p>0.90990462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5699019" calcext:value-type="float">
            <text:p>0.91675699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471888219" calcext:value-type="float">
            <text:p>0.91047188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40623117" calcext:value-type="float">
            <text:p>0.91704062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6950367" calcext:value-type="float">
            <text:p>0.909669503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39430842" calcext:value-type="float">
            <text:p>0.916639430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77738963" calcext:value-type="float">
            <text:p>0.9097777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93548489" calcext:value-type="float">
            <text:p>0.91669354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05954476" calcext:value-type="float">
            <text:p>0.908505954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57656245" calcext:value-type="float">
            <text:p>0.916057656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61228895" calcext:value-type="float">
            <text:p>0.908361228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85293455" calcext:value-type="float">
            <text:p>0.91598529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24899921" calcext:value-type="float">
            <text:p>0.90832489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67128968" calcext:value-type="float">
            <text:p>0.9159671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32443847" calcext:value-type="float">
            <text:p>0.90903244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20900931" calcext:value-type="float">
            <text:p>0.91632090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609358015" calcext:value-type="float">
            <text:p>0.9236093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31207507" calcext:value-type="float">
            <text:p>0.90963120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20282761" calcext:value-type="float">
            <text:p>0.91662028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756035888" calcext:value-type="float">
            <text:p>0.906756035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74883113" calcext:value-type="float">
            <text:p>0.91537488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129492425" calcext:value-type="float">
            <text:p>0.90412949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061611382" calcext:value-type="float">
            <text:p>0.914061611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28734212" calcext:value-type="float">
            <text:p>0.9099287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61232275" calcext:value-type="float">
            <text:p>0.91696123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83655673" calcext:value-type="float">
            <text:p>0.90748365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38693005" calcext:value-type="float">
            <text:p>0.9157386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85723185" calcext:value-type="float">
            <text:p>0.908085723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39726761" calcext:value-type="float">
            <text:p>0.91603972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53213553" calcext:value-type="float">
            <text:p>0.908253213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23471946" calcext:value-type="float">
            <text:p>0.916123471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35615181" calcext:value-type="float">
            <text:p>0.90773561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64672759" calcext:value-type="float">
            <text:p>0.91586467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66921796" calcext:value-type="float">
            <text:p>0.90766692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30326067" calcext:value-type="float">
            <text:p>0.915830326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93387822" calcext:value-type="float">
            <text:p>0.90829338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4355908" calcext:value-type="float">
            <text:p>0.91614355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8856256" calcext:value-type="float">
            <text:p>0.908488562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41146449" calcext:value-type="float">
            <text:p>0.91624114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61947799" calcext:value-type="float">
            <text:p>0.91016194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77839068" calcext:value-type="float">
            <text:p>0.91707783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7971662" calcext:value-type="float">
            <text:p>0.90987971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36723479" calcext:value-type="float">
            <text:p>0.91693672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97150288" calcext:value-type="float">
            <text:p>0.90869715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45440313" calcext:value-type="float">
            <text:p>0.91634544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24156328" calcext:value-type="float">
            <text:p>0.90842415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08943333" calcext:value-type="float">
            <text:p>0.91620894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3129593" calcext:value-type="float">
            <text:p>0.908131295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62513134" calcext:value-type="float">
            <text:p>0.91606251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18666244" calcext:value-type="float">
            <text:p>0.90871866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56198291" calcext:value-type="float">
            <text:p>0.91635619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3226472" calcext:value-type="float">
            <text:p>0.908732264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62997529" calcext:value-type="float">
            <text:p>0.916362997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53698239" calcext:value-type="float">
            <text:p>0.90855369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73714288" calcext:value-type="float">
            <text:p>0.91627371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07768625" calcext:value-type="float">
            <text:p>0.90870776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50749481" calcext:value-type="float">
            <text:p>0.91635074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82401541" calcext:value-type="float">
            <text:p>0.90948240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3806594" calcext:value-type="float">
            <text:p>0.91673806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55850812" calcext:value-type="float">
            <text:p>0.91015585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74790575" calcext:value-type="float">
            <text:p>0.91707479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57515458" calcext:value-type="float">
            <text:p>0.90935751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75622898" calcext:value-type="float">
            <text:p>0.91667562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61490662" calcext:value-type="float">
            <text:p>0.90906149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276105" calcext:value-type="float">
            <text:p>0.91652761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18422303" calcext:value-type="float">
            <text:p>0.909818422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0607632" calcext:value-type="float">
            <text:p>0.916906076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3993730338" calcext:value-type="float">
            <text:p>0.9239937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26390782" calcext:value-type="float">
            <text:p>0.90982639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1006056" calcext:value-type="float">
            <text:p>0.91691006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147485329" calcext:value-type="float">
            <text:p>0.90714748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749741551" calcext:value-type="float">
            <text:p>0.915749741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570994327" calcext:value-type="float">
            <text:p>0.90570994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30970522" calcext:value-type="float">
            <text:p>0.91503097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62833532" calcext:value-type="float">
            <text:p>0.90896283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57415653" calcext:value-type="float">
            <text:p>0.91665741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6270351" calcext:value-type="float">
            <text:p>0.90936270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57350642" calcext:value-type="float">
            <text:p>0.91685735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280261696" calcext:value-type="float">
            <text:p>0.90628026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16129735" calcext:value-type="float">
            <text:p>0.915316129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33185566" calcext:value-type="float">
            <text:p>0.90773318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4259167" calcext:value-type="float">
            <text:p>0.91604259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25388229" calcext:value-type="float">
            <text:p>0.90882538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88693001" calcext:value-type="float">
            <text:p>0.9165886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65588324" calcext:value-type="float">
            <text:p>0.90736558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58793049" calcext:value-type="float">
            <text:p>0.9158587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37359618" calcext:value-type="float">
            <text:p>0.90863735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94678696" calcext:value-type="float">
            <text:p>0.91649467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28859089" calcext:value-type="float">
            <text:p>0.90872885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40428431" calcext:value-type="float">
            <text:p>0.91654042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75112864" calcext:value-type="float">
            <text:p>0.90897511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63555319" calcext:value-type="float">
            <text:p>0.916663555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70123641" calcext:value-type="float">
            <text:p>0.910170123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61060707" calcext:value-type="float">
            <text:p>0.91726106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46417895" calcext:value-type="float">
            <text:p>0.90814641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49207834" calcext:value-type="float">
            <text:p>0.916249207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88533955" calcext:value-type="float">
            <text:p>0.90828853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20265864" calcext:value-type="float">
            <text:p>0.91632026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06976632" calcext:value-type="float">
            <text:p>0.9092069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79487203" calcext:value-type="float">
            <text:p>0.91677948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6734047" calcext:value-type="float">
            <text:p>0.90896734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59669122" calcext:value-type="float">
            <text:p>0.91665966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04511178" calcext:value-type="float">
            <text:p>0.91000451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78254476" calcext:value-type="float">
            <text:p>0.91717825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750908388" calcext:value-type="float">
            <text:p>0.91075090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51453081" calcext:value-type="float">
            <text:p>0.91755145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90150133" calcext:value-type="float">
            <text:p>0.90929015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21073953" calcext:value-type="float">
            <text:p>0.91682107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389445738" calcext:value-type="float">
            <text:p>0.91038944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70721756" calcext:value-type="float">
            <text:p>0.91737072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92944614" calcext:value-type="float">
            <text:p>0.90959294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72471194" calcext:value-type="float">
            <text:p>0.91697247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15202957" calcext:value-type="float">
            <text:p>0.9097152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33600365" calcext:value-type="float">
            <text:p>0.917033600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201989843" calcext:value-type="float">
            <text:p>0.91020198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76993808" calcext:value-type="float">
            <text:p>0.917276993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32947692" calcext:value-type="float">
            <text:p>0.90943294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92472733" calcext:value-type="float">
            <text:p>0.91689247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351997774" calcext:value-type="float">
            <text:p>0.9243519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82636329" calcext:value-type="float">
            <text:p>0.90948263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17317051" calcext:value-type="float">
            <text:p>0.916917317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75509831" calcext:value-type="float">
            <text:p>0.90947550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7865521" calcext:value-type="float">
            <text:p>0.91707865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715736015" calcext:value-type="float">
            <text:p>0.90471573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98768302" calcext:value-type="float">
            <text:p>0.91469876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36080911" calcext:value-type="float">
            <text:p>0.907936080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0894075" calcext:value-type="float">
            <text:p>0.916308940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32538027" calcext:value-type="float">
            <text:p>0.9073325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007169308" calcext:value-type="float">
            <text:p>0.91600716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34658128" calcext:value-type="float">
            <text:p>0.90783465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58229359" calcext:value-type="float">
            <text:p>0.91625822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606181425" calcext:value-type="float">
            <text:p>0.906606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643991007" calcext:value-type="float">
            <text:p>0.9156439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41818533" calcext:value-type="float">
            <text:p>0.90824181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61809561" calcext:value-type="float">
            <text:p>0.916461809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1196009" calcext:value-type="float">
            <text:p>0.90791196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9688034" calcext:value-type="float">
            <text:p>0.91629688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963458688" calcext:value-type="float">
            <text:p>0.906963458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22629639" calcext:value-type="float">
            <text:p>0.915822629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2928164" calcext:value-type="float">
            <text:p>0.907829281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55541115" calcext:value-type="float">
            <text:p>0.916255541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11030916" calcext:value-type="float">
            <text:p>0.908311030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96415753" calcext:value-type="float">
            <text:p>0.916496415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69015632" calcext:value-type="float">
            <text:p>0.90996901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25408111" calcext:value-type="float">
            <text:p>0.91732540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53777535" calcext:value-type="float">
            <text:p>0.90885377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67789062" calcext:value-type="float">
            <text:p>0.91676778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05132173" calcext:value-type="float">
            <text:p>0.90920513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43466381" calcext:value-type="float">
            <text:p>0.91694346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97137034" calcext:value-type="float">
            <text:p>0.90899713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39468812" calcext:value-type="float">
            <text:p>0.91683946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34806355" calcext:value-type="float">
            <text:p>0.90863480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58303472" calcext:value-type="float">
            <text:p>0.91665830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29586529" calcext:value-type="float">
            <text:p>0.90902958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55693559" calcext:value-type="float">
            <text:p>0.91685569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21218612" calcext:value-type="float">
            <text:p>0.90992121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01509601" calcext:value-type="float">
            <text:p>0.917301509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56792938" calcext:value-type="float">
            <text:p>0.90955679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19296764" calcext:value-type="float">
            <text:p>0.91711929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33545793" calcext:value-type="float">
            <text:p>0.91013354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07673191" calcext:value-type="float">
            <text:p>0.917407673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98475241" calcext:value-type="float">
            <text:p>0.90929847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90137915" calcext:value-type="float">
            <text:p>0.916990137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28779896" calcext:value-type="float">
            <text:p>0.90942877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55290243" calcext:value-type="float">
            <text:p>0.91705529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84255339" calcext:value-type="float">
            <text:p>0.90978425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33027964" calcext:value-type="float">
            <text:p>0.9172330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67825643" calcext:value-type="float">
            <text:p>0.90976782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24813116" calcext:value-type="float">
            <text:p>0.91722481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68180059" calcext:value-type="float">
            <text:p>0.9246818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87948432" calcext:value-type="float">
            <text:p>0.90888794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84874511" calcext:value-type="float">
            <text:p>0.91678487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46854308" calcext:value-type="float">
            <text:p>0.909546854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67868365" calcext:value-type="float">
            <text:p>0.91726786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26742302" calcext:value-type="float">
            <text:p>0.90426742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28152721" calcext:value-type="float">
            <text:p>0.91462815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57434377" calcext:value-type="float">
            <text:p>0.907457434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23158399" calcext:value-type="float">
            <text:p>0.91622315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68017374" calcext:value-type="float">
            <text:p>0.90736801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78449898" calcext:value-type="float">
            <text:p>0.916178449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32782185" calcext:value-type="float">
            <text:p>0.90783278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10832304" calcext:value-type="float">
            <text:p>0.91641083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31931558" calcext:value-type="float">
            <text:p>0.907731931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6040699" calcext:value-type="float">
            <text:p>0.9163604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39957742" calcext:value-type="float">
            <text:p>0.90813995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64420082" calcext:value-type="float">
            <text:p>0.916564420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85803479" calcext:value-type="float">
            <text:p>0.90685803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923458606" calcext:value-type="float">
            <text:p>0.915923458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99157353" calcext:value-type="float">
            <text:p>0.90779915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94019887" calcext:value-type="float">
            <text:p>0.916394019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67909512" calcext:value-type="float">
            <text:p>0.907967909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78395967" calcext:value-type="float">
            <text:p>0.91647839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23416085" calcext:value-type="float">
            <text:p>0.90952341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56149253" calcext:value-type="float">
            <text:p>0.91725614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88589402" calcext:value-type="float">
            <text:p>0.90988858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38735912" calcext:value-type="float">
            <text:p>0.91743873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9449038" calcext:value-type="float">
            <text:p>0.908394490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91686401" calcext:value-type="float">
            <text:p>0.91669168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29835245" calcext:value-type="float">
            <text:p>0.90872983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59358834" calcext:value-type="float">
            <text:p>0.91685935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96314612" calcext:value-type="float">
            <text:p>0.90839631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92598517" calcext:value-type="float">
            <text:p>0.91669259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88676167" calcext:value-type="float">
            <text:p>0.90908867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38779294" calcext:value-type="float">
            <text:p>0.91703877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43963488" calcext:value-type="float">
            <text:p>0.90944396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16422955" calcext:value-type="float">
            <text:p>0.9172164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08590492" calcext:value-type="float">
            <text:p>0.90920859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98736457" calcext:value-type="float">
            <text:p>0.917098736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82898508" calcext:value-type="float">
            <text:p>0.90908289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35890465" calcext:value-type="float">
            <text:p>0.91703589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47883507" calcext:value-type="float">
            <text:p>0.90834788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68382965" calcext:value-type="float">
            <text:p>0.9166683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62196099" calcext:value-type="float">
            <text:p>0.91016219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7553926" calcext:value-type="float">
            <text:p>0.91757553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91065462" calcext:value-type="float">
            <text:p>0.90889106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39973942" calcext:value-type="float">
            <text:p>0.916939973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97870083" calcext:value-type="float">
            <text:p>0.90979787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93376252" calcext:value-type="float">
            <text:p>0.917393376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21818259" calcext:value-type="float">
            <text:p>0.90962181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0535034" calcext:value-type="float">
            <text:p>0.91730535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4988882422" calcext:value-type="float">
            <text:p>0.9249888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06412686" calcext:value-type="float">
            <text:p>0.909306412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47647554" calcext:value-type="float">
            <text:p>0.91714764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8608672" calcext:value-type="float">
            <text:p>0.90938608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30766111" calcext:value-type="float">
            <text:p>0.917330766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370537152" calcext:value-type="float">
            <text:p>0.90437053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822991327" calcext:value-type="float">
            <text:p>0.914822991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10638549" calcext:value-type="float">
            <text:p>0.90801063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43042026" calcext:value-type="float">
            <text:p>0.9166430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91283741" calcext:value-type="float">
            <text:p>0.909791283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33364622" calcext:value-type="float">
            <text:p>0.91753336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518145076" calcext:value-type="float">
            <text:p>0.9065181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96795289" calcext:value-type="float">
            <text:p>0.915896795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94001906" calcext:value-type="float">
            <text:p>0.907394001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34723704" calcext:value-type="float">
            <text:p>0.916334723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80771511" calcext:value-type="float">
            <text:p>0.90918077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28108507" calcext:value-type="float">
            <text:p>0.91722810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66337443" calcext:value-type="float">
            <text:p>0.90856633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20891473" calcext:value-type="float">
            <text:p>0.91692089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511211481" calcext:value-type="float">
            <text:p>0.90751121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93328492" calcext:value-type="float">
            <text:p>0.91639332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68163855" calcext:value-type="float">
            <text:p>0.90846816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71804679" calcext:value-type="float">
            <text:p>0.916871804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98954568" calcext:value-type="float">
            <text:p>0.90919895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37200035" calcext:value-type="float">
            <text:p>0.91723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88109066" calcext:value-type="float">
            <text:p>0.90908810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81777284" calcext:value-type="float">
            <text:p>0.91718177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26031641" calcext:value-type="float">
            <text:p>0.908126031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00738572" calcext:value-type="float">
            <text:p>0.916700738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04812104" calcext:value-type="float">
            <text:p>0.908004812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40128804" calcext:value-type="float">
            <text:p>0.91664012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79386914" calcext:value-type="float">
            <text:p>0.90957938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27416208" calcext:value-type="float">
            <text:p>0.917427416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27580323" calcext:value-type="float">
            <text:p>0.90922758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51512913" calcext:value-type="float">
            <text:p>0.91725151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10227264" calcext:value-type="float">
            <text:p>0.90991022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92836383" calcext:value-type="float">
            <text:p>0.91759283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229877345" calcext:value-type="float">
            <text:p>0.91022987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52661424" calcext:value-type="float">
            <text:p>0.917752661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30578006" calcext:value-type="float">
            <text:p>0.9084305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53011754" calcext:value-type="float">
            <text:p>0.91685301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52151189" calcext:value-type="float">
            <text:p>0.90975215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13798346" calcext:value-type="float">
            <text:p>0.91751379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64724149" calcext:value-type="float">
            <text:p>0.909964724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20084826" calcext:value-type="float">
            <text:p>0.917620084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27704155" calcext:value-type="float">
            <text:p>0.90872770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01574829" calcext:value-type="float">
            <text:p>0.917001574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6647236" calcext:value-type="float">
            <text:p>0.91006647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70958931" calcext:value-type="float">
            <text:p>0.917670958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81880697" calcext:value-type="float">
            <text:p>0.90948188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786631" calcext:value-type="float">
            <text:p>0.91737866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275445503" calcext:value-type="float">
            <text:p>0.92527544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40294429" calcext:value-type="float">
            <text:p>0.909840294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57869966" calcext:value-type="float">
            <text:p>0.917557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68714977" calcext:value-type="float">
            <text:p>0.9101687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55948199" calcext:value-type="float">
            <text:p>0.91785594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891765332" calcext:value-type="float">
            <text:p>0.90489176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17473376" calcext:value-type="float">
            <text:p>0.915217473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67293969" calcext:value-type="float">
            <text:p>0.9081672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55237695" calcext:value-type="float">
            <text:p>0.916855237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4450806" calcext:value-type="float">
            <text:p>0.90804450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9384474" calcext:value-type="float">
            <text:p>0.916793844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118188596" calcext:value-type="float">
            <text:p>0.90711818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330685009" calcext:value-type="float">
            <text:p>0.9163306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67904757" calcext:value-type="float">
            <text:p>0.90736790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55543089" calcext:value-type="float">
            <text:p>0.91645554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47822947" calcext:value-type="float">
            <text:p>0.90844782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95502184" calcext:value-type="float">
            <text:p>0.91699550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40369524" calcext:value-type="float">
            <text:p>0.907940369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41775472" calcext:value-type="float">
            <text:p>0.916741775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22923329" calcext:value-type="float">
            <text:p>0.90772292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33052375" calcext:value-type="float">
            <text:p>0.91663305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92629416" calcext:value-type="float">
            <text:p>0.90849262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17905419" calcext:value-type="float">
            <text:p>0.91701790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42907681" calcext:value-type="float">
            <text:p>0.90844290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93044551" calcext:value-type="float">
            <text:p>0.91699304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60710054" calcext:value-type="float">
            <text:p>0.90946071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01945738" calcext:value-type="float">
            <text:p>0.91750194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59487688" calcext:value-type="float">
            <text:p>0.90955948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51334555" calcext:value-type="float">
            <text:p>0.91755133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67853912" calcext:value-type="float">
            <text:p>0.90886785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05517666" calcext:value-type="float">
            <text:p>0.917205517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82564773" calcext:value-type="float">
            <text:p>0.90898256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62873097" calcext:value-type="float">
            <text:p>0.91726287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90095907" calcext:value-type="float">
            <text:p>0.909190095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66638664" calcext:value-type="float">
            <text:p>0.91736663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85335174" calcext:value-type="float">
            <text:p>0.90968533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14258297" calcext:value-type="float">
            <text:p>0.91761425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42881657" calcext:value-type="float">
            <text:p>0.90934288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43031539" calcext:value-type="float">
            <text:p>0.91744303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02674049" calcext:value-type="float">
            <text:p>0.9089026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22927735" calcext:value-type="float">
            <text:p>0.917222927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65221983" calcext:value-type="float">
            <text:p>0.9090652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04201702" calcext:value-type="float">
            <text:p>0.91730420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09582535" calcext:value-type="float">
            <text:p>0.90910958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26381978" calcext:value-type="float">
            <text:p>0.9173263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52731696" calcext:value-type="float">
            <text:p>0.90915273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47956558" calcext:value-type="float">
            <text:p>0.91734795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93028679" calcext:value-type="float">
            <text:p>0.908993028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6810505" calcext:value-type="float">
            <text:p>0.917268105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14035316" calcext:value-type="float">
            <text:p>0.90961403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78608369" calcext:value-type="float">
            <text:p>0.91757860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181421" calcext:value-type="float">
            <text:p>0.92554318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35906534" calcext:value-type="float">
            <text:p>0.90983590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89543978" calcext:value-type="float">
            <text:p>0.9176895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44202787" calcext:value-type="float">
            <text:p>0.90764420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19772384" calcext:value-type="float">
            <text:p>0.91671977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5178679202" calcext:value-type="float">
            <text:p>0.90517867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487010592" calcext:value-type="float">
            <text:p>0.91548701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45403502" calcext:value-type="float">
            <text:p>0.90874540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70372742" calcext:value-type="float">
            <text:p>0.91727037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57203673" calcext:value-type="float">
            <text:p>0.907457203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26272827" calcext:value-type="float">
            <text:p>0.91662627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36132707" calcext:value-type="float">
            <text:p>0.907336132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65737344" calcext:value-type="float">
            <text:p>0.91656573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25601946" calcext:value-type="float">
            <text:p>0.908425601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10471964" calcext:value-type="float">
            <text:p>0.9171104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70206725" calcext:value-type="float">
            <text:p>0.90777020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82774354" calcext:value-type="float">
            <text:p>0.91678277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40576434" calcext:value-type="float">
            <text:p>0.90794057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67959208" calcext:value-type="float">
            <text:p>0.916867959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86111299" calcext:value-type="float">
            <text:p>0.907686111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4072664" calcext:value-type="float">
            <text:p>0.91674072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92459219" calcext:value-type="float">
            <text:p>0.90779245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939006" calcext:value-type="float">
            <text:p>0.91679390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13222894" calcext:value-type="float">
            <text:p>0.90941322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04282438" calcext:value-type="float">
            <text:p>0.91760428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00692228" calcext:value-type="float">
            <text:p>0.90980069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98017105" calcext:value-type="float">
            <text:p>0.917798017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04221745" calcext:value-type="float">
            <text:p>0.90900422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99781863" calcext:value-type="float">
            <text:p>0.917399781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07489182" calcext:value-type="float">
            <text:p>0.90870748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51415582" calcext:value-type="float">
            <text:p>0.917251415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12204974" calcext:value-type="float">
            <text:p>0.9088122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03773478" calcext:value-type="float">
            <text:p>0.91730377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82794586" calcext:value-type="float">
            <text:p>0.90878279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89068284" calcext:value-type="float">
            <text:p>0.91728906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05358203" calcext:value-type="float">
            <text:p>0.90950535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50350092" calcext:value-type="float">
            <text:p>0.917650350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86530752" calcext:value-type="float">
            <text:p>0.90958653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90936367" calcext:value-type="float">
            <text:p>0.91769093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83908158" calcext:value-type="float">
            <text:p>0.90948390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3962507" calcext:value-type="float">
            <text:p>0.917639625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8445869" calcext:value-type="float">
            <text:p>0.909284458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39900336" calcext:value-type="float">
            <text:p>0.91753990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89286465" calcext:value-type="float">
            <text:p>0.90978928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92314223" calcext:value-type="float">
            <text:p>0.91779231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07707082" calcext:value-type="float">
            <text:p>0.90890770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51524532" calcext:value-type="float">
            <text:p>0.91735152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06139682" calcext:value-type="float">
            <text:p>0.909006139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00740832" calcext:value-type="float">
            <text:p>0.917400740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81813931" calcext:value-type="float">
            <text:p>0.90998181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88577956" calcext:value-type="float">
            <text:p>0.91788857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795341982" calcext:value-type="float">
            <text:p>0.9257953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08108077" calcext:value-type="float">
            <text:p>0.90970810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51725029" calcext:value-type="float">
            <text:p>0.9177517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257156617" calcext:value-type="float">
            <text:p>0.90725715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44466598" calcext:value-type="float">
            <text:p>0.91664446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415627102" calcext:value-type="float">
            <text:p>0.90441562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22370184" calcext:value-type="float">
            <text:p>0.91522370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80720084" calcext:value-type="float">
            <text:p>0.90868072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56248331" calcext:value-type="float">
            <text:p>0.91735624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4539999" calcext:value-type="float">
            <text:p>0.90734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88588284" calcext:value-type="float">
            <text:p>0.916688588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534287001" calcext:value-type="float">
            <text:p>0.90653428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28303179" calcext:value-type="float">
            <text:p>0.91628303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359043893" calcext:value-type="float">
            <text:p>0.90735904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95410236" calcext:value-type="float">
            <text:p>0.91669541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27824776" calcext:value-type="float">
            <text:p>0.90802782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29800677" calcext:value-type="float">
            <text:p>0.91702980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459321987" calcext:value-type="float">
            <text:p>0.9074593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45549283" calcext:value-type="float">
            <text:p>0.916745549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4233962" calcext:value-type="float">
            <text:p>0.90834233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87058099" calcext:value-type="float">
            <text:p>0.91718705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126698294" calcext:value-type="float">
            <text:p>0.90812669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79237436" calcext:value-type="float">
            <text:p>0.917079237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19254478" calcext:value-type="float">
            <text:p>0.908619254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25515528" calcext:value-type="float">
            <text:p>0.917325515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80061059" calcext:value-type="float">
            <text:p>0.90978006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05918819" calcext:value-type="float">
            <text:p>0.917905918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78911036" calcext:value-type="float">
            <text:p>0.9095789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05343807" calcext:value-type="float">
            <text:p>0.917805343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77620779" calcext:value-type="float">
            <text:p>0.90827762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54698679" calcext:value-type="float">
            <text:p>0.91715469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57773851" calcext:value-type="float">
            <text:p>0.90955777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94775215" calcext:value-type="float">
            <text:p>0.91779477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393427768" calcext:value-type="float">
            <text:p>0.91039342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12602173" calcext:value-type="float">
            <text:p>0.91821260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45428757" calcext:value-type="float">
            <text:p>0.910145428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88602668" calcext:value-type="float">
            <text:p>0.91808860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87774631" calcext:value-type="float">
            <text:p>0.91008777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59775605" calcext:value-type="float">
            <text:p>0.918059775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889807062" calcext:value-type="float">
            <text:p>0.90988980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6079182" calcext:value-type="float">
            <text:p>0.91796079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55612174" calcext:value-type="float">
            <text:p>0.90995561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93694376" calcext:value-type="float">
            <text:p>0.91799369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70202475" calcext:value-type="float">
            <text:p>0.90957020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00989527" calcext:value-type="float">
            <text:p>0.91780098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50322122" calcext:value-type="float">
            <text:p>0.909550322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9104935" calcext:value-type="float">
            <text:p>0.91779104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8449905" calcext:value-type="float">
            <text:p>0.90858449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08137814" calcext:value-type="float">
            <text:p>0.917308137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60748623" calcext:value-type="float">
            <text:p>0.90916074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96262601" calcext:value-type="float">
            <text:p>0.917596262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031776579" calcext:value-type="float">
            <text:p>0.92603177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40452428" calcext:value-type="float">
            <text:p>0.90924045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36114503" calcext:value-type="float">
            <text:p>0.91763611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51165669" calcext:value-type="float">
            <text:p>0.90905116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51776904" calcext:value-type="float">
            <text:p>0.917651776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5079144797" calcext:value-type="float">
            <text:p>0.90507914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665766467" calcext:value-type="float">
            <text:p>0.915665766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31646119" calcext:value-type="float">
            <text:p>0.90963164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42017128" calcext:value-type="float">
            <text:p>0.917942017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33045063" calcext:value-type="float">
            <text:p>0.90843304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42716601" calcext:value-type="float">
            <text:p>0.91734271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039841781" calcext:value-type="float">
            <text:p>0.90703984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46114959" calcext:value-type="float">
            <text:p>0.9166461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24306173" calcext:value-type="float">
            <text:p>0.90822430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38347156" calcext:value-type="float">
            <text:p>0.91723834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09453989" calcext:value-type="float">
            <text:p>0.9085094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80921064" calcext:value-type="float">
            <text:p>0.917380921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631768233" calcext:value-type="float">
            <text:p>0.90763176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42078186" calcext:value-type="float">
            <text:p>0.91694207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23112206" calcext:value-type="float">
            <text:p>0.90822311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37750172" calcext:value-type="float">
            <text:p>0.91723775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69505056" calcext:value-type="float">
            <text:p>0.90956950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10946597" calcext:value-type="float">
            <text:p>0.91791094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98729338" calcext:value-type="float">
            <text:p>0.908598729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25558738" calcext:value-type="float">
            <text:p>0.91742555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435495173" calcext:value-type="float">
            <text:p>0.91043549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343941655" calcext:value-type="float">
            <text:p>0.91834394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31419104" calcext:value-type="float">
            <text:p>0.90903141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41903621" calcext:value-type="float">
            <text:p>0.91764190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96592818" calcext:value-type="float">
            <text:p>0.90899659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24490478" calcext:value-type="float">
            <text:p>0.917624490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50358431" calcext:value-type="float">
            <text:p>0.90875035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01373285" calcext:value-type="float">
            <text:p>0.91750137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10663257" calcext:value-type="float">
            <text:p>0.90961066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31525697" calcext:value-type="float">
            <text:p>0.91793152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14920705" calcext:value-type="float">
            <text:p>0.90901492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33654422" calcext:value-type="float">
            <text:p>0.91763365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91293618" calcext:value-type="float">
            <text:p>0.909591293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21840878" calcext:value-type="float">
            <text:p>0.91792184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56286327" calcext:value-type="float">
            <text:p>0.90965628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54337233" calcext:value-type="float">
            <text:p>0.91795433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56490018" calcext:value-type="float">
            <text:p>0.9089564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04439078" calcext:value-type="float">
            <text:p>0.91760443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67530783" calcext:value-type="float">
            <text:p>0.90946753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5995946" calcext:value-type="float">
            <text:p>0.91785995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7247073" calcext:value-type="float">
            <text:p>0.90897247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12429434" calcext:value-type="float">
            <text:p>0.91761242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15297528" calcext:value-type="float">
            <text:p>0.90941529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33842833" calcext:value-type="float">
            <text:p>0.91783384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128127432" calcext:value-type="float">
            <text:p>0.91012812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190257785" calcext:value-type="float">
            <text:p>0.918190257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252388138" calcext:value-type="float">
            <text:p>0.92625238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31246395" calcext:value-type="float">
            <text:p>0.90973124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91817267" calcext:value-type="float">
            <text:p>0.91799181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59994978" calcext:value-type="float">
            <text:p>0.90785999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59083742" calcext:value-type="float">
            <text:p>0.917159083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4253365643" calcext:value-type="float">
            <text:p>0.90425336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355769075" calcext:value-type="float">
            <text:p>0.91535576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21835359" calcext:value-type="float">
            <text:p>0.90822183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40003932" calcext:value-type="float">
            <text:p>0.917340003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65654504" calcext:value-type="float">
            <text:p>0.908865654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61913505" calcext:value-type="float">
            <text:p>0.91766191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5870514754" calcext:value-type="float">
            <text:p>0.90587051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6434363" calcext:value-type="float">
            <text:p>0.91616434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3736635" calcext:value-type="float">
            <text:p>0.90873736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97769428" calcext:value-type="float">
            <text:p>0.917597769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7719989" calcext:value-type="float">
            <text:p>0.90927719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67686198" calcext:value-type="float">
            <text:p>0.917867686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520248736" calcext:value-type="float">
            <text:p>0.907520248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89210621" calcext:value-type="float">
            <text:p>0.916989210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202030256" calcext:value-type="float">
            <text:p>0.90720203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30101381" calcext:value-type="float">
            <text:p>0.916830101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3334958" calcext:value-type="float">
            <text:p>0.90803334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245761043" calcext:value-type="float">
            <text:p>0.91724576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14733014" calcext:value-type="float">
            <text:p>0.9097147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8645276" calcext:value-type="float">
            <text:p>0.918086452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69930581" calcext:value-type="float">
            <text:p>0.90976993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114051543" calcext:value-type="float">
            <text:p>0.91811405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47721052" calcext:value-type="float">
            <text:p>0.90874772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02946779" calcext:value-type="float">
            <text:p>0.91760294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27660252" calcext:value-type="float">
            <text:p>0.90852766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92916379" calcext:value-type="float">
            <text:p>0.91749291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27474571" calcext:value-type="float">
            <text:p>0.90862747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42823538" calcext:value-type="float">
            <text:p>0.917542823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17179408" calcext:value-type="float">
            <text:p>0.90951717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87675957" calcext:value-type="float">
            <text:p>0.9179876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81274" calcext:value-type="float">
            <text:p>0.9100812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69723253" calcext:value-type="float">
            <text:p>0.91826972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41539851" calcext:value-type="float">
            <text:p>0.909141539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99856178" calcext:value-type="float">
            <text:p>0.917799856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04391862" calcext:value-type="float">
            <text:p>0.909404391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31282184" calcext:value-type="float">
            <text:p>0.91793128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59047269" calcext:value-type="float">
            <text:p>0.90945904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58609887" calcext:value-type="float">
            <text:p>0.917958609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73053677" calcext:value-type="float">
            <text:p>0.908973053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15613091" calcext:value-type="float">
            <text:p>0.91771561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50111164" calcext:value-type="float">
            <text:p>0.90865011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54141835" calcext:value-type="float">
            <text:p>0.91755414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44000639" calcext:value-type="float">
            <text:p>0.90934400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01086572" calcext:value-type="float">
            <text:p>0.91790108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57356941" calcext:value-type="float">
            <text:p>0.91005735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57764723" calcext:value-type="float">
            <text:p>0.918257764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458172506" calcext:value-type="float">
            <text:p>0.9264581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70543855" calcext:value-type="float">
            <text:p>0.91007054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6435818" calcext:value-type="float">
            <text:p>0.91826435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301867601" calcext:value-type="float">
            <text:p>0.90630186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78536638" calcext:value-type="float">
            <text:p>0.916478536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2912541103" calcext:value-type="float">
            <text:p>0.90291254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783873389" calcext:value-type="float">
            <text:p>0.914783873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39583422" calcext:value-type="float">
            <text:p>0.909139583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97394549" calcext:value-type="float">
            <text:p>0.91789739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56742654" calcext:value-type="float">
            <text:p>0.908556742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05974165" calcext:value-type="float">
            <text:p>0.91760597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325702917" calcext:value-type="float">
            <text:p>0.90632570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90454296" calcext:value-type="float">
            <text:p>0.91649045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872960178" calcext:value-type="float">
            <text:p>0.906872960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64082927" calcext:value-type="float">
            <text:p>0.916764082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41957315" calcext:value-type="float">
            <text:p>0.90834195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98581496" calcext:value-type="float">
            <text:p>0.91749858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047043088" calcext:value-type="float">
            <text:p>0.908047043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51124382" calcext:value-type="float">
            <text:p>0.917351124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266008166" calcext:value-type="float">
            <text:p>0.90726600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60606921" calcext:value-type="float">
            <text:p>0.916960606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52472538" calcext:value-type="float">
            <text:p>0.908952472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03839107" calcext:value-type="float">
            <text:p>0.91780383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32942374" calcext:value-type="float">
            <text:p>0.90853294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94074025" calcext:value-type="float">
            <text:p>0.91759407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680726519" calcext:value-type="float">
            <text:p>0.90868072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67966098" calcext:value-type="float">
            <text:p>0.917667966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01401432" calcext:value-type="float">
            <text:p>0.90890140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78303554" calcext:value-type="float">
            <text:p>0.91777830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77079785" calcext:value-type="float">
            <text:p>0.90877707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1614273" calcext:value-type="float">
            <text:p>0.91771614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35981655" calcext:value-type="float">
            <text:p>0.90933598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95593665" calcext:value-type="float">
            <text:p>0.917995593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14031042" calcext:value-type="float">
            <text:p>0.90921403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34618359" calcext:value-type="float">
            <text:p>0.917934618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91828288" calcext:value-type="float">
            <text:p>0.90959182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123516982" calcext:value-type="float">
            <text:p>0.9181235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81856799" calcext:value-type="float">
            <text:p>0.91008185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368531237" calcext:value-type="float">
            <text:p>0.91836853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42957988" calcext:value-type="float">
            <text:p>0.9093429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99081832" calcext:value-type="float">
            <text:p>0.91799908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62162024" calcext:value-type="float">
            <text:p>0.9099621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30868385" calcext:value-type="float">
            <text:p>0.918308683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243352101" calcext:value-type="float">
            <text:p>0.910243352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449278888" calcext:value-type="float">
            <text:p>0.918449278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65925268" calcext:value-type="float">
            <text:p>0.90936592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10565472" calcext:value-type="float">
            <text:p>0.918010565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25294688" calcext:value-type="float">
            <text:p>0.908325294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90250182" calcext:value-type="float">
            <text:p>0.91749025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70523502" calcext:value-type="float">
            <text:p>0.90937052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12864589" calcext:value-type="float">
            <text:p>0.91801286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655205676" calcext:value-type="float">
            <text:p>0.926655205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91676379" calcext:value-type="float">
            <text:p>0.90939167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23441027" calcext:value-type="float">
            <text:p>0.91802344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439819203" calcext:value-type="float">
            <text:p>0.906439819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640765298" calcext:value-type="float">
            <text:p>0.916640765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3357653045" calcext:value-type="float">
            <text:p>0.90335765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099682219" calcext:value-type="float">
            <text:p>0.91509968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03802617" calcext:value-type="float">
            <text:p>0.908803802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22757005" calcext:value-type="float">
            <text:p>0.9178227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71099639" calcext:value-type="float">
            <text:p>0.909271099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56405516" calcext:value-type="float">
            <text:p>0.918056405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558742923" calcext:value-type="float">
            <text:p>0.90655874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00227158" calcext:value-type="float">
            <text:p>0.91670022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415561029" calcext:value-type="float">
            <text:p>0.9084155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28636211" calcext:value-type="float">
            <text:p>0.917628636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75819362" calcext:value-type="float">
            <text:p>0.90927581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58765377" calcext:value-type="float">
            <text:p>0.91805876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081817042" calcext:value-type="float">
            <text:p>0.9070818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61764217" calcext:value-type="float">
            <text:p>0.91696176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686432204" calcext:value-type="float">
            <text:p>0.90668643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64071798" calcext:value-type="float">
            <text:p>0.91676407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757930472" calcext:value-type="float">
            <text:p>0.90875793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99820932" calcext:value-type="float">
            <text:p>0.91779982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9654599" calcext:value-type="float">
            <text:p>0.9088965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69128691" calcext:value-type="float">
            <text:p>0.917869128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1031772" calcext:value-type="float">
            <text:p>0.90971031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76014556" calcext:value-type="float">
            <text:p>0.91827601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71928929" calcext:value-type="float">
            <text:p>0.909071928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56820161" calcext:value-type="float">
            <text:p>0.91795682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939117779" calcext:value-type="float">
            <text:p>0.90893911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90414586" calcext:value-type="float">
            <text:p>0.917890414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301130416" calcext:value-type="float">
            <text:p>0.909301130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71420905" calcext:value-type="float">
            <text:p>0.91807142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35995815" calcext:value-type="float">
            <text:p>0.90923599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38853604" calcext:value-type="float">
            <text:p>0.91803885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1002325579" calcext:value-type="float">
            <text:p>0.91002325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432483592" calcext:value-type="float">
            <text:p>0.91843248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33658993" calcext:value-type="float">
            <text:p>0.90883365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837685193" calcext:value-type="float">
            <text:p>0.917837685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17832822" calcext:value-type="float">
            <text:p>0.90851783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79772108" calcext:value-type="float">
            <text:p>0.917679772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70435158" calcext:value-type="float">
            <text:p>0.90967043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56073275" calcext:value-type="float">
            <text:p>0.91825607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195233849" calcext:value-type="float">
            <text:p>0.90919523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18472621" calcext:value-type="float">
            <text:p>0.918018472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658210069" calcext:value-type="float">
            <text:p>0.909658210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49960731" calcext:value-type="float">
            <text:p>0.91824996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60130954" calcext:value-type="float">
            <text:p>0.90906013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50921173" calcext:value-type="float">
            <text:p>0.91795092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49197187" calcext:value-type="float">
            <text:p>0.90904919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4545429" calcext:value-type="float">
            <text:p>0.917945454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6841711393" calcext:value-type="float">
            <text:p>0.926841711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42444823" calcext:value-type="float">
            <text:p>0.90994244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392078108" calcext:value-type="float">
            <text:p>0.91839207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159404557" calcext:value-type="float">
            <text:p>0.90615940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588803181" calcext:value-type="float">
            <text:p>0.916588803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2244327793" calcext:value-type="float">
            <text:p>0.90224432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631264798" calcext:value-type="float">
            <text:p>0.914631264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75451807" calcext:value-type="float">
            <text:p>0.90997545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496826806" calcext:value-type="float">
            <text:p>0.91849682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846933491" calcext:value-type="float">
            <text:p>0.907846933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32567647" calcext:value-type="float">
            <text:p>0.917432567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660503607" calcext:value-type="float">
            <text:p>0.906660503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839352706" calcext:value-type="float">
            <text:p>0.91683935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219464783" calcext:value-type="float">
            <text:p>0.907219464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118833293" calcext:value-type="float">
            <text:p>0.917118833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19916227" calcext:value-type="float">
            <text:p>0.90881991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19059016" calcext:value-type="float">
            <text:p>0.91791905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710544193" calcext:value-type="float">
            <text:p>0.90771054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364372998" calcext:value-type="float">
            <text:p>0.9173643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263182429" calcext:value-type="float">
            <text:p>0.90826318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40692116" calcext:value-type="float">
            <text:p>0.917640692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6889883036" calcext:value-type="float">
            <text:p>0.9068898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95404242" calcext:value-type="float">
            <text:p>0.916954042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730649038" calcext:value-type="float">
            <text:p>0.90973064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374425421" calcext:value-type="float">
            <text:p>0.91837442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546563202" calcext:value-type="float">
            <text:p>0.909546563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82382503" calcext:value-type="float">
            <text:p>0.91828238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02962034" calcext:value-type="float">
            <text:p>0.9085029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60581919" calcext:value-type="float">
            <text:p>0.917760581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330755124" calcext:value-type="float">
            <text:p>0.90833075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674478464" calcext:value-type="float">
            <text:p>0.91767447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574047797" calcext:value-type="float">
            <text:p>0.90857404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961248" calcext:value-type="float">
            <text:p>0.917796124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211161869" calcext:value-type="float">
            <text:p>0.909211161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114681837" calcext:value-type="float">
            <text:p>0.91811468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73401145" calcext:value-type="float">
            <text:p>0.909073401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45801474" calcext:value-type="float">
            <text:p>0.918045801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4" calcext:value-type="float">
            <text:p>4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8831289351" calcext:value-type="float">
            <text:p>0.90883128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924745578" calcext:value-type="float">
            <text:p>0.917924745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7990272775" calcext:value-type="float">
            <text:p>0.907990272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50423729" calcext:value-type="float">
            <text:p>0.91750423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0845066" calcext:value-type="float">
            <text:p>0.90908450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51354202" calcext:value-type="float">
            <text:p>0.918051354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53978028" calcext:value-type="float">
            <text:p>0.9099539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486089916" calcext:value-type="float">
            <text:p>0.918486089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2" calcext:value-type="float">
            <text:p>5.2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30720601" calcext:value-type="float">
            <text:p>0.90993072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474461202" calcext:value-type="float">
            <text:p>0.918474461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4" calcext:value-type="float">
            <text:p>5.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72033107" calcext:value-type="float">
            <text:p>0.909472033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45117456" calcext:value-type="float">
            <text:p>0.918245117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48111416" calcext:value-type="float">
            <text:p>0.90948111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249657982" calcext:value-type="float">
            <text:p>0.91824965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og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vc</text:p>
          </table:table-cell>
          <table:table-cell/>
          <table:table-cell office:value-type="float" office:value="5.8" calcext:value-type="float">
            <text:p>5.8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7018201804" calcext:value-type="float">
            <text:p>0.927018201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09965946192" calcext:value-type="float">
            <text:p>0.90996594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492073998" calcext:value-type="float">
            <text:p>0.918492074</text:p>
          </table:table-cell>
          <table:table-cell table:number-columns-repeated="32"/>
        </table:table-row>
        <calcext:conditional-formats>
          <calcext:conditional-format calcext:target-range-address="Sheet1.J2:Sheet1.AH26">
            <calcext:color-scale>
              <calcext:color-scale-entry calcext:value="0" calcext:type="minimum" calcext:color="#ff0000"/>
              <calcext:color-scale-entry calcext:value="50" calcext:type="percentile" calcext:color="#eeeeee"/>
              <calcext:color-scale-entry calcext:value="0" calcext:type="maximum" calcext:color="#0000ff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13" table:default-cell-style-name="Default"/>
        <table:table-row table:style-name="ro1">
          <table:table-cell table:number-columns-repeated="8"/>
          <table:table-cell table:style-name="Default" table:number-columns-repeated="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1" calcext:value-type="float">
            <text:p>1</text:p>
          </table:table-cell>
          <table:table-cell table:formula="of:=OFFSET([.$B$10]; 9*(ROW()-ROW([.$I$2]));0)" office:value-type="float" office:value="0.909329184292" calcext:value-type="float">
            <text:p>0.9093291843</text:p>
          </table:table-cell>
          <table:table-cell table:style-name="ce1" table:formula="of:=OFFSET([.$D$4]; 9*(ROW()-ROW([.$I$2]));0)" office:value-type="float" office:value="0" calcext:value-type="float">
            <text:p>0</text:p>
          </table:table-cell>
          <table:table-cell table:style-name="ce5" office:value-type="float" office:value="0.909329184292" calcext:value-type="float">
            <text:p>0.9093291843</text:p>
          </table:table-cell>
          <table:table-cell table:style-name="ce5" office:value-type="float" office:value="0.910950619975" calcext:value-type="float">
            <text:p>0.91095062</text:p>
          </table:table-cell>
          <table:table-cell table:style-name="ce5" office:value-type="float" office:value="0.912572055658" calcext:value-type="float">
            <text:p>0.9125720557</text:p>
          </table:table-cell>
          <table:table-cell table:style-name="ce5" office:value-type="float" office:value="0.91419349134" calcext:value-type="float">
            <text:p>0.9141934913</text:p>
          </table:table-cell>
          <table:table-cell table:style-name="ce5" office:value-type="float" office:value="0.915814927023" calcext:value-type="float">
            <text:p>0.915814927</text:p>
          </table:table-cell>
          <table:table-cell table:style-name="ce5" office:value-type="float" office:value="0.917436362706" calcext:value-type="float">
            <text:p>0.9174363627</text:p>
          </table:table-cell>
          <table:table-cell table:style-name="ce5" office:value-type="float" office:value="0.919057798389" calcext:value-type="float">
            <text:p>0.9190577984</text:p>
          </table:table-cell>
          <table:table-cell table:style-name="ce5" office:value-type="float" office:value="0.920679234071" calcext:value-type="float">
            <text:p>0.9206792341</text:p>
          </table:table-cell>
          <table:table-cell table:style-name="ce5" office:value-type="float" office:value="0.922300669754" calcext:value-type="float">
            <text:p>0.9223006698</text:p>
          </table:table-cell>
          <table:table-cell table:style-name="ce5" office:value-type="float" office:value="0.923922105437" calcext:value-type="float">
            <text:p>0.9239221054</text:p>
          </table:table-cell>
          <table:table-cell table:style-name="ce7" office:value-type="float" office:value="0.92554354112" calcext:value-type="float">
            <text:p>0.9255435411</text:p>
          </table:table-cell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9" calcext:value-type="float">
            <text:p>0.9</text:p>
          </table:table-cell>
          <table:table-cell table:formula="of:=OFFSET([.$B$10]; 9*(ROW()-ROW([.$I$2]));0)" office:value-type="float" office:value="0.9112571142" calcext:value-type="float">
            <text:p>0.9112571142</text:p>
          </table:table-cell>
          <table:table-cell table:style-name="ce1" table:formula="of:=OFFSET([.$D$4]; 9*(ROW()-ROW([.$I$2]));0)" office:value-type="float" office:value="0.1" calcext:value-type="float">
            <text:p>0.1</text:p>
          </table:table-cell>
          <table:table-cell table:style-name="ce6" office:value-type="float" office:value="0.9112571142" calcext:value-type="float">
            <text:p>0.9112571142</text:p>
          </table:table-cell>
          <table:table-cell table:style-name="ce6" office:value-type="float" office:value="0.912878549883" calcext:value-type="float">
            <text:p>0.9128785499</text:p>
          </table:table-cell>
          <table:table-cell table:style-name="ce6" office:value-type="float" office:value="0.914499985565" calcext:value-type="float">
            <text:p>0.9144999856</text:p>
          </table:table-cell>
          <table:table-cell table:style-name="ce6" office:value-type="float" office:value="0.916121421248" calcext:value-type="float">
            <text:p>0.9161214212</text:p>
          </table:table-cell>
          <table:table-cell table:style-name="ce6" office:value-type="float" office:value="0.917742856931" calcext:value-type="float">
            <text:p>0.9177428569</text:p>
          </table:table-cell>
          <table:table-cell table:style-name="ce6" office:value-type="float" office:value="0.919364292614" calcext:value-type="float">
            <text:p>0.9193642926</text:p>
          </table:table-cell>
          <table:table-cell table:style-name="ce6" office:value-type="float" office:value="0.920985728296" calcext:value-type="float">
            <text:p>0.9209857283</text:p>
          </table:table-cell>
          <table:table-cell table:style-name="ce6" office:value-type="float" office:value="0.922607163979" calcext:value-type="float">
            <text:p>0.922607164</text:p>
          </table:table-cell>
          <table:table-cell table:style-name="ce6" office:value-type="float" office:value="0.924228599662" calcext:value-type="float">
            <text:p>0.9242285997</text:p>
          </table:table-cell>
          <table:table-cell table:style-name="ce6" office:value-type="float" office:value="0.925850035345" calcext:value-type="float">
            <text:p>0.9258500353</text:p>
          </table:table-cell>
          <table:table-cell table:style-name="ce5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8" calcext:value-type="float">
            <text:p>0.8</text:p>
          </table:table-cell>
          <table:table-cell table:formula="of:=OFFSET([.$B$10]; 9*(ROW()-ROW([.$I$2]));0)" office:value-type="float" office:value="0.913185044107" calcext:value-type="float">
            <text:p>0.9131850441</text:p>
          </table:table-cell>
          <table:table-cell table:style-name="ce1" table:formula="of:=OFFSET([.$D$4]; 9*(ROW()-ROW([.$I$2]));0)" office:value-type="float" office:value="0.2" calcext:value-type="float">
            <text:p>0.2</text:p>
          </table:table-cell>
          <table:table-cell table:style-name="ce6" office:value-type="float" office:value="0.913185044107" calcext:value-type="float">
            <text:p>0.9131850441</text:p>
          </table:table-cell>
          <table:table-cell table:style-name="ce6" office:value-type="float" office:value="0.91480647979" calcext:value-type="float">
            <text:p>0.9148064798</text:p>
          </table:table-cell>
          <table:table-cell table:style-name="ce6" office:value-type="float" office:value="0.916427915473" calcext:value-type="float">
            <text:p>0.9164279155</text:p>
          </table:table-cell>
          <table:table-cell table:style-name="ce6" office:value-type="float" office:value="0.918049351156" calcext:value-type="float">
            <text:p>0.9180493512</text:p>
          </table:table-cell>
          <table:table-cell table:style-name="ce6" office:value-type="float" office:value="0.919670786839" calcext:value-type="float">
            <text:p>0.9196707868</text:p>
          </table:table-cell>
          <table:table-cell table:style-name="ce6" office:value-type="float" office:value="0.921292222521" calcext:value-type="float">
            <text:p>0.9212922225</text:p>
          </table:table-cell>
          <table:table-cell table:style-name="ce6" office:value-type="float" office:value="0.922913658204" calcext:value-type="float">
            <text:p>0.9229136582</text:p>
          </table:table-cell>
          <table:table-cell table:style-name="ce6" office:value-type="float" office:value="0.924535093887" calcext:value-type="float">
            <text:p>0.9245350939</text:p>
          </table:table-cell>
          <table:table-cell table:style-name="ce6" office:value-type="float" office:value="0.92615652957" calcext:value-type="float">
            <text:p>0.9261565296</text:p>
          </table:table-cell>
          <table:table-cell table:style-name="ce6"/>
          <table:table-cell table:style-name="ce5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0.7" calcext:value-type="float">
            <text:p>0.7</text:p>
          </table:table-cell>
          <table:table-cell table:formula="of:=OFFSET([.$B$10]; 9*(ROW()-ROW([.$I$2]));0)" office:value-type="float" office:value="0.915112974015" calcext:value-type="float">
            <text:p>0.915112974</text:p>
          </table:table-cell>
          <table:table-cell table:style-name="ce1" table:formula="of:=OFFSET([.$D$4]; 9*(ROW()-ROW([.$I$2]));0)" office:value-type="float" office:value="0.3" calcext:value-type="float">
            <text:p>0.3</text:p>
          </table:table-cell>
          <table:table-cell table:style-name="ce6" office:value-type="float" office:value="0.915112974015" calcext:value-type="float">
            <text:p>0.915112974</text:p>
          </table:table-cell>
          <table:table-cell table:style-name="ce6" office:value-type="float" office:value="0.916734409698" calcext:value-type="float">
            <text:p>0.9167344097</text:p>
          </table:table-cell>
          <table:table-cell table:style-name="ce6" office:value-type="float" office:value="0.918355845381" calcext:value-type="float">
            <text:p>0.9183558454</text:p>
          </table:table-cell>
          <table:table-cell table:style-name="ce6" office:value-type="float" office:value="0.919977281063" calcext:value-type="float">
            <text:p>0.9199772811</text:p>
          </table:table-cell>
          <table:table-cell table:style-name="ce6" office:value-type="float" office:value="0.921598716746" calcext:value-type="float">
            <text:p>0.9215987167</text:p>
          </table:table-cell>
          <table:table-cell table:style-name="ce6" office:value-type="float" office:value="0.923220152429" calcext:value-type="float">
            <text:p>0.9232201524</text:p>
          </table:table-cell>
          <table:table-cell table:style-name="ce6" office:value-type="float" office:value="0.924841588112" calcext:value-type="float">
            <text:p>0.9248415881</text:p>
          </table:table-cell>
          <table:table-cell table:style-name="ce6" office:value-type="float" office:value="0.926463023794" calcext:value-type="float">
            <text:p>0.9264630238</text:p>
          </table:table-cell>
          <table:table-cell table:style-name="ce6" table:number-columns-repeated="2"/>
          <table:table-cell table:style-name="ce5"/>
        </table:table-row>
        <table:table-row table:style-name="ro1">
          <table:table-cell table:number-columns-repeated="8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4" calcext:value-type="float">
            <text:p>0.4</text:p>
          </table:table-cell>
          <table:table-cell table:formula="of:=OFFSET([.$G$5]; 9*(ROW()-ROW([.$I$2]));0)" office:value-type="float" office:value="0.6" calcext:value-type="float">
            <text:p>0.6</text:p>
          </table:table-cell>
          <table:table-cell table:formula="of:=OFFSET([.$B$10]; 9*(ROW()-ROW([.$I$2]));0)" office:value-type="float" office:value="0.917040903923" calcext:value-type="float">
            <text:p>0.9170409039</text:p>
          </table:table-cell>
          <table:table-cell table:style-name="ce1" table:formula="of:=OFFSET([.$D$4]; 9*(ROW()-ROW([.$I$2]));0)" office:value-type="float" office:value="0.4" calcext:value-type="float">
            <text:p>0.4</text:p>
          </table:table-cell>
          <table:table-cell table:style-name="ce6" office:value-type="float" office:value="0.917040903923" calcext:value-type="float">
            <text:p>0.9170409039</text:p>
          </table:table-cell>
          <table:table-cell table:style-name="ce6" office:value-type="float" office:value="0.918662339606" calcext:value-type="float">
            <text:p>0.9186623396</text:p>
          </table:table-cell>
          <table:table-cell table:style-name="ce6" office:value-type="float" office:value="0.920283775288" calcext:value-type="float">
            <text:p>0.9202837753</text:p>
          </table:table-cell>
          <table:table-cell table:style-name="ce6" office:value-type="float" office:value="0.921905210971" calcext:value-type="float">
            <text:p>0.921905211</text:p>
          </table:table-cell>
          <table:table-cell table:style-name="ce6" office:value-type="float" office:value="0.923526646654" calcext:value-type="float">
            <text:p>0.9235266467</text:p>
          </table:table-cell>
          <table:table-cell table:style-name="ce6" office:value-type="float" office:value="0.925148082337" calcext:value-type="float">
            <text:p>0.9251480823</text:p>
          </table:table-cell>
          <table:table-cell table:style-name="ce6" office:value-type="float" office:value="0.926769518019" calcext:value-type="float">
            <text:p>0.926769518</text:p>
          </table:table-cell>
          <table:table-cell table:style-name="ce6" table:number-columns-repeated="3"/>
          <table:table-cell table:style-name="ce5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5" calcext:value-type="float">
            <text:p>0.5</text:p>
          </table:table-cell>
          <table:table-cell table:formula="of:=OFFSET([.$G$5]; 9*(ROW()-ROW([.$I$2]));0)" office:value-type="float" office:value="0.5" calcext:value-type="float">
            <text:p>0.5</text:p>
          </table:table-cell>
          <table:table-cell table:formula="of:=OFFSET([.$B$10]; 9*(ROW()-ROW([.$I$2]));0)" office:value-type="float" office:value="0.918968833831" calcext:value-type="float">
            <text:p>0.9189688338</text:p>
          </table:table-cell>
          <table:table-cell table:style-name="ce1" table:formula="of:=OFFSET([.$D$4]; 9*(ROW()-ROW([.$I$2]));0)" office:value-type="float" office:value="0.5" calcext:value-type="float">
            <text:p>0.5</text:p>
          </table:table-cell>
          <table:table-cell table:style-name="ce6" office:value-type="float" office:value="0.918968833831" calcext:value-type="float">
            <text:p>0.9189688338</text:p>
          </table:table-cell>
          <table:table-cell table:style-name="ce6" office:value-type="float" office:value="0.920590269513" calcext:value-type="float">
            <text:p>0.9205902695</text:p>
          </table:table-cell>
          <table:table-cell table:style-name="ce6" office:value-type="float" office:value="0.922211705196" calcext:value-type="float">
            <text:p>0.9222117052</text:p>
          </table:table-cell>
          <table:table-cell table:style-name="ce6" office:value-type="float" office:value="0.923833140879" calcext:value-type="float">
            <text:p>0.9238331409</text:p>
          </table:table-cell>
          <table:table-cell table:style-name="ce6" office:value-type="float" office:value="0.925454576562" calcext:value-type="float">
            <text:p>0.9254545766</text:p>
          </table:table-cell>
          <table:table-cell table:style-name="ce6" office:value-type="float" office:value="0.927076012244" calcext:value-type="float">
            <text:p>0.9270760122</text:p>
          </table:table-cell>
          <table:table-cell table:style-name="ce6" table:number-columns-repeated="4"/>
          <table:table-cell table:style-name="ce5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6" calcext:value-type="float">
            <text:p>0.6</text:p>
          </table:table-cell>
          <table:table-cell table:formula="of:=OFFSET([.$G$5]; 9*(ROW()-ROW([.$I$2]));0)" office:value-type="float" office:value="0.4" calcext:value-type="float">
            <text:p>0.4</text:p>
          </table:table-cell>
          <table:table-cell table:formula="of:=OFFSET([.$B$10]; 9*(ROW()-ROW([.$I$2]));0)" office:value-type="float" office:value="0.920896763738" calcext:value-type="float">
            <text:p>0.9208967637</text:p>
          </table:table-cell>
          <table:table-cell table:style-name="ce1" table:formula="of:=OFFSET([.$D$4]; 9*(ROW()-ROW([.$I$2]));0)" office:value-type="float" office:value="0.6" calcext:value-type="float">
            <text:p>0.6</text:p>
          </table:table-cell>
          <table:table-cell table:style-name="ce6" office:value-type="float" office:value="0.920896763738" calcext:value-type="float">
            <text:p>0.9208967637</text:p>
          </table:table-cell>
          <table:table-cell table:style-name="ce6" office:value-type="float" office:value="0.922518199421" calcext:value-type="float">
            <text:p>0.9225181994</text:p>
          </table:table-cell>
          <table:table-cell table:style-name="ce6" office:value-type="float" office:value="0.924139635104" calcext:value-type="float">
            <text:p>0.9241396351</text:p>
          </table:table-cell>
          <table:table-cell table:style-name="ce6" office:value-type="float" office:value="0.925761070786" calcext:value-type="float">
            <text:p>0.9257610708</text:p>
          </table:table-cell>
          <table:table-cell table:style-name="ce6" office:value-type="float" office:value="0.927382506469" calcext:value-type="float">
            <text:p>0.9273825065</text:p>
          </table:table-cell>
          <table:table-cell table:style-name="ce6" table:number-columns-repeated="5"/>
          <table:table-cell table:style-name="ce5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7" calcext:value-type="float">
            <text:p>0.7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2824693646" calcext:value-type="float">
            <text:p>0.9228246936</text:p>
          </table:table-cell>
          <table:table-cell table:style-name="ce1" table:formula="of:=OFFSET([.$D$4]; 9*(ROW()-ROW([.$I$2]));0)" office:value-type="float" office:value="0.7" calcext:value-type="float">
            <text:p>0.7</text:p>
          </table:table-cell>
          <table:table-cell table:style-name="ce6" office:value-type="float" office:value="0.922824693646" calcext:value-type="float">
            <text:p>0.9228246936</text:p>
          </table:table-cell>
          <table:table-cell table:style-name="ce6" office:value-type="float" office:value="0.924446129329" calcext:value-type="float">
            <text:p>0.9244461293</text:p>
          </table:table-cell>
          <table:table-cell table:style-name="ce6" office:value-type="float" office:value="0.926067565011" calcext:value-type="float">
            <text:p>0.926067565</text:p>
          </table:table-cell>
          <table:table-cell table:style-name="ce6" office:value-type="float" office:value="0.927689000694" calcext:value-type="float">
            <text:p>0.9276890007</text:p>
          </table:table-cell>
          <table:table-cell table:style-name="ce6" table:number-columns-repeated="6"/>
          <table:table-cell table:style-name="ce5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6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8" calcext:value-type="float">
            <text:p>0.8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4752623554" calcext:value-type="float">
            <text:p>0.9247526236</text:p>
          </table:table-cell>
          <table:table-cell table:style-name="ce1" table:formula="of:=OFFSET([.$D$4]; 9*(ROW()-ROW([.$I$2]));0)" office:value-type="float" office:value="0.8" calcext:value-type="float">
            <text:p>0.8</text:p>
          </table:table-cell>
          <table:table-cell table:style-name="ce6" office:value-type="float" office:value="0.924752623554" calcext:value-type="float">
            <text:p>0.9247526236</text:p>
          </table:table-cell>
          <table:table-cell table:style-name="ce6" office:value-type="float" office:value="0.926374059236" calcext:value-type="float">
            <text:p>0.9263740592</text:p>
          </table:table-cell>
          <table:table-cell table:style-name="ce6" office:value-type="float" office:value="0.927995494919" calcext:value-type="float">
            <text:p>0.9279954949</text:p>
          </table:table-cell>
          <table:table-cell table:style-name="ce6" table:number-columns-repeated="7"/>
          <table:table-cell table:style-name="ce5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0.9" calcext:value-type="float">
            <text:p>0.9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6680553461" calcext:value-type="float">
            <text:p>0.9266805535</text:p>
          </table:table-cell>
          <table:table-cell table:style-name="ce1" table:formula="of:=OFFSET([.$D$4]; 9*(ROW()-ROW([.$I$2]));0)" office:value-type="float" office:value="0.9" calcext:value-type="float">
            <text:p>0.9</text:p>
          </table:table-cell>
          <table:table-cell table:style-name="ce6" office:value-type="float" office:value="0.926680553461" calcext:value-type="float">
            <text:p>0.9266805535</text:p>
          </table:table-cell>
          <table:table-cell table:style-name="ce6" office:value-type="float" office:value="0.928301989144" calcext:value-type="float">
            <text:p>0.9283019891</text:p>
          </table:table-cell>
          <table:table-cell table:style-name="ce6" table:number-columns-repeated="8"/>
          <table:table-cell table:style-name="ce5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" calcext:value-type="float">
            <text:p>0</text:p>
          </table:table-cell>
          <table:table-cell table:formula="of:=OFFSET([.$D$4]; 9*(ROW()-ROW([.$I$2]));0)" office:value-type="float" office:value="1" calcext:value-type="float">
            <text:p>1</text:p>
          </table:table-cell>
          <table:table-cell table:formula="of:=OFFSET([.$G$5]; 9*(ROW()-ROW([.$I$2]));0)" office:value-type="float" office:value="0" calcext:value-type="float">
            <text:p>0</text:p>
          </table:table-cell>
          <table:table-cell table:formula="of:=OFFSET([.$B$10]; 9*(ROW()-ROW([.$I$2]));0)" office:value-type="float" office:value="0.928608483369" calcext:value-type="float">
            <text:p>0.9286084834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928608483369" calcext:value-type="float">
            <text:p>0.9286084834</text:p>
          </table:table-cell>
          <table:table-cell table:style-name="ce6" table:number-columns-repeated="9"/>
          <table:table-cell table:style-name="ce5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9" calcext:value-type="float">
            <text:p>0.9</text:p>
          </table:table-cell>
          <table:table-cell table:formula="of:=OFFSET([.$B$10]; 9*(ROW()-ROW([.$I$2]));0)" office:value-type="float" office:value="0.910950619975" calcext:value-type="float">
            <text:p>0.910950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8" calcext:value-type="float">
            <text:p>0.8</text:p>
          </table:table-cell>
          <table:table-cell table:formula="of:=OFFSET([.$B$10]; 9*(ROW()-ROW([.$I$2]));0)" office:value-type="float" office:value="0.912878549883" calcext:value-type="float">
            <text:p>0.9128785499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7" calcext:value-type="float">
            <text:p>0.7</text:p>
          </table:table-cell>
          <table:table-cell table:formula="of:=OFFSET([.$B$10]; 9*(ROW()-ROW([.$I$2]));0)" office:value-type="float" office:value="0.91480647979" calcext:value-type="float">
            <text:p>0.91480647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0.6" calcext:value-type="float">
            <text:p>0.6</text:p>
          </table:table-cell>
          <table:table-cell table:formula="of:=OFFSET([.$B$10]; 9*(ROW()-ROW([.$I$2]));0)" office:value-type="float" office:value="0.916734409698" calcext:value-type="float">
            <text:p>0.91673440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4" calcext:value-type="float">
            <text:p>0.4</text:p>
          </table:table-cell>
          <table:table-cell table:formula="of:=OFFSET([.$G$5]; 9*(ROW()-ROW([.$I$2]));0)" office:value-type="float" office:value="0.5" calcext:value-type="float">
            <text:p>0.5</text:p>
          </table:table-cell>
          <table:table-cell table:formula="of:=OFFSET([.$B$10]; 9*(ROW()-ROW([.$I$2]));0)" office:value-type="float" office:value="0.918662339606" calcext:value-type="float">
            <text:p>0.91866233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5" calcext:value-type="float">
            <text:p>0.5</text:p>
          </table:table-cell>
          <table:table-cell table:formula="of:=OFFSET([.$G$5]; 9*(ROW()-ROW([.$I$2]));0)" office:value-type="float" office:value="0.4" calcext:value-type="float">
            <text:p>0.4</text:p>
          </table:table-cell>
          <table:table-cell table:formula="of:=OFFSET([.$B$10]; 9*(ROW()-ROW([.$I$2]));0)" office:value-type="float" office:value="0.920590269513" calcext:value-type="float">
            <text:p>0.9205902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12571142" calcext:value-type="float">
            <text:p>0.9112571142</text:p>
          </table:table-cell>
          <table:table-cell table:number-columns-repeated="6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6" calcext:value-type="float">
            <text:p>0.6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2518199421" calcext:value-type="float">
            <text:p>0.92251819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7" calcext:value-type="float">
            <text:p>0.7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4446129329" calcext:value-type="float">
            <text:p>0.92444612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8" calcext:value-type="float">
            <text:p>0.8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6374059236" calcext:value-type="float">
            <text:p>0.92637405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/>
          <table:table-cell table:formula="of:=OFFSET([.$D$3]; 9*(ROW()-ROW([.$I$2]));0)" office:value-type="float" office:value="0.1" calcext:value-type="float">
            <text:p>0.1</text:p>
          </table:table-cell>
          <table:table-cell table:formula="of:=OFFSET([.$D$4]; 9*(ROW()-ROW([.$I$2]));0)" office:value-type="float" office:value="0.9" calcext:value-type="float">
            <text:p>0.9</text:p>
          </table:table-cell>
          <table:table-cell table:formula="of:=OFFSET([.$G$5]; 9*(ROW()-ROW([.$I$2]));0)" office:value-type="float" office:value="0" calcext:value-type="float">
            <text:p>0</text:p>
          </table:table-cell>
          <table:table-cell table:formula="of:=OFFSET([.$B$10]; 9*(ROW()-ROW([.$I$2]));0)" office:value-type="float" office:value="0.928301989144" calcext:value-type="float">
            <text:p>0.92830198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8" calcext:value-type="float">
            <text:p>0.8</text:p>
          </table:table-cell>
          <table:table-cell table:formula="of:=OFFSET([.$B$10]; 9*(ROW()-ROW([.$I$2]));0)" office:value-type="float" office:value="0.912572055658" calcext:value-type="float">
            <text:p>0.9125720557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7" calcext:value-type="float">
            <text:p>0.7</text:p>
          </table:table-cell>
          <table:table-cell table:formula="of:=OFFSET([.$B$10]; 9*(ROW()-ROW([.$I$2]));0)" office:value-type="float" office:value="0.914499985565" calcext:value-type="float">
            <text:p>0.91449998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6" calcext:value-type="float">
            <text:p>0.6</text:p>
          </table:table-cell>
          <table:table-cell table:formula="of:=OFFSET([.$B$10]; 9*(ROW()-ROW([.$I$2]));0)" office:value-type="float" office:value="0.916427915473" calcext:value-type="float">
            <text:p>0.9164279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0.5" calcext:value-type="float">
            <text:p>0.5</text:p>
          </table:table-cell>
          <table:table-cell table:formula="of:=OFFSET([.$B$10]; 9*(ROW()-ROW([.$I$2]));0)" office:value-type="float" office:value="0.918355845381" calcext:value-type="float">
            <text:p>0.91835584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4" calcext:value-type="float">
            <text:p>0.4</text:p>
          </table:table-cell>
          <table:table-cell table:formula="of:=OFFSET([.$G$5]; 9*(ROW()-ROW([.$I$2]));0)" office:value-type="float" office:value="0.4" calcext:value-type="float">
            <text:p>0.4</text:p>
          </table:table-cell>
          <table:table-cell table:formula="of:=OFFSET([.$B$10]; 9*(ROW()-ROW([.$I$2]));0)" office:value-type="float" office:value="0.920283775288" calcext:value-type="float">
            <text:p>0.92028377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3185044107" calcext:value-type="float">
            <text:p>0.9131850441</text:p>
          </table:table-cell>
          <table:table-cell table:number-columns-repeated="6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5" calcext:value-type="float">
            <text:p>0.5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2211705196" calcext:value-type="float">
            <text:p>0.92221170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6" calcext:value-type="float">
            <text:p>0.6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4139635104" calcext:value-type="float">
            <text:p>0.92413963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7" calcext:value-type="float">
            <text:p>0.7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6067565011" calcext:value-type="float">
            <text:p>0.9260675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formula="of:=OFFSET([.$D$3]; 9*(ROW()-ROW([.$I$2]));0)" office:value-type="float" office:value="0.2" calcext:value-type="float">
            <text:p>0.2</text:p>
          </table:table-cell>
          <table:table-cell table:formula="of:=OFFSET([.$D$4]; 9*(ROW()-ROW([.$I$2]));0)" office:value-type="float" office:value="0.8" calcext:value-type="float">
            <text:p>0.8</text:p>
          </table:table-cell>
          <table:table-cell table:formula="of:=OFFSET([.$G$5]; 9*(ROW()-ROW([.$I$2]));0)" office:value-type="float" office:value="0" calcext:value-type="float">
            <text:p>0</text:p>
          </table:table-cell>
          <table:table-cell table:formula="of:=OFFSET([.$B$10]; 9*(ROW()-ROW([.$I$2]));0)" office:value-type="float" office:value="0.927995494919" calcext:value-type="float">
            <text:p>0.92799549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7" calcext:value-type="float">
            <text:p>0.7</text:p>
          </table:table-cell>
          <table:table-cell table:formula="of:=OFFSET([.$B$10]; 9*(ROW()-ROW([.$I$2]));0)" office:value-type="float" office:value="0.91419349134" calcext:value-type="float">
            <text:p>0.9141934913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6" calcext:value-type="float">
            <text:p>0.6</text:p>
          </table:table-cell>
          <table:table-cell table:formula="of:=OFFSET([.$B$10]; 9*(ROW()-ROW([.$I$2]));0)" office:value-type="float" office:value="0.916121421248" calcext:value-type="float">
            <text:p>0.91612142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5" calcext:value-type="float">
            <text:p>0.5</text:p>
          </table:table-cell>
          <table:table-cell table:formula="of:=OFFSET([.$B$10]; 9*(ROW()-ROW([.$I$2]));0)" office:value-type="float" office:value="0.918049351156" calcext:value-type="float">
            <text:p>0.91804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0.4" calcext:value-type="float">
            <text:p>0.4</text:p>
          </table:table-cell>
          <table:table-cell table:formula="of:=OFFSET([.$B$10]; 9*(ROW()-ROW([.$I$2]));0)" office:value-type="float" office:value="0.919977281063" calcext:value-type="float">
            <text:p>0.91997728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.4" calcext:value-type="float">
            <text:p>0.4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1905210971" calcext:value-type="float">
            <text:p>0.9219052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112974015" calcext:value-type="float">
            <text:p>0.915112974</text:p>
          </table:table-cell>
          <table:table-cell table:number-columns-repeated="6"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.5" calcext:value-type="float">
            <text:p>0.5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3833140879" calcext:value-type="float">
            <text:p>0.92383314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.6" calcext:value-type="float">
            <text:p>0.6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5761070786" calcext:value-type="float">
            <text:p>0.92576107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.3" calcext:value-type="float">
            <text:p>0.3</text:p>
          </table:table-cell>
          <table:table-cell table:formula="of:=OFFSET([.$D$4]; 9*(ROW()-ROW([.$I$2]));0)" office:value-type="float" office:value="0.7" calcext:value-type="float">
            <text:p>0.7</text:p>
          </table:table-cell>
          <table:table-cell table:style-name="ce4" table:formula="of:=OFFSET([.$G$5]; 9*(ROW()-ROW([.$I$2]));0)" office:value-type="float" office:value="-1.11022302463E-016" calcext:value-type="float">
            <text:p>-1.11E-16</text:p>
          </table:table-cell>
          <table:table-cell table:formula="of:=OFFSET([.$B$10]; 9*(ROW()-ROW([.$I$2]));0)" office:value-type="float" office:value="0.927689000694" calcext:value-type="float">
            <text:p>0.9276890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4"/>
          <table:table-cell table:formula="of:=OFFSET([.$D$3]; 9*(ROW()-ROW([.$I$2]));0)" office:value-type="float" office:value="0.4" calcext:value-type="float">
            <text:p>0.4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6" calcext:value-type="float">
            <text:p>0.6</text:p>
          </table:table-cell>
          <table:table-cell table:formula="of:=OFFSET([.$B$10]; 9*(ROW()-ROW([.$I$2]));0)" office:value-type="float" office:value="0.915814927023" calcext:value-type="float">
            <text:p>0.9158149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table:formula="of:=OFFSET([.$D$3]; 9*(ROW()-ROW([.$I$2]));0)" office:value-type="float" office:value="0.4" calcext:value-type="float">
            <text:p>0.4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5" calcext:value-type="float">
            <text:p>0.5</text:p>
          </table:table-cell>
          <table:table-cell table:formula="of:=OFFSET([.$B$10]; 9*(ROW()-ROW([.$I$2]));0)" office:value-type="float" office:value="0.917742856931" calcext:value-type="float">
            <text:p>0.9177428569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OFFSET([.$D$3]; 9*(ROW()-ROW([.$I$2]));0)" office:value-type="float" office:value="0.4" calcext:value-type="float">
            <text:p>0.4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4" calcext:value-type="float">
            <text:p>0.4</text:p>
          </table:table-cell>
          <table:table-cell table:formula="of:=OFFSET([.$B$10]; 9*(ROW()-ROW([.$I$2]));0)" office:value-type="float" office:value="0.919670786839" calcext:value-type="float">
            <text:p>0.91967078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0.4" calcext:value-type="float">
            <text:p>0.4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1598716746" calcext:value-type="float">
            <text:p>0.92159871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0.4" calcext:value-type="float">
            <text:p>0.4</text:p>
          </table:table-cell>
          <table:table-cell table:formula="of:=OFFSET([.$D$4]; 9*(ROW()-ROW([.$I$2]));0)" office:value-type="float" office:value="0.4" calcext:value-type="float">
            <text:p>0.4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3526646654" calcext:value-type="float">
            <text:p>0.92352664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formula="of:=OFFSET([.$D$3]; 9*(ROW()-ROW([.$I$2]));0)" office:value-type="float" office:value="0.4" calcext:value-type="float">
            <text:p>0.4</text:p>
          </table:table-cell>
          <table:table-cell table:formula="of:=OFFSET([.$D$4]; 9*(ROW()-ROW([.$I$2]));0)" office:value-type="float" office:value="0.5" calcext:value-type="float">
            <text:p>0.5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5454576562" calcext:value-type="float">
            <text:p>0.92545457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040903923" calcext:value-type="float">
            <text:p>0.9170409039</text:p>
          </table:table-cell>
          <table:table-cell table:number-columns-repeated="6"/>
          <table:table-cell table:formula="of:=OFFSET([.$D$3]; 9*(ROW()-ROW([.$I$2]));0)" office:value-type="float" office:value="0.4" calcext:value-type="float">
            <text:p>0.4</text:p>
          </table:table-cell>
          <table:table-cell table:formula="of:=OFFSET([.$D$4]; 9*(ROW()-ROW([.$I$2]));0)" office:value-type="float" office:value="0.6" calcext:value-type="float">
            <text:p>0.6</text:p>
          </table:table-cell>
          <table:table-cell table:style-name="ce4" table:formula="of:=OFFSET([.$G$5]; 9*(ROW()-ROW([.$I$2]));0)" office:value-type="float" office:value="-1.11022302463E-016" calcext:value-type="float">
            <text:p>-1.11E-16</text:p>
          </table:table-cell>
          <table:table-cell table:formula="of:=OFFSET([.$B$10]; 9*(ROW()-ROW([.$I$2]));0)" office:value-type="float" office:value="0.927382506469" calcext:value-type="float">
            <text:p>0.92738250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.5" calcext:value-type="float">
            <text:p>0.5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5" calcext:value-type="float">
            <text:p>0.5</text:p>
          </table:table-cell>
          <table:table-cell table:formula="of:=OFFSET([.$B$10]; 9*(ROW()-ROW([.$I$2]));0)" office:value-type="float" office:value="0.917436362706" calcext:value-type="float">
            <text:p>0.91743636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.5" calcext:value-type="float">
            <text:p>0.5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4" calcext:value-type="float">
            <text:p>0.4</text:p>
          </table:table-cell>
          <table:table-cell table:formula="of:=OFFSET([.$B$10]; 9*(ROW()-ROW([.$I$2]));0)" office:value-type="float" office:value="0.919364292614" calcext:value-type="float">
            <text:p>0.9193642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formula="of:=OFFSET([.$D$3]; 9*(ROW()-ROW([.$I$2]));0)" office:value-type="float" office:value="0.5" calcext:value-type="float">
            <text:p>0.5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1292222521" calcext:value-type="float">
            <text:p>0.9212922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formula="of:=OFFSET([.$D$3]; 9*(ROW()-ROW([.$I$2]));0)" office:value-type="float" office:value="0.5" calcext:value-type="float">
            <text:p>0.5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3220152429" calcext:value-type="float">
            <text:p>0.9232201524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OFFSET([.$D$3]; 9*(ROW()-ROW([.$I$2]));0)" office:value-type="float" office:value="0.5" calcext:value-type="float">
            <text:p>0.5</text:p>
          </table:table-cell>
          <table:table-cell table:formula="of:=OFFSET([.$D$4]; 9*(ROW()-ROW([.$I$2]));0)" office:value-type="float" office:value="0.4" calcext:value-type="float">
            <text:p>0.4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5148082337" calcext:value-type="float">
            <text:p>0.92514808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0.5" calcext:value-type="float">
            <text:p>0.5</text:p>
          </table:table-cell>
          <table:table-cell table:formula="of:=OFFSET([.$D$4]; 9*(ROW()-ROW([.$I$2]));0)" office:value-type="float" office:value="0.5" calcext:value-type="float">
            <text:p>0.5</text:p>
          </table:table-cell>
          <table:table-cell table:formula="of:=OFFSET([.$G$5]; 9*(ROW()-ROW([.$I$2]));0)" office:value-type="float" office:value="0" calcext:value-type="float">
            <text:p>0</text:p>
          </table:table-cell>
          <table:table-cell table:formula="of:=OFFSET([.$B$10]; 9*(ROW()-ROW([.$I$2]));0)" office:value-type="float" office:value="0.927076012244" calcext:value-type="float">
            <text:p>0.9270760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0.5" calcext:value-type="float">
            <text:p>0.5</text:p>
          </table:table-cell>
          <table:table-cell table:formula="of:=OFFSET([.$D$4]; 9*(ROW()-ROW([.$I$2]));0)" office:value-type="float" office:value="0.6" calcext:value-type="float">
            <text:p>0.6</text:p>
          </table:table-cell>
          <table:table-cell table:formula="of:=OFFSET([.$G$5]; 9*(ROW()-ROW([.$I$2]));0)" office:value-type="float" office:value="-0.1" calcext:value-type="float">
            <text:p>-0.1</text:p>
          </table:table-cell>
          <table:table-cell table:formula="of:=OFFSET([.$B$10]; 9*(ROW()-ROW([.$I$2]));0)" office:value-type="float" office:value="0.927456310915" calcext:value-type="float">
            <text:p>0.9274563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formula="of:=OFFSET([.$D$3]; 9*(ROW()-ROW([.$I$2]));0)" office:value-type="float" office:value="0.6" calcext:value-type="float">
            <text:p>0.6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4" calcext:value-type="float">
            <text:p>0.4</text:p>
          </table:table-cell>
          <table:table-cell table:formula="of:=OFFSET([.$B$10]; 9*(ROW()-ROW([.$I$2]));0)" office:value-type="float" office:value="0.919057798389" calcext:value-type="float">
            <text:p>0.91905779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968833831" calcext:value-type="float">
            <text:p>0.9189688338</text:p>
          </table:table-cell>
          <table:table-cell table:number-columns-repeated="6"/>
          <table:table-cell table:formula="of:=OFFSET([.$D$3]; 9*(ROW()-ROW([.$I$2]));0)" office:value-type="float" office:value="0.6" calcext:value-type="float">
            <text:p>0.6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0985728296" calcext:value-type="float">
            <text:p>0.92098572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.6" calcext:value-type="float">
            <text:p>0.6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2913658204" calcext:value-type="float">
            <text:p>0.9229136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.6" calcext:value-type="float">
            <text:p>0.6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4841588112" calcext:value-type="float">
            <text:p>0.9248415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/>
          <table:table-cell table:formula="of:=OFFSET([.$D$3]; 9*(ROW()-ROW([.$I$2]));0)" office:value-type="float" office:value="0.6" calcext:value-type="float">
            <text:p>0.6</text:p>
          </table:table-cell>
          <table:table-cell table:formula="of:=OFFSET([.$D$4]; 9*(ROW()-ROW([.$I$2]));0)" office:value-type="float" office:value="0.4" calcext:value-type="float">
            <text:p>0.4</text:p>
          </table:table-cell>
          <table:table-cell table:style-name="ce4" table:formula="of:=OFFSET([.$G$5]; 9*(ROW()-ROW([.$I$2]));0)" office:value-type="float" office:value="-1.11022302463E-016" calcext:value-type="float">
            <text:p>-1.11E-16</text:p>
          </table:table-cell>
          <table:table-cell table:formula="of:=OFFSET([.$B$10]; 9*(ROW()-ROW([.$I$2]));0)" office:value-type="float" office:value="0.926769518019" calcext:value-type="float">
            <text:p>0.9267695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table:formula="of:=OFFSET([.$D$3]; 9*(ROW()-ROW([.$I$2]));0)" office:value-type="float" office:value="0.7" calcext:value-type="float">
            <text:p>0.7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3" calcext:value-type="float">
            <text:p>0.3</text:p>
          </table:table-cell>
          <table:table-cell table:formula="of:=OFFSET([.$B$10]; 9*(ROW()-ROW([.$I$2]));0)" office:value-type="float" office:value="0.920679234071" calcext:value-type="float">
            <text:p>0.9206792341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OFFSET([.$D$3]; 9*(ROW()-ROW([.$I$2]));0)" office:value-type="float" office:value="0.7" calcext:value-type="float">
            <text:p>0.7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2607163979" calcext:value-type="float">
            <text:p>0.9226071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0.7" calcext:value-type="float">
            <text:p>0.7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4535093887" calcext:value-type="float">
            <text:p>0.92453509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0.7" calcext:value-type="float">
            <text:p>0.7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style-name="ce4" table:formula="of:=OFFSET([.$G$5]; 9*(ROW()-ROW([.$I$2]));0)" office:value-type="float" office:value="-1.11022302463E-016" calcext:value-type="float">
            <text:p>-1.11E-16</text:p>
          </table:table-cell>
          <table:table-cell table:formula="of:=OFFSET([.$B$10]; 9*(ROW()-ROW([.$I$2]));0)" office:value-type="float" office:value="0.926463023794" calcext:value-type="float">
            <text:p>0.92646302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formula="of:=OFFSET([.$D$3]; 9*(ROW()-ROW([.$I$2]));0)" office:value-type="float" office:value="0.8" calcext:value-type="float">
            <text:p>0.8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2" calcext:value-type="float">
            <text:p>0.2</text:p>
          </table:table-cell>
          <table:table-cell table:formula="of:=OFFSET([.$B$10]; 9*(ROW()-ROW([.$I$2]));0)" office:value-type="float" office:value="0.922300669754" calcext:value-type="float">
            <text:p>0.92230066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0896763738" calcext:value-type="float">
            <text:p>0.9208967637</text:p>
          </table:table-cell>
          <table:table-cell table:number-columns-repeated="6"/>
          <table:table-cell table:formula="of:=OFFSET([.$D$3]; 9*(ROW()-ROW([.$I$2]));0)" office:value-type="float" office:value="0.8" calcext:value-type="float">
            <text:p>0.8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4228599662" calcext:value-type="float">
            <text:p>0.92422859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formula="of:=OFFSET([.$D$3]; 9*(ROW()-ROW([.$I$2]));0)" office:value-type="float" office:value="0.8" calcext:value-type="float">
            <text:p>0.8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style-name="ce4" table:formula="of:=OFFSET([.$G$5]; 9*(ROW()-ROW([.$I$2]));0)" office:value-type="float" office:value="-5.55111512313E-017" calcext:value-type="float">
            <text:p>-5.55E-17</text:p>
          </table:table-cell>
          <table:table-cell table:formula="of:=OFFSET([.$B$10]; 9*(ROW()-ROW([.$I$2]));0)" office:value-type="float" office:value="0.92615652957" calcext:value-type="float">
            <text:p>0.92615652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formula="of:=OFFSET([.$D$3]; 9*(ROW()-ROW([.$I$2]));0)" office:value-type="float" office:value="0.8" calcext:value-type="float">
            <text:p>0.8</text:p>
          </table:table-cell>
          <table:table-cell table:formula="of:=OFFSET([.$D$4]; 9*(ROW()-ROW([.$I$2]));0)" office:value-type="float" office:value="0.3" calcext:value-type="float">
            <text:p>0.3</text:p>
          </table:table-cell>
          <table:table-cell table:formula="of:=OFFSET([.$G$5]; 9*(ROW()-ROW([.$I$2]));0)" office:value-type="float" office:value="-0.1" calcext:value-type="float">
            <text:p>-0.1</text:p>
          </table:table-cell>
          <table:table-cell table:formula="of:=OFFSET([.$B$10]; 9*(ROW()-ROW([.$I$2]));0)" office:value-type="float" office:value="0.927149285438" calcext:value-type="float">
            <text:p>0.92714928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formula="of:=OFFSET([.$D$3]; 9*(ROW()-ROW([.$I$2]));0)" office:value-type="float" office:value="0.9" calcext:value-type="float">
            <text:p>0.9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.1" calcext:value-type="float">
            <text:p>0.1</text:p>
          </table:table-cell>
          <table:table-cell table:formula="of:=OFFSET([.$B$10]; 9*(ROW()-ROW([.$I$2]));0)" office:value-type="float" office:value="0.923922105437" calcext:value-type="float">
            <text:p>0.92392210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formula="of:=OFFSET([.$D$3]; 9*(ROW()-ROW([.$I$2]));0)" office:value-type="float" office:value="0.9" calcext:value-type="float">
            <text:p>0.9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style-name="ce4" table:formula="of:=OFFSET([.$G$5]; 9*(ROW()-ROW([.$I$2]));0)" office:value-type="float" office:value="-2.77555756156E-017" calcext:value-type="float">
            <text:p>-2.78E-17</text:p>
          </table:table-cell>
          <table:table-cell table:formula="of:=OFFSET([.$B$10]; 9*(ROW()-ROW([.$I$2]));0)" office:value-type="float" office:value="0.925850035345" calcext:value-type="float">
            <text:p>0.9258500353</text:p>
          </table:table-cell>
          <table:table-cell table:number-columns-repeated="12"/>
        </table:table-row>
        <table:table-row table:style-name="ro1">
          <table:table-cell table:number-columns-repeated="8"/>
          <table:table-cell table:formula="of:=OFFSET([.$D$3]; 9*(ROW()-ROW([.$I$2]));0)" office:value-type="float" office:value="0.9" calcext:value-type="float">
            <text:p>0.9</text:p>
          </table:table-cell>
          <table:table-cell table:formula="of:=OFFSET([.$D$4]; 9*(ROW()-ROW([.$I$2]));0)" office:value-type="float" office:value="0.2" calcext:value-type="float">
            <text:p>0.2</text:p>
          </table:table-cell>
          <table:table-cell table:formula="of:=OFFSET([.$G$5]; 9*(ROW()-ROW([.$I$2]));0)" office:value-type="float" office:value="-0.1" calcext:value-type="float">
            <text:p>-0.1</text:p>
          </table:table-cell>
          <table:table-cell table:formula="of:=OFFSET([.$B$10]; 9*(ROW()-ROW([.$I$2]));0)" office:value-type="float" office:value="0.926968198327" calcext:value-type="float">
            <text:p>0.92696819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formula="of:=OFFSET([.$D$3]; 9*(ROW()-ROW([.$I$2]));0)" office:value-type="float" office:value="1" calcext:value-type="float">
            <text:p>1</text:p>
          </table:table-cell>
          <table:table-cell table:formula="of:=OFFSET([.$D$4]; 9*(ROW()-ROW([.$I$2]));0)" office:value-type="float" office:value="0" calcext:value-type="float">
            <text:p>0</text:p>
          </table:table-cell>
          <table:table-cell table:formula="of:=OFFSET([.$G$5]; 9*(ROW()-ROW([.$I$2]));0)" office:value-type="float" office:value="0" calcext:value-type="float">
            <text:p>0</text:p>
          </table:table-cell>
          <table:table-cell table:formula="of:=OFFSET([.$B$10]; 9*(ROW()-ROW([.$I$2]));0)" office:value-type="float" office:value="0.92554354112" calcext:value-type="float">
            <text:p>0.92554354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formula="of:=OFFSET([.$D$3]; 9*(ROW()-ROW([.$I$2]));0)" office:value-type="float" office:value="1" calcext:value-type="float">
            <text:p>1</text:p>
          </table:table-cell>
          <table:table-cell table:formula="of:=OFFSET([.$D$4]; 9*(ROW()-ROW([.$I$2]));0)" office:value-type="float" office:value="0.1" calcext:value-type="float">
            <text:p>0.1</text:p>
          </table:table-cell>
          <table:table-cell table:formula="of:=OFFSET([.$G$5]; 9*(ROW()-ROW([.$I$2]));0)" office:value-type="float" office:value="-0.1" calcext:value-type="float">
            <text:p>-0.1</text:p>
          </table:table-cell>
          <table:table-cell table:formula="of:=OFFSET([.$B$10]; 9*(ROW()-ROW([.$I$2]));0)" office:value-type="float" office:value="0.92676594207" calcext:value-type="float">
            <text:p>0.92676594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2824693646" calcext:value-type="float">
            <text:p>0.922824693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4752623554" calcext:value-type="float">
            <text:p>0.924752623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680553461" calcext:value-type="float">
            <text:p>0.926680553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0950619975" calcext:value-type="float">
            <text:p>0.9109506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878549883" calcext:value-type="float">
            <text:p>0.91287854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80647979" calcext:value-type="float">
            <text:p>0.914806479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734409698" calcext:value-type="float">
            <text:p>0.916734409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662339606" calcext:value-type="float">
            <text:p>0.918662339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0590269513" calcext:value-type="float">
            <text:p>0.920590269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2518199421" calcext:value-type="float">
            <text:p>0.922518199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4446129329" calcext:value-type="float">
            <text:p>0.92444612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374059236" calcext:value-type="float">
            <text:p>0.92637405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8301989144" calcext:value-type="float">
            <text:p>0.92830198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2572055658" calcext:value-type="float">
            <text:p>0.91257205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499985565" calcext:value-type="float">
            <text:p>0.914499985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427915473" calcext:value-type="float">
            <text:p>0.91642791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355845381" calcext:value-type="float">
            <text:p>0.91835584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0283775288" calcext:value-type="float">
            <text:p>0.92028377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2211705196" calcext:value-type="float">
            <text:p>0.92221170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4139635104" calcext:value-type="float">
            <text:p>0.924139635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067565011" calcext:value-type="float">
            <text:p>0.92606756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7995494919" calcext:value-type="float">
            <text:p>0.927995494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419349134" calcext:value-type="float">
            <text:p>0.91419349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6121421248" calcext:value-type="float">
            <text:p>0.91612142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8049351156" calcext:value-type="float">
            <text:p>0.91804935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9977281063" calcext:value-type="float">
            <text:p>0.91997728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1905210971" calcext:value-type="float">
            <text:p>0.9219052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3833140879" calcext:value-type="float">
            <text:p>0.92383314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5761070786" calcext:value-type="float">
            <text:p>0.925761070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style-name="ce3" office:value-type="float" office:value="-1.11022302463E-016" calcext:value-type="float">
            <text:p>-1.11E-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7689000694" calcext:value-type="float">
            <text:p>0.927689000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5814927023" calcext:value-type="float">
            <text:p>0.91581492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742856931" calcext:value-type="float">
            <text:p>0.917742856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9670786839" calcext:value-type="float">
            <text:p>0.91967078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1598716746" calcext:value-type="float">
            <text:p>0.92159871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3526646654" calcext:value-type="float">
            <text:p>0.923526646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5454576562" calcext:value-type="float">
            <text:p>0.925454576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style-name="ce3" office:value-type="float" office:value="-1.11022302463E-016" calcext:value-type="float">
            <text:p>-1.11E-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7382506469" calcext:value-type="float">
            <text:p>0.927382506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7436362706" calcext:value-type="float">
            <text:p>0.9174363627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9364292614" calcext:value-type="float">
            <text:p>0.9193642926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1292222521" calcext:value-type="float">
            <text:p>0.9212922225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3220152429" calcext:value-type="float">
            <text:p>0.9232201524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5148082337" calcext:value-type="float">
            <text:p>0.9251480823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7076012244" calcext:value-type="float">
            <text:p>0.9270760122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7456310915" calcext:value-type="float">
            <text:p>0.9274563109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19057798389" calcext:value-type="float">
            <text:p>0.9190577984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0985728296" calcext:value-type="float">
            <text:p>0.9209857283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2913658204" calcext:value-type="float">
            <text:p>0.9229136582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4841588112" calcext:value-type="float">
            <text:p>0.9248415881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style-name="ce3" office:value-type="float" office:value="-1.11022302463E-016" calcext:value-type="float">
            <text:p>-1.11E-16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769518019" calcext:value-type="float">
            <text:p>0.926769518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0679234071" calcext:value-type="float">
            <text:p>0.9206792341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2607163979" calcext:value-type="float">
            <text:p>0.922607164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4535093887" calcext:value-type="float">
            <text:p>0.9245350939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style-name="ce3" office:value-type="float" office:value="-1.11022302463E-016" calcext:value-type="float">
            <text:p>-1.11E-16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463023794" calcext:value-type="float">
            <text:p>0.9264630238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2300669754" calcext:value-type="float">
            <text:p>0.9223006698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4228599662" calcext:value-type="float">
            <text:p>0.9242285997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style-name="ce3" office:value-type="float" office:value="-5.55111512313E-017" calcext:value-type="float">
            <text:p>-5.55E-17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15652957" calcext:value-type="float">
            <text:p>0.9261565296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7149285438" calcext:value-type="float">
            <text:p>0.9271492854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3922105437" calcext:value-type="float">
            <text:p>0.9239221054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table:style-name="ce3" office:value-type="float" office:value="-2.77555756156E-017" calcext:value-type="float">
            <text:p>-2.78E-17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5850035345" calcext:value-type="float">
            <text:p>0.9258500353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968198327" calcext:value-type="float">
            <text:p>0.9269681983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round,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params</text:p>
          </table:table-cell>
          <table:table-cell table:number-columns-repeated="3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LogReg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anFor</text:p>
          </table:table-cell>
          <table:table-cell office:value-type="string" calcext:value-type="string">
            <text:p>weight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SVC</text:p>
          </table:table-cell>
          <table:table-cell table:number-columns-repeated="3"/>
          <table:table-cell office:value-type="string" calcext:value-type="string">
            <text:p>weight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curacy,</text:p>
          </table:table-cell>
          <table:table-cell office:value-type="float" office:value="0.92554354112" calcext:value-type="float">
            <text:p>0.9255435411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,</text:p>
          </table:table-cell>
          <table:table-cell office:value-type="float" office:value="0.928608483369" calcext:value-type="float">
            <text:p>0.9286084834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,</text:p>
          </table:table-cell>
          <table:table-cell office:value-type="float" office:value="0.909329184292" calcext:value-type="float">
            <text:p>0.9093291843</text:p>
          </table:table-cell>
          <table:table-cell table:number-columns-repeated="4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ccuracy,</text:p>
          </table:table-cell>
          <table:table-cell office:value-type="float" office:value="0.92676594207" calcext:value-type="float">
            <text:p>0.9267659421</text:p>
          </table:table-cell>
          <table:table-cell table:number-columns-repeated="6"/>
          <table:table-cell table:style-name="Default" table:number-columns-repeated="3"/>
          <table:table-cell table:number-columns-repeated="13"/>
        </table:table-row>
        <calcext:conditional-formats>
          <calcext:conditional-format calcext:target-range-address="Sheet2.N3:Sheet2.X12 Sheet2.N2:Sheet2.W1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2.X2:Sheet2.X2">
            <calcext:color-scale>
              <calcext:color-scale-entry calcext:value="0" calcext:type="minimum" calcext:color="#ff0000"/>
              <calcext:color-scale-entry calcext:value="50" calcext:type="percentile" calcext:color="#ffffff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23:57:34.271458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3:50:25.486253722</meta:creation-date>
    <dc:date>2016-05-06T01:12:18.765377154</dc:date>
    <meta:editing-duration>PT1H3M12S</meta:editing-duration>
    <meta:editing-cycles>3</meta:editing-cycles>
    <meta:generator>LibreOffice/5.0.2.2$Linux_x86 LibreOffice_project/00m0$Build-2</meta:generator>
    <meta:document-statistic meta:table-count="2" meta:cell-count="18003" meta:object-count="0"/>
  </office:meta>
</office:document-meta>
</file>